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3"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9" style:family="paragraph" style:parent-style-name="Standard">
      <style:text-properties fo:language="ru" fo:country="RU" officeooo:paragraph-rsid="3455956e"/>
    </style:style>
    <style:style style:name="P10" style:family="paragraph" style:parent-style-name="Standard">
      <style:text-properties fo:language="ru" fo:country="RU" officeooo:rsid="3467a953" officeooo:paragraph-rsid="3467a953"/>
    </style:style>
    <style:style style:name="P11" style:family="paragraph" style:parent-style-name="Standard">
      <style:text-properties fo:language="ru" fo:country="RU" officeooo:rsid="347a788f" officeooo:paragraph-rsid="347f95b2"/>
    </style:style>
    <style:style style:name="P12" style:family="paragraph" style:parent-style-name="Standard">
      <style:text-properties fo:language="ru" fo:country="RU" officeooo:paragraph-rsid="367317e5"/>
    </style:style>
    <style:style style:name="P13" style:family="paragraph" style:parent-style-name="Standard">
      <style:text-properties style:text-position="0% 100%" fo:language="ru" fo:country="RU" officeooo:rsid="1327ae62" officeooo:paragraph-rsid="24df0cfd"/>
    </style:style>
    <style:style style:name="P14"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127"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192"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193"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194"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195"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196"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197"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198"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199"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200"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201"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202"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203"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204"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205"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206"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207"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208"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209"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210"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211"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212"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213"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214"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215"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216"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217"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218"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219"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220"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221"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222"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223"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224"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225"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226"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227"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228"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229"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230"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231"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232"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233"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234"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235"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236"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237"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238"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239"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240"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241"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242"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243"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244"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245"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246"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247"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248"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249"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250"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251"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252"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253"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254"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255"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256"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257"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258"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259"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260"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261"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262"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263"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264"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265"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266"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267"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268"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269"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270"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271"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272"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273"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274"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275"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276"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277"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278"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279"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280"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281"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282"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283"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284"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285"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286"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287"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288"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289"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290"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291"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292"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293"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294"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295"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296"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297"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298"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299"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300"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301"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302"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303"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304"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305"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306"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307"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308"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309"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310"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311"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312"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313"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314"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315"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316"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317"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318"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319"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320"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321"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322"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323"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324"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325"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326"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327"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328"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329"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330"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331"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332"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333"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334"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335"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336"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337"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338"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339"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340"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341"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342"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343"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344"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345"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346"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347"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348"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349"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350"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351"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352"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353"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354"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355"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356"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357"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358"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359"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360"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361"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362"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363"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364"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365"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366"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367"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368"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369"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370"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371"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372"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373"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374"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375"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376"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377"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378"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379"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380"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381"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382"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383"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384"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385"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386"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387"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388"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389"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390"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391"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392"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393"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394"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395"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396"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397"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398"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399"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400"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401"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402"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403"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404"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405"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406"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407"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408"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409"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410"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411"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412"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413"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414"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415"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416"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417"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418"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419"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420"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421"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422"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423"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424"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425" style:family="paragraph" style:parent-style-name="Standard">
      <style:text-properties style:text-position="0% 100%" style:font-name="Liberation Serif1" fo:language="ru" fo:country="RU" fo:font-style="normal" style:text-underline-style="none" fo:font-weight="normal" officeooo:rsid="3d4cc9bf" officeooo:paragraph-rsid="3d50d91f" style:font-style-asian="normal" style:font-weight-asian="normal" style:font-style-complex="normal" style:font-weight-complex="normal"/>
    </style:style>
    <style:style style:name="P426"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427"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428"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429"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43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43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43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43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43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43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43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43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43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43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44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441"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442"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443"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444"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44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44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44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44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44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45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45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45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45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45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45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45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45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45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45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46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461" style:family="paragraph" style:parent-style-name="Standard">
      <style:paragraph-properties fo:text-align="center" style:justify-single-word="false"/>
      <style:text-properties fo:font-variant="small-caps" fo:language="ru" fo:country="RU" officeooo:rsid="3484f708" officeooo:paragraph-rsid="3484f708"/>
    </style:style>
    <style:style style:name="P462"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463"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464"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465"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466"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46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46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46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47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47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47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47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47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47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47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47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47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47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48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48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48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48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48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48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48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48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48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48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49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49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49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49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49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49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49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49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49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49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50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50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50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50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50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50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50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50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50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50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51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51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51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51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51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51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51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51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51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5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5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5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5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523"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5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52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5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52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52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52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53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53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53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53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53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53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53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53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53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53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54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54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54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54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54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54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54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54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54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54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55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55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55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55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554"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555"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556"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5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5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5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56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566"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T1" style:family="text">
      <style:text-properties fo:font-variant="normal" fo:text-transform="none"/>
    </style:style>
    <style:style style:name="T2" style:family="text">
      <style:text-properties fo:font-variant="normal" fo:text-transform="none" fo:font-style="italic" style:font-style-asian="italic" style:font-style-complex="italic"/>
    </style:style>
    <style:style style:name="T3" style:family="text">
      <style:text-properties fo:font-variant="normal" fo:text-transform="none" fo:font-style="italic" officeooo:rsid="33e57250" style:font-style-asian="italic" style:font-style-complex="italic"/>
    </style:style>
    <style:style style:name="T4" style:family="text">
      <style:text-properties fo:font-variant="normal" fo:text-transform="none" fo:font-style="italic" officeooo:rsid="33fc2b1d" style:font-style-asian="italic" style:font-style-complex="italic"/>
    </style:style>
    <style:style style:name="T5" style:family="text">
      <style:text-properties fo:font-variant="normal" fo:text-transform="none" fo:font-style="italic" officeooo:rsid="340d1652" style:font-style-asian="italic" style:font-style-complex="italic"/>
    </style:style>
    <style:style style:name="T6" style:family="text">
      <style:text-properties fo:font-variant="normal" fo:text-transform="none" fo:font-style="italic" officeooo:rsid="3412c5ed" style:font-style-asian="italic" style:font-style-complex="italic"/>
    </style:style>
    <style:style style:name="T7" style:family="text">
      <style:text-properties fo:font-variant="normal" fo:text-transform="none" fo:font-style="italic" officeooo:rsid="3417a2df" style:font-style-asian="italic" style:font-style-complex="italic"/>
    </style:style>
    <style:style style:name="T8" style:family="text">
      <style:text-properties fo:font-variant="normal" fo:text-transform="none" fo:font-style="italic" officeooo:rsid="3418f1f8" style:font-style-asian="italic" style:font-style-complex="italic"/>
    </style:style>
    <style:style style:name="T9" style:family="text">
      <style:text-properties fo:font-variant="normal" fo:text-transform="none" fo:color="#000000" style:font-name="FreeSerif" fo:font-size="12pt" officeooo:rsid="30249b76" fo:background-color="#ffffff" loext:char-shading-value="0" style:font-size-asian="12pt" style:font-size-complex="12pt"/>
    </style:style>
    <style:style style:name="T10" style:family="text">
      <style:text-properties fo:font-variant="normal" fo:text-transform="none" fo:color="#000000" style:font-name="FreeSerif" fo:font-size="12pt" officeooo:rsid="30439ac6" fo:background-color="#ffffff" loext:char-shading-value="0" style:font-size-asian="12pt" style:font-size-complex="12pt"/>
    </style:style>
    <style:style style:name="T11" style:family="text">
      <style:text-properties fo:font-variant="normal" fo:text-transform="none" fo:color="#000000" style:font-name="FreeSerif" fo:font-size="12pt" officeooo:rsid="3382db1d" fo:background-color="#ffffff" loext:char-shading-value="0" style:font-size-asian="12pt" style:font-size-complex="12pt"/>
    </style:style>
    <style:style style:name="T12" style:family="text">
      <style:text-properties fo:font-variant="normal" fo:text-transform="none" fo:color="#000000" style:font-name="FreeSerif" fo:font-size="12pt" officeooo:rsid="3ec37b17" fo:background-color="#ffffff" loext:char-shading-value="0" style:font-size-asian="12pt" style:font-size-complex="12pt"/>
    </style:style>
    <style:style style:name="T13"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14" style:family="text">
      <style:text-properties fo:font-variant="normal" fo:text-transform="none" officeooo:rsid="33e46654"/>
    </style:style>
    <style:style style:name="T15" style:family="text">
      <style:text-properties fo:font-variant="normal" fo:text-transform="none" officeooo:rsid="33e57250"/>
    </style:style>
    <style:style style:name="T16" style:family="text">
      <style:text-properties fo:font-variant="normal" fo:text-transform="none" officeooo:rsid="33e64be9"/>
    </style:style>
    <style:style style:name="T17" style:family="text">
      <style:text-properties fo:font-variant="normal" fo:text-transform="none" officeooo:rsid="33e66550"/>
    </style:style>
    <style:style style:name="T18" style:family="text">
      <style:text-properties fo:font-variant="normal" fo:text-transform="none" officeooo:rsid="33e6b238"/>
    </style:style>
    <style:style style:name="T19" style:family="text">
      <style:text-properties fo:font-variant="normal" fo:text-transform="none" officeooo:rsid="33e89aa5"/>
    </style:style>
    <style:style style:name="T20" style:family="text">
      <style:text-properties fo:font-variant="normal" fo:text-transform="none" officeooo:rsid="33e8f181"/>
    </style:style>
    <style:style style:name="T21" style:family="text">
      <style:text-properties fo:font-variant="normal" fo:text-transform="none" officeooo:rsid="33e9ee4b"/>
    </style:style>
    <style:style style:name="T22" style:family="text">
      <style:text-properties fo:font-variant="normal" fo:text-transform="none" officeooo:rsid="33ea9f8f"/>
    </style:style>
    <style:style style:name="T23" style:family="text">
      <style:text-properties fo:font-variant="normal" fo:text-transform="none" officeooo:rsid="33eac0bb"/>
    </style:style>
    <style:style style:name="T24" style:family="text">
      <style:text-properties fo:font-variant="normal" fo:text-transform="none" officeooo:rsid="33ec0e45"/>
    </style:style>
    <style:style style:name="T25" style:family="text">
      <style:text-properties fo:font-variant="normal" fo:text-transform="none" officeooo:rsid="33ec92a6"/>
    </style:style>
    <style:style style:name="T26" style:family="text">
      <style:text-properties fo:font-variant="normal" fo:text-transform="none" officeooo:rsid="33ee5300"/>
    </style:style>
    <style:style style:name="T27" style:family="text">
      <style:text-properties fo:font-variant="normal" fo:text-transform="none" officeooo:rsid="33ef7e52"/>
    </style:style>
    <style:style style:name="T28" style:family="text">
      <style:text-properties fo:font-variant="normal" fo:text-transform="none" officeooo:rsid="33f137a5"/>
    </style:style>
    <style:style style:name="T29" style:family="text">
      <style:text-properties fo:font-variant="normal" fo:text-transform="none" officeooo:rsid="33f2ecb5"/>
    </style:style>
    <style:style style:name="T30" style:family="text">
      <style:text-properties fo:font-variant="normal" fo:text-transform="none" officeooo:rsid="33f3d6f2"/>
    </style:style>
    <style:style style:name="T31" style:family="text">
      <style:text-properties fo:font-variant="normal" fo:text-transform="none" officeooo:rsid="33f4fec5"/>
    </style:style>
    <style:style style:name="T32" style:family="text">
      <style:text-properties fo:font-variant="normal" fo:text-transform="none" officeooo:rsid="33f54858"/>
    </style:style>
    <style:style style:name="T33" style:family="text">
      <style:text-properties fo:font-variant="normal" fo:text-transform="none" officeooo:rsid="33f67ba3"/>
    </style:style>
    <style:style style:name="T34" style:family="text">
      <style:text-properties fo:font-variant="normal" fo:text-transform="none" officeooo:rsid="33f7c1cf"/>
    </style:style>
    <style:style style:name="T35" style:family="text">
      <style:text-properties fo:font-variant="normal" fo:text-transform="none" officeooo:rsid="33f979dc"/>
    </style:style>
    <style:style style:name="T36" style:family="text">
      <style:text-properties fo:font-variant="normal" fo:text-transform="none" officeooo:rsid="33faf3b6"/>
    </style:style>
    <style:style style:name="T37" style:family="text">
      <style:text-properties fo:font-variant="normal" fo:text-transform="none" officeooo:rsid="33fbddeb"/>
    </style:style>
    <style:style style:name="T38" style:family="text">
      <style:text-properties fo:font-variant="normal" fo:text-transform="none" officeooo:rsid="33fc2b1d"/>
    </style:style>
    <style:style style:name="T39" style:family="text">
      <style:text-properties fo:font-variant="normal" fo:text-transform="none" officeooo:rsid="33fc983e"/>
    </style:style>
    <style:style style:name="T40" style:family="text">
      <style:text-properties fo:font-variant="normal" fo:text-transform="none" officeooo:rsid="33fcaa5c"/>
    </style:style>
    <style:style style:name="T41" style:family="text">
      <style:text-properties fo:font-variant="normal" fo:text-transform="none" officeooo:rsid="33fcd908"/>
    </style:style>
    <style:style style:name="T42" style:family="text">
      <style:text-properties fo:font-variant="normal" fo:text-transform="none" officeooo:rsid="33fe46d8"/>
    </style:style>
    <style:style style:name="T43" style:family="text">
      <style:text-properties fo:font-variant="normal" fo:text-transform="none" officeooo:rsid="33fec435"/>
    </style:style>
    <style:style style:name="T44" style:family="text">
      <style:text-properties fo:font-variant="normal" fo:text-transform="none" officeooo:rsid="3400340f"/>
    </style:style>
    <style:style style:name="T45" style:family="text">
      <style:text-properties fo:font-variant="normal" fo:text-transform="none" officeooo:rsid="3401e8c5"/>
    </style:style>
    <style:style style:name="T46" style:family="text">
      <style:text-properties fo:font-variant="normal" fo:text-transform="none" officeooo:rsid="340321ce"/>
    </style:style>
    <style:style style:name="T47" style:family="text">
      <style:text-properties fo:font-variant="normal" fo:text-transform="none" officeooo:rsid="3404ae2e"/>
    </style:style>
    <style:style style:name="T48" style:family="text">
      <style:text-properties fo:font-variant="normal" fo:text-transform="none" officeooo:rsid="3404e0b0"/>
    </style:style>
    <style:style style:name="T49" style:family="text">
      <style:text-properties fo:font-variant="normal" fo:text-transform="none" officeooo:rsid="34062889"/>
    </style:style>
    <style:style style:name="T50" style:family="text">
      <style:text-properties fo:font-variant="normal" fo:text-transform="none" style:font-name="Liberation Serif1" officeooo:rsid="34062889"/>
    </style:style>
    <style:style style:name="T51" style:family="text">
      <style:text-properties fo:font-variant="normal" fo:text-transform="none" style:font-name="Liberation Serif" officeooo:rsid="34062889"/>
    </style:style>
    <style:style style:name="T52" style:family="text">
      <style:text-properties fo:font-variant="normal" fo:text-transform="none" style:text-position="super 58%" style:font-name="Liberation Serif" fo:font-weight="bold" officeooo:rsid="34062889" style:font-weight-asian="bold" style:font-weight-complex="bold"/>
    </style:style>
    <style:style style:name="T53" style:family="text">
      <style:text-properties fo:font-variant="normal" fo:text-transform="none" officeooo:rsid="340667e1"/>
    </style:style>
    <style:style style:name="T54" style:family="text">
      <style:text-properties fo:font-variant="normal" fo:text-transform="none" officeooo:rsid="3407cf17"/>
    </style:style>
    <style:style style:name="T55" style:family="text">
      <style:text-properties fo:font-variant="normal" fo:text-transform="none" officeooo:rsid="340944e0"/>
    </style:style>
    <style:style style:name="T56" style:family="text">
      <style:text-properties fo:font-variant="normal" fo:text-transform="none" officeooo:rsid="340ab218"/>
    </style:style>
    <style:style style:name="T57" style:family="text">
      <style:text-properties fo:font-variant="normal" fo:text-transform="none" officeooo:rsid="340b2e78"/>
    </style:style>
    <style:style style:name="T58" style:family="text">
      <style:text-properties fo:font-variant="normal" fo:text-transform="none" officeooo:rsid="1327ae62"/>
    </style:style>
    <style:style style:name="T59" style:family="text">
      <style:text-properties fo:font-variant="normal" fo:text-transform="none" officeooo:rsid="340b2e9d"/>
    </style:style>
    <style:style style:name="T60" style:family="text">
      <style:text-properties fo:font-variant="normal" fo:text-transform="none" officeooo:rsid="340bc983"/>
    </style:style>
    <style:style style:name="T61" style:family="text">
      <style:text-properties fo:font-variant="normal" fo:text-transform="none" officeooo:rsid="340bee58"/>
    </style:style>
    <style:style style:name="T62" style:family="text">
      <style:text-properties fo:font-variant="normal" fo:text-transform="none" officeooo:rsid="340d1652"/>
    </style:style>
    <style:style style:name="T63" style:family="text">
      <style:text-properties fo:font-variant="normal" fo:text-transform="none" officeooo:rsid="340d77d8"/>
    </style:style>
    <style:style style:name="T64" style:family="text">
      <style:text-properties fo:font-variant="normal" fo:text-transform="none" officeooo:rsid="340dd406"/>
    </style:style>
    <style:style style:name="T65" style:family="text">
      <style:text-properties fo:font-variant="normal" fo:text-transform="none" officeooo:rsid="340f6f44"/>
    </style:style>
    <style:style style:name="T66" style:family="text">
      <style:text-properties fo:font-variant="normal" fo:text-transform="none" officeooo:rsid="340fc859"/>
    </style:style>
    <style:style style:name="T67" style:family="text">
      <style:text-properties fo:font-variant="normal" fo:text-transform="none" officeooo:rsid="3410605a"/>
    </style:style>
    <style:style style:name="T68" style:family="text">
      <style:text-properties fo:font-variant="normal" fo:text-transform="none" officeooo:rsid="34121445"/>
    </style:style>
    <style:style style:name="T69" style:family="text">
      <style:text-properties fo:font-variant="normal" fo:text-transform="none" officeooo:rsid="3412c5ed"/>
    </style:style>
    <style:style style:name="T70" style:family="text">
      <style:text-properties fo:font-variant="normal" fo:text-transform="none" officeooo:rsid="3413e20d"/>
    </style:style>
    <style:style style:name="T71" style:family="text">
      <style:text-properties fo:font-variant="normal" fo:text-transform="none" officeooo:rsid="341505a2"/>
    </style:style>
    <style:style style:name="T72" style:family="text">
      <style:text-properties fo:font-variant="normal" fo:text-transform="none" officeooo:rsid="34162bdf"/>
    </style:style>
    <style:style style:name="T73" style:family="text">
      <style:text-properties fo:font-variant="normal" fo:text-transform="none" officeooo:rsid="3416cc5c"/>
    </style:style>
    <style:style style:name="T74" style:family="text">
      <style:text-properties fo:font-variant="normal" fo:text-transform="none" officeooo:rsid="34178201"/>
    </style:style>
    <style:style style:name="T75" style:family="text">
      <style:text-properties fo:font-variant="normal" fo:text-transform="none" officeooo:rsid="34178d88"/>
    </style:style>
    <style:style style:name="T76" style:family="text">
      <style:text-properties fo:font-variant="normal" fo:text-transform="none" officeooo:rsid="3417a2df"/>
    </style:style>
    <style:style style:name="T77" style:family="text">
      <style:text-properties fo:font-variant="normal" fo:text-transform="none" style:text-position="sub 58%" officeooo:rsid="3417a2df"/>
    </style:style>
    <style:style style:name="T78" style:family="text">
      <style:text-properties fo:font-variant="normal" fo:text-transform="none" style:text-position="sub 58%" fo:font-weight="bold" officeooo:rsid="3417a2df" style:font-weight-asian="bold" style:font-weight-complex="bold"/>
    </style:style>
    <style:style style:name="T79" style:family="text">
      <style:text-properties fo:font-variant="normal" fo:text-transform="none" style:text-position="sub 58%" fo:font-weight="bold" officeooo:rsid="3418f1f8" style:font-weight-asian="bold" style:font-weight-complex="bold"/>
    </style:style>
    <style:style style:name="T80" style:family="text">
      <style:text-properties fo:font-variant="normal" fo:text-transform="none" officeooo:rsid="3417de68"/>
    </style:style>
    <style:style style:name="T81" style:family="text">
      <style:text-properties fo:font-variant="normal" fo:text-transform="none" officeooo:rsid="3418f1f8"/>
    </style:style>
    <style:style style:name="T82" style:family="text">
      <style:text-properties fo:font-style="italic" style:font-style-asian="italic" style:font-style-complex="italic"/>
    </style:style>
    <style:style style:name="T83" style:family="text">
      <style:text-properties fo:font-style="italic" officeooo:rsid="0019f43d" style:font-style-asian="italic" style:font-style-complex="italic"/>
    </style:style>
    <style:style style:name="T84" style:family="text">
      <style:text-properties fo:font-style="italic" officeooo:rsid="2ece315b" style:font-style-asian="italic" style:font-style-complex="italic"/>
    </style:style>
    <style:style style:name="T85" style:family="text">
      <style:text-properties fo:font-style="italic" officeooo:rsid="2ee65368" style:font-style-asian="italic" style:font-style-complex="italic"/>
    </style:style>
    <style:style style:name="T86" style:family="text">
      <style:text-properties fo:font-style="italic" officeooo:rsid="2f17286a" style:font-style-asian="italic" style:font-style-complex="italic"/>
    </style:style>
    <style:style style:name="T87" style:family="text">
      <style:text-properties fo:font-style="italic" officeooo:rsid="2f20a7df" style:font-style-asian="italic" style:font-style-complex="italic"/>
    </style:style>
    <style:style style:name="T88" style:family="text">
      <style:text-properties fo:font-style="italic" officeooo:rsid="2f2e9759" style:font-style-asian="italic" style:font-style-complex="italic"/>
    </style:style>
    <style:style style:name="T89" style:family="text">
      <style:text-properties fo:font-style="italic" officeooo:rsid="2f4df12c" style:font-style-asian="italic" style:font-style-complex="italic"/>
    </style:style>
    <style:style style:name="T90" style:family="text">
      <style:text-properties fo:font-style="italic" officeooo:rsid="2f655173" style:font-style-asian="italic" style:font-style-complex="italic"/>
    </style:style>
    <style:style style:name="T91" style:family="text">
      <style:text-properties fo:font-style="italic" officeooo:rsid="2f675bdc" style:font-style-asian="italic" style:font-style-complex="italic"/>
    </style:style>
    <style:style style:name="T92" style:family="text">
      <style:text-properties fo:font-style="italic" officeooo:rsid="2f7d6856" style:font-style-asian="italic" style:font-style-complex="italic"/>
    </style:style>
    <style:style style:name="T93" style:family="text">
      <style:text-properties fo:font-style="italic" officeooo:rsid="2fab119b" style:font-style-asian="italic" style:font-style-complex="italic"/>
    </style:style>
    <style:style style:name="T94" style:family="text">
      <style:text-properties fo:font-style="italic" officeooo:rsid="1327ae62" style:font-style-asian="italic" style:font-style-complex="italic"/>
    </style:style>
    <style:style style:name="T95" style:family="text">
      <style:text-properties fo:font-style="italic" officeooo:rsid="2fd2b4fd" style:font-style-asian="italic" style:font-style-complex="italic"/>
    </style:style>
    <style:style style:name="T96" style:family="text">
      <style:text-properties fo:font-style="italic" officeooo:rsid="30072bf0" style:font-style-asian="italic" style:font-style-complex="italic"/>
    </style:style>
    <style:style style:name="T97" style:family="text">
      <style:text-properties fo:font-style="italic" officeooo:rsid="302f8975" style:font-style-asian="italic" style:font-style-complex="italic"/>
    </style:style>
    <style:style style:name="T98" style:family="text">
      <style:text-properties fo:font-style="italic" officeooo:rsid="3031b22b" style:font-style-asian="italic" style:font-style-complex="italic"/>
    </style:style>
    <style:style style:name="T99" style:family="text">
      <style:text-properties fo:font-style="italic" officeooo:rsid="30439ac6" style:font-style-asian="italic" style:font-style-complex="italic"/>
    </style:style>
    <style:style style:name="T100" style:family="text">
      <style:text-properties fo:font-style="italic" officeooo:rsid="3072b963" style:font-style-asian="italic" style:font-style-complex="italic"/>
    </style:style>
    <style:style style:name="T101" style:family="text">
      <style:text-properties fo:font-style="italic" officeooo:rsid="307c7c8f" style:font-style-asian="italic" style:font-style-complex="italic"/>
    </style:style>
    <style:style style:name="T102" style:family="text">
      <style:text-properties fo:font-style="italic" officeooo:rsid="30cad9d8" style:font-style-asian="italic" style:font-style-complex="italic"/>
    </style:style>
    <style:style style:name="T103" style:family="text">
      <style:text-properties fo:font-style="italic" officeooo:rsid="30d3d43d" style:font-style-asian="italic" style:font-style-complex="italic"/>
    </style:style>
    <style:style style:name="T104" style:family="text">
      <style:text-properties fo:font-style="italic" officeooo:rsid="30f0422a" style:font-style-asian="italic" style:font-style-complex="italic"/>
    </style:style>
    <style:style style:name="T105" style:family="text">
      <style:text-properties fo:font-style="italic" officeooo:rsid="3106b79a" style:font-style-asian="italic" style:font-style-complex="italic"/>
    </style:style>
    <style:style style:name="T106" style:family="text">
      <style:text-properties fo:font-style="italic" officeooo:rsid="311f6413" style:font-style-asian="italic" style:font-style-complex="italic"/>
    </style:style>
    <style:style style:name="T107" style:family="text">
      <style:text-properties fo:font-style="italic" officeooo:rsid="3129ddcc" style:font-style-asian="italic" style:font-style-complex="italic"/>
    </style:style>
    <style:style style:name="T108" style:family="text">
      <style:text-properties fo:font-style="italic" officeooo:rsid="31447959" style:font-style-asian="italic" style:font-style-complex="italic"/>
    </style:style>
    <style:style style:name="T109" style:family="text">
      <style:text-properties fo:font-style="italic" officeooo:rsid="3151a9be" style:font-style-asian="italic" style:font-style-complex="italic"/>
    </style:style>
    <style:style style:name="T110" style:family="text">
      <style:text-properties fo:font-style="italic" officeooo:rsid="318a7cb0" style:font-style-asian="italic" style:font-style-complex="italic"/>
    </style:style>
    <style:style style:name="T111" style:family="text">
      <style:text-properties fo:font-style="italic" officeooo:rsid="318bfce1" style:font-style-asian="italic" style:font-style-complex="italic"/>
    </style:style>
    <style:style style:name="T112" style:family="text">
      <style:text-properties fo:font-style="italic" officeooo:rsid="318f2991" style:font-style-asian="italic" style:font-style-complex="italic"/>
    </style:style>
    <style:style style:name="T113" style:family="text">
      <style:text-properties fo:font-style="italic" officeooo:rsid="319f36fe" style:font-style-asian="italic" style:font-style-complex="italic"/>
    </style:style>
    <style:style style:name="T114" style:family="text">
      <style:text-properties fo:font-style="italic" officeooo:rsid="31af1d90" style:font-style-asian="italic" style:font-style-complex="italic"/>
    </style:style>
    <style:style style:name="T115" style:family="text">
      <style:text-properties fo:font-style="italic" officeooo:rsid="31c62558" style:font-style-asian="italic" style:font-style-complex="italic"/>
    </style:style>
    <style:style style:name="T116" style:family="text">
      <style:text-properties fo:font-style="italic" officeooo:rsid="31f633d9" style:font-style-asian="italic" style:font-style-complex="italic"/>
    </style:style>
    <style:style style:name="T117" style:family="text">
      <style:text-properties fo:font-style="italic" officeooo:rsid="3201acca" style:font-style-asian="italic" style:font-style-complex="italic"/>
    </style:style>
    <style:style style:name="T118" style:family="text">
      <style:text-properties fo:font-style="italic" officeooo:rsid="32392271" style:font-style-asian="italic" style:font-style-complex="italic"/>
    </style:style>
    <style:style style:name="T119" style:family="text">
      <style:text-properties fo:font-style="italic" officeooo:rsid="323f0cb8" style:font-style-asian="italic" style:font-style-complex="italic"/>
    </style:style>
    <style:style style:name="T120" style:family="text">
      <style:text-properties fo:font-style="italic" officeooo:rsid="324012ef" style:font-style-asian="italic" style:font-style-complex="italic"/>
    </style:style>
    <style:style style:name="T121" style:family="text">
      <style:text-properties fo:font-style="italic" officeooo:rsid="326c4d95" style:font-style-asian="italic" style:font-style-complex="italic"/>
    </style:style>
    <style:style style:name="T122" style:family="text">
      <style:text-properties fo:font-style="italic" officeooo:rsid="3290291f" style:font-style-asian="italic" style:font-style-complex="italic"/>
    </style:style>
    <style:style style:name="T123" style:family="text">
      <style:text-properties fo:font-style="italic" officeooo:rsid="330786ce" style:font-style-asian="italic" style:font-style-complex="italic"/>
    </style:style>
    <style:style style:name="T124" style:family="text">
      <style:text-properties fo:font-style="italic" officeooo:rsid="330ce57e" style:font-style-asian="italic" style:font-style-complex="italic"/>
    </style:style>
    <style:style style:name="T125" style:family="text">
      <style:text-properties fo:font-style="italic" officeooo:rsid="33129b45" style:font-style-asian="italic" style:font-style-complex="italic"/>
    </style:style>
    <style:style style:name="T126" style:family="text">
      <style:text-properties fo:font-style="italic" officeooo:rsid="331a6fa5" style:font-style-asian="italic" style:font-style-complex="italic"/>
    </style:style>
    <style:style style:name="T127" style:family="text">
      <style:text-properties fo:font-style="italic" officeooo:rsid="33408d59" style:font-style-asian="italic" style:font-style-complex="italic"/>
    </style:style>
    <style:style style:name="T128" style:family="text">
      <style:text-properties fo:font-style="italic" officeooo:rsid="33447c10" style:font-style-asian="italic" style:font-style-complex="italic"/>
    </style:style>
    <style:style style:name="T129" style:family="text">
      <style:text-properties fo:font-style="italic" officeooo:rsid="334c8210" style:font-style-asian="italic" style:font-style-complex="italic"/>
    </style:style>
    <style:style style:name="T130" style:family="text">
      <style:text-properties fo:font-style="italic" officeooo:rsid="335dd225" style:font-style-asian="italic" style:font-style-complex="italic"/>
    </style:style>
    <style:style style:name="T131" style:family="text">
      <style:text-properties fo:font-style="italic" officeooo:rsid="3377a5ec" style:font-style-asian="italic" style:font-style-complex="italic"/>
    </style:style>
    <style:style style:name="T132" style:family="text">
      <style:text-properties fo:font-style="italic" officeooo:rsid="3382db1d" style:font-style-asian="italic" style:font-style-complex="italic"/>
    </style:style>
    <style:style style:name="T133" style:family="text">
      <style:text-properties fo:font-style="italic" officeooo:rsid="3383b23c" style:font-style-asian="italic" style:font-style-complex="italic"/>
    </style:style>
    <style:style style:name="T134" style:family="text">
      <style:text-properties fo:font-style="italic" officeooo:rsid="338968f3" style:font-style-asian="italic" style:font-style-complex="italic"/>
    </style:style>
    <style:style style:name="T135" style:family="text">
      <style:text-properties fo:font-style="italic" officeooo:rsid="33974b19" style:font-style-asian="italic" style:font-style-complex="italic"/>
    </style:style>
    <style:style style:name="T136" style:family="text">
      <style:text-properties fo:font-style="italic" officeooo:rsid="33c26bdb" style:font-style-asian="italic" style:font-style-complex="italic"/>
    </style:style>
    <style:style style:name="T137" style:family="text">
      <style:text-properties fo:font-style="italic" officeooo:rsid="33c7fec4" style:font-style-asian="italic" style:font-style-complex="italic"/>
    </style:style>
    <style:style style:name="T138" style:family="text">
      <style:text-properties fo:font-style="italic" officeooo:rsid="33d18c0a" style:font-style-asian="italic" style:font-style-complex="italic"/>
    </style:style>
    <style:style style:name="T139" style:family="text">
      <style:text-properties fo:font-style="italic" officeooo:rsid="33d63939" style:font-style-asian="italic" style:font-style-complex="italic"/>
    </style:style>
    <style:style style:name="T140" style:family="text">
      <style:text-properties fo:font-style="italic" officeooo:rsid="341ae5e7" style:font-style-asian="italic" style:font-style-complex="italic"/>
    </style:style>
    <style:style style:name="T141" style:family="text">
      <style:text-properties fo:font-style="italic" officeooo:rsid="343870f3" style:font-style-asian="italic" style:font-style-complex="italic"/>
    </style:style>
    <style:style style:name="T142" style:family="text">
      <style:text-properties fo:font-style="italic" officeooo:rsid="343d8288" style:font-style-asian="italic" style:font-style-complex="italic"/>
    </style:style>
    <style:style style:name="T143" style:family="text">
      <style:text-properties fo:font-style="italic" officeooo:rsid="3443f25f" style:font-style-asian="italic" style:font-style-complex="italic"/>
    </style:style>
    <style:style style:name="T144" style:family="text">
      <style:text-properties fo:font-style="italic" officeooo:rsid="3456efcd" style:font-style-asian="italic" style:font-style-complex="italic"/>
    </style:style>
    <style:style style:name="T145" style:family="text">
      <style:text-properties fo:font-style="italic" officeooo:rsid="345971c2" style:font-style-asian="italic" style:font-style-complex="italic"/>
    </style:style>
    <style:style style:name="T146" style:family="text">
      <style:text-properties fo:font-style="italic" officeooo:rsid="346932a3" style:font-style-asian="italic" style:font-style-complex="italic"/>
    </style:style>
    <style:style style:name="T147" style:family="text">
      <style:text-properties fo:font-style="italic" officeooo:rsid="347bdba4" style:font-style-asian="italic" style:font-style-complex="italic"/>
    </style:style>
    <style:style style:name="T148" style:family="text">
      <style:text-properties fo:font-style="italic" officeooo:rsid="3487c06f" style:font-style-asian="italic" style:font-style-complex="italic"/>
    </style:style>
    <style:style style:name="T149" style:family="text">
      <style:text-properties fo:font-style="italic" officeooo:rsid="348d576b" style:font-style-asian="italic" style:font-style-complex="italic"/>
    </style:style>
    <style:style style:name="T150" style:family="text">
      <style:text-properties fo:font-style="italic" officeooo:rsid="34d49480" style:font-style-asian="italic" style:font-style-complex="italic"/>
    </style:style>
    <style:style style:name="T151" style:family="text">
      <style:text-properties fo:font-style="italic" officeooo:rsid="34da1123" style:font-style-asian="italic" style:font-style-complex="italic"/>
    </style:style>
    <style:style style:name="T152" style:family="text">
      <style:text-properties fo:font-style="italic" officeooo:rsid="34ddf7a3" style:font-style-asian="italic" style:font-style-complex="italic"/>
    </style:style>
    <style:style style:name="T153" style:family="text">
      <style:text-properties fo:font-style="italic" officeooo:rsid="35545717" style:font-style-asian="italic" style:font-style-complex="italic"/>
    </style:style>
    <style:style style:name="T154" style:family="text">
      <style:text-properties fo:font-style="italic" officeooo:rsid="3555f10e" style:font-style-asian="italic" style:font-style-complex="italic"/>
    </style:style>
    <style:style style:name="T155" style:family="text">
      <style:text-properties fo:font-style="italic" officeooo:rsid="35816725" style:font-style-asian="italic" style:font-style-complex="italic"/>
    </style:style>
    <style:style style:name="T156" style:family="text">
      <style:text-properties fo:font-style="italic" officeooo:rsid="358e1e91" style:font-style-asian="italic" style:font-style-complex="italic"/>
    </style:style>
    <style:style style:name="T157" style:family="text">
      <style:text-properties fo:font-style="italic" officeooo:rsid="35925c65" style:font-style-asian="italic" style:font-style-complex="italic"/>
    </style:style>
    <style:style style:name="T158" style:family="text">
      <style:text-properties fo:font-style="italic" officeooo:rsid="359e5369" style:font-style-asian="italic" style:font-style-complex="italic"/>
    </style:style>
    <style:style style:name="T159" style:family="text">
      <style:text-properties fo:font-style="italic" officeooo:rsid="35a254d9" style:font-style-asian="italic" style:font-style-complex="italic"/>
    </style:style>
    <style:style style:name="T160" style:family="text">
      <style:text-properties fo:font-style="italic" officeooo:rsid="35a82164" style:font-style-asian="italic" style:font-style-complex="italic"/>
    </style:style>
    <style:style style:name="T161" style:family="text">
      <style:text-properties fo:font-style="italic" officeooo:rsid="35beb1de" style:font-style-asian="italic" style:font-style-complex="italic"/>
    </style:style>
    <style:style style:name="T162" style:family="text">
      <style:text-properties fo:font-style="italic" officeooo:rsid="35c3f734" style:font-style-asian="italic" style:font-style-complex="italic"/>
    </style:style>
    <style:style style:name="T163" style:family="text">
      <style:text-properties fo:font-style="italic" officeooo:rsid="35c900a2" style:font-style-asian="italic" style:font-style-complex="italic"/>
    </style:style>
    <style:style style:name="T164" style:family="text">
      <style:text-properties fo:font-style="italic" officeooo:rsid="35d48bc3" style:font-style-asian="italic" style:font-style-complex="italic"/>
    </style:style>
    <style:style style:name="T165" style:family="text">
      <style:text-properties fo:font-style="italic" officeooo:rsid="35e26d97" style:font-style-asian="italic" style:font-style-complex="italic"/>
    </style:style>
    <style:style style:name="T166" style:family="text">
      <style:text-properties fo:font-style="italic" officeooo:rsid="35f1e869" style:font-style-asian="italic" style:font-style-complex="italic"/>
    </style:style>
    <style:style style:name="T167" style:family="text">
      <style:text-properties fo:font-style="italic" officeooo:rsid="364e495a" style:font-style-asian="italic" style:font-style-complex="italic"/>
    </style:style>
    <style:style style:name="T168" style:family="text">
      <style:text-properties fo:font-style="italic" officeooo:rsid="365e5f5e" style:font-style-asian="italic" style:font-style-complex="italic"/>
    </style:style>
    <style:style style:name="T169" style:family="text">
      <style:text-properties fo:font-style="italic" officeooo:rsid="36ba6b2c" style:font-style-asian="italic" style:font-style-complex="italic"/>
    </style:style>
    <style:style style:name="T170" style:family="text">
      <style:text-properties fo:font-style="italic" officeooo:rsid="36bc3491" style:font-style-asian="italic" style:font-style-complex="italic"/>
    </style:style>
    <style:style style:name="T171" style:family="text">
      <style:text-properties fo:font-style="italic" officeooo:rsid="36be5211" style:font-style-asian="italic" style:font-style-complex="italic"/>
    </style:style>
    <style:style style:name="T172" style:family="text">
      <style:text-properties fo:font-style="italic" officeooo:rsid="36c209a3" style:font-style-asian="italic" style:font-style-complex="italic"/>
    </style:style>
    <style:style style:name="T173" style:family="text">
      <style:text-properties fo:font-style="italic" officeooo:rsid="36c53c1f" style:font-style-asian="italic" style:font-style-complex="italic"/>
    </style:style>
    <style:style style:name="T174" style:family="text">
      <style:text-properties fo:font-style="italic" officeooo:rsid="36c8b091" style:font-style-asian="italic" style:font-style-complex="italic"/>
    </style:style>
    <style:style style:name="T175" style:family="text">
      <style:text-properties fo:font-style="italic" officeooo:rsid="36cb5def" style:font-style-asian="italic" style:font-style-complex="italic"/>
    </style:style>
    <style:style style:name="T176" style:family="text">
      <style:text-properties fo:font-style="italic" officeooo:rsid="36df6a54" style:font-style-asian="italic" style:font-style-complex="italic"/>
    </style:style>
    <style:style style:name="T177" style:family="text">
      <style:text-properties fo:font-style="italic" officeooo:rsid="36e11dae" style:font-style-asian="italic" style:font-style-complex="italic"/>
    </style:style>
    <style:style style:name="T178" style:family="text">
      <style:text-properties fo:font-style="italic" officeooo:rsid="36efa288" style:font-style-asian="italic" style:font-style-complex="italic"/>
    </style:style>
    <style:style style:name="T179" style:family="text">
      <style:text-properties fo:font-style="italic" officeooo:rsid="3744ba90" style:font-style-asian="italic" style:font-style-complex="italic"/>
    </style:style>
    <style:style style:name="T180" style:family="text">
      <style:text-properties fo:font-style="italic" officeooo:rsid="3757d87d" style:font-style-asian="italic" style:font-style-complex="italic"/>
    </style:style>
    <style:style style:name="T181" style:family="text">
      <style:text-properties fo:font-style="italic" officeooo:rsid="3776c908" style:font-style-asian="italic" style:font-style-complex="italic"/>
    </style:style>
    <style:style style:name="T182" style:family="text">
      <style:text-properties fo:font-style="italic" officeooo:rsid="3777b8d9" style:font-style-asian="italic" style:font-style-complex="italic"/>
    </style:style>
    <style:style style:name="T183" style:family="text">
      <style:text-properties fo:font-style="italic" officeooo:rsid="37e665db" style:font-style-asian="italic" style:font-style-complex="italic"/>
    </style:style>
    <style:style style:name="T184" style:family="text">
      <style:text-properties fo:font-style="italic" officeooo:rsid="3823c3ce" style:font-style-asian="italic" style:font-style-complex="italic"/>
    </style:style>
    <style:style style:name="T185" style:family="text">
      <style:text-properties fo:font-style="italic" officeooo:rsid="3839311e" style:font-style-asian="italic" style:font-style-complex="italic"/>
    </style:style>
    <style:style style:name="T186" style:family="text">
      <style:text-properties fo:font-style="italic" officeooo:rsid="386071e4" style:font-style-asian="italic" style:font-style-complex="italic"/>
    </style:style>
    <style:style style:name="T187" style:family="text">
      <style:text-properties fo:font-style="italic" officeooo:rsid="38851be1" style:font-style-asian="italic" style:font-style-complex="italic"/>
    </style:style>
    <style:style style:name="T188" style:family="text">
      <style:text-properties fo:font-style="italic" officeooo:rsid="39b6acf9" style:font-style-asian="italic" style:font-style-complex="italic"/>
    </style:style>
    <style:style style:name="T189" style:family="text">
      <style:text-properties fo:font-style="italic" officeooo:rsid="3a036fa3" style:font-style-asian="italic" style:font-style-complex="italic"/>
    </style:style>
    <style:style style:name="T190" style:family="text">
      <style:text-properties fo:font-style="italic" officeooo:rsid="3a232a0f" style:font-style-asian="italic" style:font-style-complex="italic"/>
    </style:style>
    <style:style style:name="T191" style:family="text">
      <style:text-properties fo:font-style="italic" officeooo:rsid="3a279f3c" style:font-style-asian="italic" style:font-style-complex="italic"/>
    </style:style>
    <style:style style:name="T192" style:family="text">
      <style:text-properties fo:font-style="italic" officeooo:rsid="3a445edc" style:font-style-asian="italic" style:font-style-complex="italic"/>
    </style:style>
    <style:style style:name="T193" style:family="text">
      <style:text-properties fo:font-style="italic" officeooo:rsid="3a628a69" style:font-style-asian="italic" style:font-style-complex="italic"/>
    </style:style>
    <style:style style:name="T194" style:family="text">
      <style:text-properties fo:font-style="italic" officeooo:rsid="3a628f74" style:font-style-asian="italic" style:font-style-complex="italic"/>
    </style:style>
    <style:style style:name="T195" style:family="text">
      <style:text-properties fo:font-style="italic" officeooo:rsid="3a693caf" style:font-style-asian="italic" style:font-style-complex="italic"/>
    </style:style>
    <style:style style:name="T196" style:family="text">
      <style:text-properties fo:font-style="italic" officeooo:rsid="3a76b26c" style:font-style-asian="italic" style:font-style-complex="italic"/>
    </style:style>
    <style:style style:name="T197" style:family="text">
      <style:text-properties fo:font-style="italic" officeooo:rsid="3a7951e8" style:font-style-asian="italic" style:font-style-complex="italic"/>
    </style:style>
    <style:style style:name="T198" style:family="text">
      <style:text-properties fo:font-style="italic" officeooo:rsid="3a806374" style:font-style-asian="italic" style:font-style-complex="italic"/>
    </style:style>
    <style:style style:name="T199" style:family="text">
      <style:text-properties fo:font-style="italic" officeooo:rsid="3a98ddbe" style:font-style-asian="italic" style:font-style-complex="italic"/>
    </style:style>
    <style:style style:name="T200" style:family="text">
      <style:text-properties fo:font-style="italic" officeooo:rsid="3aaa0d28" style:font-style-asian="italic" style:font-style-complex="italic"/>
    </style:style>
    <style:style style:name="T201" style:family="text">
      <style:text-properties fo:font-style="italic" officeooo:rsid="3ab6944c" style:font-style-asian="italic" style:font-style-complex="italic"/>
    </style:style>
    <style:style style:name="T202" style:family="text">
      <style:text-properties fo:font-style="italic" officeooo:rsid="3acd6c5c" style:font-style-asian="italic" style:font-style-complex="italic"/>
    </style:style>
    <style:style style:name="T203" style:family="text">
      <style:text-properties fo:font-style="italic" officeooo:rsid="3aff4084" style:font-style-asian="italic" style:font-style-complex="italic"/>
    </style:style>
    <style:style style:name="T204" style:family="text">
      <style:text-properties fo:font-style="italic" officeooo:rsid="3b65820d" style:font-style-asian="italic" style:font-style-complex="italic"/>
    </style:style>
    <style:style style:name="T205" style:family="text">
      <style:text-properties fo:font-style="italic" officeooo:rsid="3b7fa2f7" style:font-style-asian="italic" style:font-style-complex="italic"/>
    </style:style>
    <style:style style:name="T206" style:family="text">
      <style:text-properties fo:font-style="italic" officeooo:rsid="3b93ed9f" style:font-style-asian="italic" style:font-style-complex="italic"/>
    </style:style>
    <style:style style:name="T207" style:family="text">
      <style:text-properties fo:font-style="italic" officeooo:rsid="3bac74bd" style:font-style-asian="italic" style:font-style-complex="italic"/>
    </style:style>
    <style:style style:name="T208" style:family="text">
      <style:text-properties fo:font-style="italic" officeooo:rsid="3bacfbaa" style:font-style-asian="italic" style:font-style-complex="italic"/>
    </style:style>
    <style:style style:name="T209" style:family="text">
      <style:text-properties fo:font-style="italic" officeooo:rsid="3bb09dbb" style:font-style-asian="italic" style:font-style-complex="italic"/>
    </style:style>
    <style:style style:name="T210" style:family="text">
      <style:text-properties fo:font-style="italic" officeooo:rsid="3c0b2cc2" style:font-style-asian="italic" style:font-style-complex="italic"/>
    </style:style>
    <style:style style:name="T211" style:family="text">
      <style:text-properties fo:font-style="italic" officeooo:rsid="3c19b556" style:font-style-asian="italic" style:font-style-complex="italic"/>
    </style:style>
    <style:style style:name="T212" style:family="text">
      <style:text-properties fo:font-style="italic" officeooo:rsid="3c4ed2bc" style:font-style-asian="italic" style:font-style-complex="italic"/>
    </style:style>
    <style:style style:name="T213" style:family="text">
      <style:text-properties fo:font-style="italic" officeooo:rsid="3c5968eb" style:font-style-asian="italic" style:font-style-complex="italic"/>
    </style:style>
    <style:style style:name="T214" style:family="text">
      <style:text-properties fo:font-style="italic" officeooo:rsid="3c715a22" style:font-style-asian="italic" style:font-style-complex="italic"/>
    </style:style>
    <style:style style:name="T215" style:family="text">
      <style:text-properties fo:font-style="italic" officeooo:rsid="3c85b222" style:font-style-asian="italic" style:font-style-complex="italic"/>
    </style:style>
    <style:style style:name="T216" style:family="text">
      <style:text-properties fo:font-style="italic" officeooo:rsid="3cd6a508" style:font-style-asian="italic" style:font-style-complex="italic"/>
    </style:style>
    <style:style style:name="T217" style:family="text">
      <style:text-properties fo:font-style="italic" officeooo:rsid="3cdefbbf" style:font-style-asian="italic" style:font-style-complex="italic"/>
    </style:style>
    <style:style style:name="T218" style:family="text">
      <style:text-properties fo:font-style="italic" officeooo:rsid="3cece4c8" style:font-style-asian="italic" style:font-style-complex="italic"/>
    </style:style>
    <style:style style:name="T219" style:family="text">
      <style:text-properties fo:font-style="italic" officeooo:rsid="3d3e5352" style:font-style-asian="italic" style:font-style-complex="italic"/>
    </style:style>
    <style:style style:name="T220" style:family="text">
      <style:text-properties fo:font-style="italic" officeooo:rsid="3d5c78bc" style:font-style-asian="italic" style:font-style-complex="italic"/>
    </style:style>
    <style:style style:name="T221" style:family="text">
      <style:text-properties fo:font-style="italic" officeooo:rsid="3dde4bb0" style:font-style-asian="italic" style:font-style-complex="italic"/>
    </style:style>
    <style:style style:name="T222" style:family="text">
      <style:text-properties fo:font-style="italic" officeooo:rsid="3e04665c" style:font-style-asian="italic" style:font-style-complex="italic"/>
    </style:style>
    <style:style style:name="T223" style:family="text">
      <style:text-properties fo:font-style="italic" officeooo:rsid="3e16a25b" style:font-style-asian="italic" style:font-style-complex="italic"/>
    </style:style>
    <style:style style:name="T224" style:family="text">
      <style:text-properties fo:font-style="italic" officeooo:rsid="3e18fb26" style:font-style-asian="italic" style:font-style-complex="italic"/>
    </style:style>
    <style:style style:name="T225" style:family="text">
      <style:text-properties fo:font-style="italic" officeooo:rsid="3e4c6b68" style:font-style-asian="italic" style:font-style-complex="italic"/>
    </style:style>
    <style:style style:name="T226" style:family="text">
      <style:text-properties fo:font-style="italic" officeooo:rsid="3e634d91" style:font-style-asian="italic" style:font-style-complex="italic"/>
    </style:style>
    <style:style style:name="T227" style:family="text">
      <style:text-properties fo:font-style="italic" officeooo:rsid="3eb71f73" style:font-style-asian="italic" style:font-style-complex="italic"/>
    </style:style>
    <style:style style:name="T228" style:family="text">
      <style:text-properties fo:font-style="italic" officeooo:rsid="3ed2e971" style:font-style-asian="italic" style:font-style-complex="italic"/>
    </style:style>
    <style:style style:name="T229" style:family="text">
      <style:text-properties fo:font-style="italic" officeooo:rsid="3ed38965" style:font-style-asian="italic" style:font-style-complex="italic"/>
    </style:style>
    <style:style style:name="T230" style:family="text">
      <style:text-properties fo:font-style="italic" officeooo:rsid="3ee643e5" style:font-style-asian="italic" style:font-style-complex="italic"/>
    </style:style>
    <style:style style:name="T231" style:family="text">
      <style:text-properties fo:font-style="italic" officeooo:rsid="3f062ac2" style:font-style-asian="italic" style:font-style-complex="italic"/>
    </style:style>
    <style:style style:name="T232" style:family="text">
      <style:text-properties fo:font-style="italic" officeooo:rsid="3f1792c6" style:font-style-asian="italic" style:font-style-complex="italic"/>
    </style:style>
    <style:style style:name="T233" style:family="text">
      <style:text-properties fo:font-style="italic" officeooo:rsid="3f36441a" style:font-style-asian="italic" style:font-style-complex="italic"/>
    </style:style>
    <style:style style:name="T234" style:family="text">
      <style:text-properties fo:font-style="italic" officeooo:rsid="3f5e0d4b" style:font-style-asian="italic" style:font-style-complex="italic"/>
    </style:style>
    <style:style style:name="T235" style:family="text">
      <style:text-properties fo:font-style="italic" officeooo:rsid="3f6f05bb" style:font-style-asian="italic" style:font-style-complex="italic"/>
    </style:style>
    <style:style style:name="T236" style:family="text">
      <style:text-properties fo:font-style="italic" officeooo:rsid="3f73a9d8" style:font-style-asian="italic" style:font-style-complex="italic"/>
    </style:style>
    <style:style style:name="T237" style:family="text">
      <style:text-properties fo:font-style="italic" officeooo:rsid="3fa38191" style:font-style-asian="italic" style:font-style-complex="italic"/>
    </style:style>
    <style:style style:name="T238" style:family="text">
      <style:text-properties fo:font-style="italic" style:text-underline-style="none" officeooo:rsid="3c9dc42e" style:font-style-asian="italic" style:font-style-complex="italic"/>
    </style:style>
    <style:style style:name="T239" style:family="text">
      <style:text-properties fo:font-style="normal" style:font-style-asian="normal" style:font-style-complex="normal"/>
    </style:style>
    <style:style style:name="T240" style:family="text">
      <style:text-properties style:text-position="0% 100%"/>
    </style:style>
    <style:style style:name="T241"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245" style:family="text">
      <style:text-properties style:text-position="0% 100%" fo:font-style="italic" officeooo:rsid="367317e5" style:font-style-asian="italic" style:font-style-complex="italic"/>
    </style:style>
    <style:style style:name="T246" style:family="text">
      <style:text-properties style:text-position="0% 100%" fo:font-style="italic" officeooo:rsid="36922ffc" style:font-style-asian="italic" style:font-style-complex="italic"/>
    </style:style>
    <style:style style:name="T247" style:family="text">
      <style:text-properties style:text-position="0% 100%" fo:font-style="italic" officeooo:rsid="3693ef7c" style:font-style-asian="italic" style:font-style-complex="italic"/>
    </style:style>
    <style:style style:name="T248" style:family="text">
      <style:text-properties style:text-position="0% 100%" fo:font-style="italic" officeooo:rsid="36a4edb3" style:font-style-asian="italic" style:font-style-complex="italic"/>
    </style:style>
    <style:style style:name="T249" style:family="text">
      <style:text-properties style:text-position="0% 100%" fo:font-style="italic" officeooo:rsid="36a580c1" style:font-style-asian="italic" style:font-style-complex="italic"/>
    </style:style>
    <style:style style:name="T250" style:family="text">
      <style:text-properties style:text-position="0% 100%" fo:language="ru" fo:country="RU"/>
    </style:style>
    <style:style style:name="T251" style:family="text">
      <style:text-properties style:text-position="0% 100%" fo:language="ru" fo:country="RU" officeooo:rsid="31675a22"/>
    </style:style>
    <style:style style:name="T252"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253"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254" style:family="text">
      <style:text-properties style:text-position="0% 100%" officeooo:rsid="1327ae62"/>
    </style:style>
    <style:style style:name="T255" style:family="text">
      <style:text-properties style:text-position="0% 100%" officeooo:rsid="3674e250"/>
    </style:style>
    <style:style style:name="T256" style:family="text">
      <style:text-properties style:text-position="0% 100%" officeooo:rsid="3675b426"/>
    </style:style>
    <style:style style:name="T257" style:family="text">
      <style:text-properties style:text-position="0% 100%" officeooo:rsid="3675ef59"/>
    </style:style>
    <style:style style:name="T258" style:family="text">
      <style:text-properties style:text-position="0% 100%" officeooo:rsid="3677ea6d"/>
    </style:style>
    <style:style style:name="T259" style:family="text">
      <style:text-properties style:text-position="0% 100%" officeooo:rsid="367959e1"/>
    </style:style>
    <style:style style:name="T260" style:family="text">
      <style:text-properties style:text-position="0% 100%" officeooo:rsid="367ab140"/>
    </style:style>
    <style:style style:name="T261" style:family="text">
      <style:text-properties style:text-position="0% 100%" officeooo:rsid="367c8ac6"/>
    </style:style>
    <style:style style:name="T262" style:family="text">
      <style:text-properties style:text-position="0% 100%" officeooo:rsid="367e6a04"/>
    </style:style>
    <style:style style:name="T263" style:family="text">
      <style:text-properties style:text-position="0% 100%" officeooo:rsid="36803b8e"/>
    </style:style>
    <style:style style:name="T264" style:family="text">
      <style:text-properties style:text-position="0% 100%" officeooo:rsid="36815707"/>
    </style:style>
    <style:style style:name="T265" style:family="text">
      <style:text-properties style:text-position="0% 100%" officeooo:rsid="3683154d"/>
    </style:style>
    <style:style style:name="T266" style:family="text">
      <style:text-properties style:text-position="0% 100%" officeooo:rsid="36845962"/>
    </style:style>
    <style:style style:name="T267" style:family="text">
      <style:text-properties style:text-position="0% 100%" officeooo:rsid="36854636"/>
    </style:style>
    <style:style style:name="T268" style:family="text">
      <style:text-properties style:text-position="0% 100%" officeooo:rsid="36855ec5"/>
    </style:style>
    <style:style style:name="T269" style:family="text">
      <style:text-properties style:text-position="0% 100%" officeooo:rsid="3686ba10"/>
    </style:style>
    <style:style style:name="T270" style:family="text">
      <style:text-properties style:text-position="0% 100%" officeooo:rsid="36886a0f"/>
    </style:style>
    <style:style style:name="T271" style:family="text">
      <style:text-properties style:text-position="0% 100%" officeooo:rsid="3688a4a3"/>
    </style:style>
    <style:style style:name="T272" style:family="text">
      <style:text-properties style:text-position="0% 100%" officeooo:rsid="3688f881"/>
    </style:style>
    <style:style style:name="T273" style:family="text">
      <style:text-properties style:text-position="0% 100%" officeooo:rsid="368a9145"/>
    </style:style>
    <style:style style:name="T274" style:family="text">
      <style:text-properties style:text-position="0% 100%" officeooo:rsid="368c4dca"/>
    </style:style>
    <style:style style:name="T275" style:family="text">
      <style:text-properties style:text-position="0% 100%" officeooo:rsid="368d4000"/>
    </style:style>
    <style:style style:name="T276" style:family="text">
      <style:text-properties style:text-position="0% 100%" officeooo:rsid="368dbc21"/>
    </style:style>
    <style:style style:name="T277" style:family="text">
      <style:text-properties style:text-position="0% 100%" officeooo:rsid="368f293f"/>
    </style:style>
    <style:style style:name="T278" style:family="text">
      <style:text-properties style:text-position="0% 100%" officeooo:rsid="3690904f"/>
    </style:style>
    <style:style style:name="T279" style:family="text">
      <style:text-properties style:text-position="0% 100%" officeooo:rsid="36914afc"/>
    </style:style>
    <style:style style:name="T280" style:family="text">
      <style:text-properties style:text-position="0% 100%" officeooo:rsid="36922ffc"/>
    </style:style>
    <style:style style:name="T281" style:family="text">
      <style:text-properties style:text-position="0% 100%" officeooo:rsid="3692a64f"/>
    </style:style>
    <style:style style:name="T282" style:family="text">
      <style:text-properties style:text-position="0% 100%" officeooo:rsid="36931d64"/>
    </style:style>
    <style:style style:name="T283" style:family="text">
      <style:text-properties style:text-position="0% 100%" officeooo:rsid="36932de6"/>
    </style:style>
    <style:style style:name="T284" style:family="text">
      <style:text-properties style:text-position="0% 100%" officeooo:rsid="36935832"/>
    </style:style>
    <style:style style:name="T285" style:family="text">
      <style:text-properties style:text-position="0% 100%" officeooo:rsid="3693ef7c"/>
    </style:style>
    <style:style style:name="T286" style:family="text">
      <style:text-properties style:text-position="0% 100%" officeooo:rsid="36955053"/>
    </style:style>
    <style:style style:name="T287" style:family="text">
      <style:text-properties style:text-position="0% 100%" officeooo:rsid="36957e01"/>
    </style:style>
    <style:style style:name="T288" style:family="text">
      <style:text-properties style:text-position="0% 100%" officeooo:rsid="3695cc5a"/>
    </style:style>
    <style:style style:name="T289" style:family="text">
      <style:text-properties style:text-position="0% 100%" officeooo:rsid="36967724"/>
    </style:style>
    <style:style style:name="T290" style:family="text">
      <style:text-properties style:text-position="0% 100%" officeooo:rsid="36977102"/>
    </style:style>
    <style:style style:name="T291" style:family="text">
      <style:text-properties style:text-position="0% 100%" officeooo:rsid="36995388"/>
    </style:style>
    <style:style style:name="T292" style:family="text">
      <style:text-properties style:text-position="0% 100%" officeooo:rsid="369aae96"/>
    </style:style>
    <style:style style:name="T293" style:family="text">
      <style:text-properties style:text-position="0% 100%" officeooo:rsid="367317e5"/>
    </style:style>
    <style:style style:name="T294" style:family="text">
      <style:text-properties style:text-position="0% 100%" officeooo:rsid="369c72b6"/>
    </style:style>
    <style:style style:name="T295" style:family="text">
      <style:text-properties style:text-position="0% 100%" officeooo:rsid="369cfebb"/>
    </style:style>
    <style:style style:name="T296" style:family="text">
      <style:text-properties style:text-position="0% 100%" officeooo:rsid="369deba4"/>
    </style:style>
    <style:style style:name="T297" style:family="text">
      <style:text-properties style:text-position="0% 100%" officeooo:rsid="369f2581"/>
    </style:style>
    <style:style style:name="T298" style:family="text">
      <style:text-properties style:text-position="0% 100%" officeooo:rsid="36a01a69"/>
    </style:style>
    <style:style style:name="T299" style:family="text">
      <style:text-properties style:text-position="0% 100%" officeooo:rsid="36a184c0"/>
    </style:style>
    <style:style style:name="T300" style:family="text">
      <style:text-properties style:text-position="0% 100%" officeooo:rsid="36a1c866"/>
    </style:style>
    <style:style style:name="T301" style:family="text">
      <style:text-properties style:text-position="0% 100%" officeooo:rsid="36a36b0a"/>
    </style:style>
    <style:style style:name="T302" style:family="text">
      <style:text-properties style:text-position="0% 100%" officeooo:rsid="36a4edb3"/>
    </style:style>
    <style:style style:name="T303" style:family="text">
      <style:text-properties style:text-position="0% 100%" officeooo:rsid="0019f43d"/>
    </style:style>
    <style:style style:name="T304" style:family="text">
      <style:text-properties style:text-position="0% 100%" officeooo:rsid="36a5648a"/>
    </style:style>
    <style:style style:name="T305" style:family="text">
      <style:text-properties style:text-position="0% 100%" officeooo:rsid="36a580c1"/>
    </style:style>
    <style:style style:name="T306" style:family="text">
      <style:text-properties style:text-position="0% 100%" officeooo:rsid="36a786d8"/>
    </style:style>
    <style:style style:name="T307" style:family="text">
      <style:text-properties style:text-position="0% 100%" officeooo:rsid="36a85673"/>
    </style:style>
    <style:style style:name="T308" style:family="text">
      <style:text-properties style:text-position="0% 100%" officeooo:rsid="36aa4ecb"/>
    </style:style>
    <style:style style:name="T309" style:family="text">
      <style:text-properties style:text-position="0% 100%" officeooo:rsid="36aa8940"/>
    </style:style>
    <style:style style:name="T310" style:family="text">
      <style:text-properties style:text-position="0% 100%" officeooo:rsid="36ab38a2"/>
    </style:style>
    <style:style style:name="T311" style:family="text">
      <style:text-properties style:text-position="0% 100%" officeooo:rsid="36ac21dd"/>
    </style:style>
    <style:style style:name="T312" style:family="text">
      <style:text-properties style:text-position="0% 100%" officeooo:rsid="36ac66ec"/>
    </style:style>
    <style:style style:name="T313" style:family="text">
      <style:text-properties style:text-position="0% 100%" officeooo:rsid="36ae163b"/>
    </style:style>
    <style:style style:name="T314" style:family="text">
      <style:text-properties style:text-position="0% 100%" officeooo:rsid="36af40cb"/>
    </style:style>
    <style:style style:name="T315" style:family="text">
      <style:text-properties style:text-position="0% 100%" officeooo:rsid="36b1390e"/>
    </style:style>
    <style:style style:name="T316" style:family="text">
      <style:text-properties fo:font-variant="small-caps"/>
    </style:style>
    <style:style style:name="T317" style:family="text">
      <style:text-properties fo:font-variant="small-caps" fo:font-style="italic" style:font-style-asian="italic" style:font-style-complex="italic"/>
    </style:style>
    <style:style style:name="T318" style:family="text">
      <style:text-properties style:text-underline-style="none"/>
    </style:style>
    <style:style style:name="T319" style:family="text">
      <style:text-properties style:text-underline-style="none" officeooo:rsid="3c9d003b"/>
    </style:style>
    <style:style style:name="T320" style:family="text">
      <style:text-properties style:text-underline-style="none" officeooo:rsid="3c9dc42e"/>
    </style:style>
    <style:style style:name="T321" style:family="text">
      <style:text-properties style:text-underline-style="none" officeooo:rsid="3c9e0e3f"/>
    </style:style>
    <style:style style:name="T322" style:family="text">
      <style:text-properties style:text-underline-style="none" officeooo:rsid="3c9f62c3"/>
    </style:style>
    <style:style style:name="T323" style:family="text">
      <style:text-properties officeooo:rsid="0019f43d"/>
    </style:style>
    <style:style style:name="T324" style:family="text">
      <style:text-properties style:font-name="Liberation Serif1"/>
    </style:style>
    <style:style style:name="T325" style:family="text">
      <style:text-properties style:font-name="Liberation Serif1" officeooo:rsid="2feaa7d8"/>
    </style:style>
    <style:style style:name="T326" style:family="text">
      <style:text-properties style:font-name="Liberation Serif1" officeooo:rsid="2ff4eda2"/>
    </style:style>
    <style:style style:name="T327" style:family="text">
      <style:text-properties style:font-name="Liberation Serif1" officeooo:rsid="2ff65981"/>
    </style:style>
    <style:style style:name="T328" style:family="text">
      <style:text-properties style:font-name="Liberation Serif1" officeooo:rsid="2ff6aa2c"/>
    </style:style>
    <style:style style:name="T329" style:family="text">
      <style:text-properties style:font-name="Liberation Serif1" officeooo:rsid="2ff871d0"/>
    </style:style>
    <style:style style:name="T330" style:family="text">
      <style:text-properties style:font-name="Liberation Serif1" officeooo:rsid="2ff8e327"/>
    </style:style>
    <style:style style:name="T331" style:family="text">
      <style:text-properties style:font-name="Liberation Serif1" officeooo:rsid="0019f43d"/>
    </style:style>
    <style:style style:name="T332" style:family="text">
      <style:text-properties style:font-name="Liberation Serif1" officeooo:rsid="2ffa381f"/>
    </style:style>
    <style:style style:name="T333" style:family="text">
      <style:text-properties style:font-name="Liberation Serif1" officeooo:rsid="2ffc0677"/>
    </style:style>
    <style:style style:name="T334" style:family="text">
      <style:text-properties style:font-name="Liberation Serif1" officeooo:rsid="2ffdf7d1"/>
    </style:style>
    <style:style style:name="T335" style:family="text">
      <style:text-properties style:font-name="Liberation Serif1" officeooo:rsid="2fff021b"/>
    </style:style>
    <style:style style:name="T336" style:family="text">
      <style:text-properties style:font-name="Liberation Serif1" officeooo:rsid="2fff8a07"/>
    </style:style>
    <style:style style:name="T337" style:family="text">
      <style:text-properties style:font-name="Liberation Serif1" officeooo:rsid="30011c1b"/>
    </style:style>
    <style:style style:name="T338" style:family="text">
      <style:text-properties style:font-name="Liberation Serif1" officeooo:rsid="300192ed"/>
    </style:style>
    <style:style style:name="T339" style:family="text">
      <style:text-properties style:font-name="Liberation Serif1" officeooo:rsid="3001caf1"/>
    </style:style>
    <style:style style:name="T340" style:family="text">
      <style:text-properties style:font-name="Liberation Serif1" officeooo:rsid="30037d39"/>
    </style:style>
    <style:style style:name="T341" style:family="text">
      <style:text-properties style:font-name="Liberation Serif1" officeooo:rsid="30039e57"/>
    </style:style>
    <style:style style:name="T342" style:family="text">
      <style:text-properties style:font-name="Liberation Serif1" officeooo:rsid="30045bb7"/>
    </style:style>
    <style:style style:name="T343" style:family="text">
      <style:text-properties style:font-name="Liberation Serif1" fo:font-style="italic" officeooo:rsid="30039e57" style:font-style-asian="italic" style:font-style-complex="italic"/>
    </style:style>
    <style:style style:name="T344" style:family="text">
      <style:text-properties style:font-name="Liberation Serif1" fo:font-style="italic" officeooo:rsid="354261da" style:font-style-asian="italic" style:font-style-complex="italic"/>
    </style:style>
    <style:style style:name="T345" style:family="text">
      <style:text-properties style:font-name="Liberation Serif1" fo:font-style="italic" officeooo:rsid="35454348" style:font-style-asian="italic" style:font-style-complex="italic"/>
    </style:style>
    <style:style style:name="T346" style:family="text">
      <style:text-properties style:font-name="Liberation Serif1" officeooo:rsid="316f20bc"/>
    </style:style>
    <style:style style:name="T347" style:family="text">
      <style:text-properties style:font-name="Liberation Serif1" officeooo:rsid="32f33149"/>
    </style:style>
    <style:style style:name="T348" style:family="text">
      <style:text-properties style:font-name="Liberation Serif1" officeooo:rsid="350be67e"/>
    </style:style>
    <style:style style:name="T349" style:family="text">
      <style:text-properties style:font-name="Liberation Serif1" officeooo:rsid="350e530a"/>
    </style:style>
    <style:style style:name="T350" style:family="text">
      <style:text-properties style:font-name="Liberation Serif1" officeooo:rsid="351006f9"/>
    </style:style>
    <style:style style:name="T351" style:family="text">
      <style:text-properties style:font-name="Liberation Serif1" officeooo:rsid="3511c927"/>
    </style:style>
    <style:style style:name="T352" style:family="text">
      <style:text-properties style:font-name="Liberation Serif1" officeooo:rsid="3512730b"/>
    </style:style>
    <style:style style:name="T353" style:family="text">
      <style:text-properties style:font-name="Liberation Serif1" officeooo:rsid="3513a139"/>
    </style:style>
    <style:style style:name="T354" style:family="text">
      <style:text-properties style:font-name="Liberation Serif1" officeooo:rsid="35155d23"/>
    </style:style>
    <style:style style:name="T355" style:family="text">
      <style:text-properties style:font-name="Liberation Serif1" officeooo:rsid="3515658b"/>
    </style:style>
    <style:style style:name="T356" style:family="text">
      <style:text-properties style:font-name="Liberation Serif1" officeooo:rsid="3517429f"/>
    </style:style>
    <style:style style:name="T357" style:family="text">
      <style:text-properties style:font-name="Liberation Serif1" officeooo:rsid="35183ddc"/>
    </style:style>
    <style:style style:name="T358" style:family="text">
      <style:text-properties style:font-name="Liberation Serif1" officeooo:rsid="351a0602"/>
    </style:style>
    <style:style style:name="T359" style:family="text">
      <style:text-properties style:font-name="Liberation Serif1" officeooo:rsid="351a373f"/>
    </style:style>
    <style:style style:name="T360" style:family="text">
      <style:text-properties style:font-name="Liberation Serif1" officeooo:rsid="351c2b64"/>
    </style:style>
    <style:style style:name="T361" style:family="text">
      <style:text-properties style:font-name="Liberation Serif1" officeooo:rsid="351c3b02"/>
    </style:style>
    <style:style style:name="T362" style:family="text">
      <style:text-properties style:font-name="Liberation Serif1" officeooo:rsid="351d8cd9"/>
    </style:style>
    <style:style style:name="T363" style:family="text">
      <style:text-properties style:font-name="Liberation Serif1" officeooo:rsid="351da2e7"/>
    </style:style>
    <style:style style:name="T364" style:family="text">
      <style:text-properties style:font-name="Liberation Serif1" officeooo:rsid="351ef426"/>
    </style:style>
    <style:style style:name="T365" style:family="text">
      <style:text-properties style:font-name="Liberation Serif1" officeooo:rsid="35205ad1"/>
    </style:style>
    <style:style style:name="T366" style:family="text">
      <style:text-properties style:font-name="Liberation Serif1" officeooo:rsid="35211fd1"/>
    </style:style>
    <style:style style:name="T367" style:family="text">
      <style:text-properties style:font-name="Liberation Serif1" officeooo:rsid="3522e941"/>
    </style:style>
    <style:style style:name="T368" style:family="text">
      <style:text-properties style:font-name="Liberation Serif1" officeooo:rsid="35243a7a"/>
    </style:style>
    <style:style style:name="T369" style:family="text">
      <style:text-properties style:font-name="Liberation Serif1" officeooo:rsid="352484cf"/>
    </style:style>
    <style:style style:name="T370" style:family="text">
      <style:text-properties style:font-name="Liberation Serif1" officeooo:rsid="3524f8b1"/>
    </style:style>
    <style:style style:name="T371" style:family="text">
      <style:text-properties style:font-name="Liberation Serif1" officeooo:rsid="3526087f"/>
    </style:style>
    <style:style style:name="T372" style:family="text">
      <style:text-properties style:font-name="Liberation Serif1" officeooo:rsid="35272913"/>
    </style:style>
    <style:style style:name="T373" style:family="text">
      <style:text-properties style:font-name="Liberation Serif1" officeooo:rsid="3528e2c6"/>
    </style:style>
    <style:style style:name="T374" style:family="text">
      <style:text-properties style:font-name="Liberation Serif1" officeooo:rsid="352ba99a"/>
    </style:style>
    <style:style style:name="T375" style:family="text">
      <style:text-properties style:font-name="Liberation Serif1" officeooo:rsid="352d61ca"/>
    </style:style>
    <style:style style:name="T376" style:family="text">
      <style:text-properties style:font-name="Liberation Serif1" officeooo:rsid="352f2de8"/>
    </style:style>
    <style:style style:name="T377" style:family="text">
      <style:text-properties style:font-name="Liberation Serif1" officeooo:rsid="352f88bf"/>
    </style:style>
    <style:style style:name="T378" style:family="text">
      <style:text-properties style:font-name="Liberation Serif1" officeooo:rsid="352fc6af"/>
    </style:style>
    <style:style style:name="T379" style:family="text">
      <style:text-properties style:font-name="Liberation Serif1" officeooo:rsid="353122cb"/>
    </style:style>
    <style:style style:name="T380" style:family="text">
      <style:text-properties style:font-name="Liberation Serif1" officeooo:rsid="353299bd"/>
    </style:style>
    <style:style style:name="T381" style:family="text">
      <style:text-properties style:font-name="Liberation Serif1" officeooo:rsid="3533a6f6"/>
    </style:style>
    <style:style style:name="T382" style:family="text">
      <style:text-properties style:font-name="Liberation Serif1" officeooo:rsid="3534b7f9"/>
    </style:style>
    <style:style style:name="T383" style:family="text">
      <style:text-properties style:font-name="Liberation Serif1" officeooo:rsid="3535bea4"/>
    </style:style>
    <style:style style:name="T384" style:family="text">
      <style:text-properties style:font-name="Liberation Serif1" officeooo:rsid="3535d9d0"/>
    </style:style>
    <style:style style:name="T385" style:family="text">
      <style:text-properties style:font-name="Liberation Serif1" officeooo:rsid="35372670"/>
    </style:style>
    <style:style style:name="T386" style:family="text">
      <style:text-properties style:font-name="Liberation Serif1" officeooo:rsid="3538a29b"/>
    </style:style>
    <style:style style:name="T387" style:family="text">
      <style:text-properties style:font-name="Liberation Serif1" officeooo:rsid="3538abbc"/>
    </style:style>
    <style:style style:name="T388" style:family="text">
      <style:text-properties style:font-name="Liberation Serif1" officeooo:rsid="353a2f3b"/>
    </style:style>
    <style:style style:name="T389" style:family="text">
      <style:text-properties style:font-name="Liberation Serif1" officeooo:rsid="353b2a3c"/>
    </style:style>
    <style:style style:name="T390" style:family="text">
      <style:text-properties style:font-name="Liberation Serif1" officeooo:rsid="353b7344"/>
    </style:style>
    <style:style style:name="T391" style:family="text">
      <style:text-properties style:font-name="Liberation Serif1" officeooo:rsid="353d212b"/>
    </style:style>
    <style:style style:name="T392" style:family="text">
      <style:text-properties style:font-name="Liberation Serif1" officeooo:rsid="353d2cf6"/>
    </style:style>
    <style:style style:name="T393" style:family="text">
      <style:text-properties style:font-name="Liberation Serif1" officeooo:rsid="353eaa73"/>
    </style:style>
    <style:style style:name="T394" style:family="text">
      <style:text-properties style:font-name="Liberation Serif1" officeooo:rsid="353f37b9"/>
    </style:style>
    <style:style style:name="T395" style:family="text">
      <style:text-properties style:font-name="Liberation Serif1" officeooo:rsid="35401e09"/>
    </style:style>
    <style:style style:name="T396" style:family="text">
      <style:text-properties style:font-name="Liberation Serif1" officeooo:rsid="3540d95c"/>
    </style:style>
    <style:style style:name="T397" style:family="text">
      <style:text-properties style:font-name="Liberation Serif1" officeooo:rsid="354261da"/>
    </style:style>
    <style:style style:name="T398" style:family="text">
      <style:text-properties style:font-name="Liberation Serif1" officeooo:rsid="3542a384"/>
    </style:style>
    <style:style style:name="T399" style:family="text">
      <style:text-properties style:font-name="Liberation Serif1" officeooo:rsid="3542a973"/>
    </style:style>
    <style:style style:name="T400" style:family="text">
      <style:text-properties style:font-name="Liberation Serif1" officeooo:rsid="3543ff21"/>
    </style:style>
    <style:style style:name="T401" style:family="text">
      <style:text-properties style:font-name="Liberation Serif1" officeooo:rsid="354527a4"/>
    </style:style>
    <style:style style:name="T402" style:family="text">
      <style:text-properties style:font-name="Liberation Serif1" officeooo:rsid="35454348"/>
    </style:style>
    <style:style style:name="T403" style:family="text">
      <style:text-properties style:font-name="Liberation Serif1" officeooo:rsid="35463571"/>
    </style:style>
    <style:style style:name="T404" style:family="text">
      <style:text-properties style:font-name="Liberation Serif1" officeooo:rsid="35470f65"/>
    </style:style>
    <style:style style:name="T405" style:family="text">
      <style:text-properties style:font-name="Liberation Serif1" officeooo:rsid="35485f53"/>
    </style:style>
    <style:style style:name="T406" style:family="text">
      <style:text-properties style:font-name="Liberation Serif1" officeooo:rsid="354957df"/>
    </style:style>
    <style:style style:name="T407" style:family="text">
      <style:text-properties style:font-name="Liberation Serif1" officeooo:rsid="354a6acf"/>
    </style:style>
    <style:style style:name="T408" style:family="text">
      <style:text-properties style:font-name="Liberation Serif1" officeooo:rsid="354b821b"/>
    </style:style>
    <style:style style:name="T409" style:family="text">
      <style:text-properties style:font-name="Liberation Serif1" officeooo:rsid="354d7aec"/>
    </style:style>
    <style:style style:name="T410" style:family="text">
      <style:text-properties style:font-name="Liberation Serif1" officeooo:rsid="354d99f1"/>
    </style:style>
    <style:style style:name="T411" style:family="text">
      <style:text-properties style:font-name="Liberation Serif1" officeooo:rsid="354ea220"/>
    </style:style>
    <style:style style:name="T412" style:family="text">
      <style:text-properties style:font-name="Liberation Serif1" officeooo:rsid="354eca11"/>
    </style:style>
    <style:style style:name="T413" style:family="text">
      <style:text-properties style:font-name="Liberation Serif1" officeooo:rsid="354fa1d8"/>
    </style:style>
    <style:style style:name="T414" style:family="text">
      <style:text-properties style:font-name="Liberation Serif1" officeooo:rsid="3550703b"/>
    </style:style>
    <style:style style:name="T415" style:family="text">
      <style:text-properties style:font-name="Liberation Serif1" officeooo:rsid="35519fb4"/>
    </style:style>
    <style:style style:name="T416" style:family="text">
      <style:text-properties style:font-name="Liberation Serif1" officeooo:rsid="35522bb2"/>
    </style:style>
    <style:style style:name="T417" style:family="text">
      <style:text-properties style:font-name="Liberation Serif1" officeooo:rsid="35526e06"/>
    </style:style>
    <style:style style:name="T418" style:family="text">
      <style:text-properties style:font-name="Liberation Serif1" officeooo:rsid="35532fa6"/>
    </style:style>
    <style:style style:name="T419" style:family="text">
      <style:text-properties style:font-name="Liberation Serif1" officeooo:rsid="376fc7ea"/>
    </style:style>
    <style:style style:name="T420" style:family="text">
      <style:text-properties style:font-name="Liberation Serif"/>
    </style:style>
    <style:style style:name="T421" style:family="text">
      <style:text-properties style:font-name="Liberation Serif" fo:font-style="italic" style:font-style-asian="italic" style:font-style-complex="italic"/>
    </style:style>
    <style:style style:name="T422" style:family="text">
      <style:text-properties style:font-name="Liberation Serif" fo:font-style="italic" officeooo:rsid="3186b554" style:font-style-asian="italic" style:font-style-complex="italic"/>
    </style:style>
    <style:style style:name="T423" style:family="text">
      <style:text-properties style:font-name="Liberation Serif" fo:font-style="italic" officeooo:rsid="318588b2" style:font-style-asian="italic" style:font-style-complex="italic"/>
    </style:style>
    <style:style style:name="T424" style:family="text">
      <style:text-properties style:font-name="Liberation Serif" fo:font-style="italic" officeooo:rsid="318a5f03" style:font-style-asian="italic" style:font-style-complex="italic"/>
    </style:style>
    <style:style style:name="T425" style:family="text">
      <style:text-properties style:font-name="Liberation Serif" officeooo:rsid="316f20bc"/>
    </style:style>
    <style:style style:name="T426" style:family="text">
      <style:text-properties style:font-name="Liberation Serif" officeooo:rsid="317c7aa5"/>
    </style:style>
    <style:style style:name="T427" style:family="text">
      <style:text-properties style:font-name="Liberation Serif" officeooo:rsid="317cb34c"/>
    </style:style>
    <style:style style:name="T428" style:family="text">
      <style:text-properties style:font-name="Liberation Serif" officeooo:rsid="317e0808"/>
    </style:style>
    <style:style style:name="T429" style:family="text">
      <style:text-properties style:font-name="Liberation Serif" officeooo:rsid="317e2414"/>
    </style:style>
    <style:style style:name="T430" style:family="text">
      <style:text-properties style:font-name="Liberation Serif" officeooo:rsid="318017be"/>
    </style:style>
    <style:style style:name="T431" style:family="text">
      <style:text-properties style:font-name="Liberation Serif" officeooo:rsid="318099d6"/>
    </style:style>
    <style:style style:name="T432" style:family="text">
      <style:text-properties style:font-name="Liberation Serif" officeooo:rsid="318231f3"/>
    </style:style>
    <style:style style:name="T433" style:family="text">
      <style:text-properties style:font-name="Liberation Serif" officeooo:rsid="318283c5"/>
    </style:style>
    <style:style style:name="T434" style:family="text">
      <style:text-properties style:font-name="Liberation Serif" officeooo:rsid="31832861"/>
    </style:style>
    <style:style style:name="T435" style:family="text">
      <style:text-properties style:font-name="Liberation Serif" officeooo:rsid="3184d95b"/>
    </style:style>
    <style:style style:name="T436" style:family="text">
      <style:text-properties style:font-name="Liberation Serif" officeooo:rsid="3184f9cb"/>
    </style:style>
    <style:style style:name="T437" style:family="text">
      <style:text-properties style:font-name="Liberation Serif" officeooo:rsid="318588b2"/>
    </style:style>
    <style:style style:name="T438" style:family="text">
      <style:text-properties style:font-name="Liberation Serif" officeooo:rsid="3186b554"/>
    </style:style>
    <style:style style:name="T439" style:family="text">
      <style:text-properties style:font-name="Liberation Serif" officeooo:rsid="31870f10"/>
    </style:style>
    <style:style style:name="T440" style:family="text">
      <style:text-properties style:font-name="Liberation Serif" officeooo:rsid="3188c9c3"/>
    </style:style>
    <style:style style:name="T441" style:family="text">
      <style:text-properties style:font-name="Liberation Serif" officeooo:rsid="318a5f03"/>
    </style:style>
    <style:style style:name="T442" style:family="text">
      <style:text-properties style:font-name="Liberation Serif" officeooo:rsid="318a7cb0"/>
    </style:style>
    <style:style style:name="T443" style:family="text">
      <style:text-properties style:font-name="Liberation Serif" officeooo:rsid="32f33149"/>
    </style:style>
    <style:style style:name="T444" style:family="text">
      <style:text-properties style:font-name="Liberation Serif" officeooo:rsid="1327ae62"/>
    </style:style>
    <style:style style:name="T445" style:family="text">
      <style:text-properties style:font-name="Liberation Serif" officeooo:rsid="32f48e47"/>
    </style:style>
    <style:style style:name="T446" style:family="text">
      <style:text-properties style:font-name="Liberation Serif" officeooo:rsid="32f4ac87"/>
    </style:style>
    <style:style style:name="T447" style:family="text">
      <style:text-properties style:font-name="Liberation Serif" officeooo:rsid="32f57f7f"/>
    </style:style>
    <style:style style:name="T448" style:family="text">
      <style:text-properties style:font-name="Liberation Serif" officeooo:rsid="32f6fa1c"/>
    </style:style>
    <style:style style:name="T449" style:family="text">
      <style:text-properties style:font-name="Liberation Serif" officeooo:rsid="32f76572"/>
    </style:style>
    <style:style style:name="T450" style:family="text">
      <style:text-properties style:font-name="Liberation Serif" officeooo:rsid="350be67e"/>
    </style:style>
    <style:style style:name="T451" style:family="text">
      <style:text-properties style:font-name="Liberation Serif" officeooo:rsid="350c369b"/>
    </style:style>
    <style:style style:name="T452" style:family="text">
      <style:text-properties style:font-name="Liberation Serif" officeooo:rsid="350cfdef"/>
    </style:style>
    <style:style style:name="T453" style:family="text">
      <style:text-properties officeooo:rsid="2ece315b"/>
    </style:style>
    <style:style style:name="T454" style:family="text">
      <style:text-properties officeooo:rsid="2ed4422f"/>
    </style:style>
    <style:style style:name="T455" style:family="text">
      <style:text-properties officeooo:rsid="2edb93da"/>
    </style:style>
    <style:style style:name="T456" style:family="text">
      <style:text-properties officeooo:rsid="2ede31df"/>
    </style:style>
    <style:style style:name="T457" style:family="text">
      <style:text-properties officeooo:rsid="2ee07229"/>
    </style:style>
    <style:style style:name="T458" style:family="text">
      <style:text-properties officeooo:rsid="2ee48959"/>
    </style:style>
    <style:style style:name="T459" style:family="text">
      <style:text-properties officeooo:rsid="2ee65368"/>
    </style:style>
    <style:style style:name="T460" style:family="text">
      <style:text-properties officeooo:rsid="2ef4a5c7"/>
    </style:style>
    <style:style style:name="T461" style:family="text">
      <style:text-properties officeooo:rsid="2efbc31c"/>
    </style:style>
    <style:style style:name="T462" style:family="text">
      <style:text-properties officeooo:rsid="2efdf0b3"/>
    </style:style>
    <style:style style:name="T463" style:family="text">
      <style:text-properties officeooo:rsid="2f17286a"/>
    </style:style>
    <style:style style:name="T464" style:family="text">
      <style:text-properties officeooo:rsid="2f20a7df"/>
    </style:style>
    <style:style style:name="T465" style:family="text">
      <style:text-properties officeooo:rsid="2f2e9759"/>
    </style:style>
    <style:style style:name="T466" style:family="text">
      <style:text-properties officeooo:rsid="2f4df12c"/>
    </style:style>
    <style:style style:name="T467" style:family="text">
      <style:text-properties officeooo:rsid="2f55c361"/>
    </style:style>
    <style:style style:name="T468" style:family="text">
      <style:text-properties officeooo:rsid="2f5f7db4"/>
    </style:style>
    <style:style style:name="T469" style:family="text">
      <style:text-properties officeooo:rsid="2f6052f7"/>
    </style:style>
    <style:style style:name="T470" style:family="text">
      <style:text-properties officeooo:rsid="2f655173"/>
    </style:style>
    <style:style style:name="T471" style:family="text">
      <style:text-properties officeooo:rsid="2f743381"/>
    </style:style>
    <style:style style:name="T472" style:family="text">
      <style:text-properties officeooo:rsid="2f7d6856"/>
    </style:style>
    <style:style style:name="T473" style:family="text">
      <style:text-properties officeooo:rsid="2f826412"/>
    </style:style>
    <style:style style:name="T474" style:family="text">
      <style:text-properties officeooo:rsid="2fab119b"/>
    </style:style>
    <style:style style:name="T475" style:family="text">
      <style:text-properties officeooo:rsid="1327ae62"/>
    </style:style>
    <style:style style:name="T476" style:family="text">
      <style:text-properties officeooo:rsid="2fc4a9a6"/>
    </style:style>
    <style:style style:name="T477" style:family="text">
      <style:text-properties officeooo:rsid="2fc66ac9"/>
    </style:style>
    <style:style style:name="T478" style:family="text">
      <style:text-properties officeooo:rsid="2fca0d91"/>
    </style:style>
    <style:style style:name="T479" style:family="text">
      <style:text-properties officeooo:rsid="2fcde11f"/>
    </style:style>
    <style:style style:name="T480" style:family="text">
      <style:text-properties officeooo:rsid="2fd2b4fd"/>
    </style:style>
    <style:style style:name="T481" style:family="text">
      <style:text-properties officeooo:rsid="2feaa7d8"/>
    </style:style>
    <style:style style:name="T482" style:family="text">
      <style:text-properties officeooo:rsid="30072bf0"/>
    </style:style>
    <style:style style:name="T483" style:family="text">
      <style:text-properties officeooo:rsid="3020c660"/>
    </style:style>
    <style:style style:name="T484" style:family="text">
      <style:text-properties officeooo:rsid="3023f841"/>
    </style:style>
    <style:style style:name="T485" style:family="text">
      <style:text-properties officeooo:rsid="302408c3"/>
    </style:style>
    <style:style style:name="T486" style:family="text">
      <style:text-properties officeooo:rsid="30249b76"/>
    </style:style>
    <style:style style:name="T487" style:family="text">
      <style:text-properties officeooo:rsid="30285b82"/>
    </style:style>
    <style:style style:name="T488" style:family="text">
      <style:text-properties officeooo:rsid="302f8975"/>
    </style:style>
    <style:style style:name="T489" style:family="text">
      <style:text-properties officeooo:rsid="3030c0ed"/>
    </style:style>
    <style:style style:name="T490" style:family="text">
      <style:text-properties officeooo:rsid="3031b22b"/>
    </style:style>
    <style:style style:name="T491" style:family="text">
      <style:text-properties officeooo:rsid="30339105"/>
    </style:style>
    <style:style style:name="T492" style:family="text">
      <style:text-properties officeooo:rsid="3036ed6b"/>
    </style:style>
    <style:style style:name="T493" style:family="text">
      <style:text-properties officeooo:rsid="303ae54f"/>
    </style:style>
    <style:style style:name="T494" style:family="text">
      <style:text-properties officeooo:rsid="30439ac6"/>
    </style:style>
    <style:style style:name="T495" style:family="text">
      <style:text-properties officeooo:rsid="3072b963"/>
    </style:style>
    <style:style style:name="T496" style:family="text">
      <style:text-properties officeooo:rsid="307c7c8f"/>
    </style:style>
    <style:style style:name="T497" style:family="text">
      <style:text-properties officeooo:rsid="30953e87"/>
    </style:style>
    <style:style style:name="T498" style:family="text">
      <style:text-properties officeooo:rsid="309eca0b"/>
    </style:style>
    <style:style style:name="T499" style:family="text">
      <style:text-properties officeooo:rsid="30aa0277"/>
    </style:style>
    <style:style style:name="T500" style:family="text">
      <style:text-properties officeooo:rsid="30b7a7e8"/>
    </style:style>
    <style:style style:name="T501" style:family="text">
      <style:text-properties officeooo:rsid="30bceeef"/>
    </style:style>
    <style:style style:name="T502" style:family="text">
      <style:text-properties officeooo:rsid="30beb69d"/>
    </style:style>
    <style:style style:name="T503" style:family="text">
      <style:text-properties officeooo:rsid="30cad9d8"/>
    </style:style>
    <style:style style:name="T504" style:family="text">
      <style:text-properties officeooo:rsid="30d3d43d"/>
    </style:style>
    <style:style style:name="T505" style:family="text">
      <style:text-properties officeooo:rsid="30f01da6"/>
    </style:style>
    <style:style style:name="T506" style:family="text">
      <style:text-properties officeooo:rsid="30f0422a"/>
    </style:style>
    <style:style style:name="T507" style:family="text">
      <style:text-properties officeooo:rsid="30f4b763"/>
    </style:style>
    <style:style style:name="T508" style:family="text">
      <style:text-properties officeooo:rsid="30f572f0"/>
    </style:style>
    <style:style style:name="T509" style:family="text">
      <style:text-properties officeooo:rsid="30f9ff2c"/>
    </style:style>
    <style:style style:name="T510" style:family="text">
      <style:text-properties officeooo:rsid="30fcdef0"/>
    </style:style>
    <style:style style:name="T511" style:family="text">
      <style:text-properties officeooo:rsid="30ffe071"/>
    </style:style>
    <style:style style:name="T512" style:family="text">
      <style:text-properties officeooo:rsid="31009a99"/>
    </style:style>
    <style:style style:name="T513" style:family="text">
      <style:text-properties officeooo:rsid="3102dddf"/>
    </style:style>
    <style:style style:name="T514" style:family="text">
      <style:text-properties officeooo:rsid="3103a4a3"/>
    </style:style>
    <style:style style:name="T515" style:family="text">
      <style:text-properties officeooo:rsid="31046aa4"/>
    </style:style>
    <style:style style:name="T516" style:family="text">
      <style:text-properties officeooo:rsid="3106b79a"/>
    </style:style>
    <style:style style:name="T517" style:family="text">
      <style:text-properties officeooo:rsid="311f6413"/>
    </style:style>
    <style:style style:name="T518" style:family="text">
      <style:text-properties officeooo:rsid="3129ddcc"/>
    </style:style>
    <style:style style:name="T519" style:family="text">
      <style:text-properties officeooo:rsid="313b97c7"/>
    </style:style>
    <style:style style:name="T520" style:family="text">
      <style:text-properties officeooo:rsid="313beabb"/>
    </style:style>
    <style:style style:name="T521" style:family="text">
      <style:text-properties officeooo:rsid="313d3cce"/>
    </style:style>
    <style:style style:name="T522" style:family="text">
      <style:text-properties officeooo:rsid="313d7487"/>
    </style:style>
    <style:style style:name="T523" style:family="text">
      <style:text-properties officeooo:rsid="313d8eb0"/>
    </style:style>
    <style:style style:name="T524" style:family="text">
      <style:text-properties officeooo:rsid="31447959"/>
    </style:style>
    <style:style style:name="T525" style:family="text">
      <style:text-properties style:text-line-through-style="none" style:text-line-through-type="none"/>
    </style:style>
    <style:style style:name="T526" style:family="text">
      <style:text-properties style:text-line-through-style="none" style:text-line-through-type="none" officeooo:rsid="31447959"/>
    </style:style>
    <style:style style:name="T527" style:family="text">
      <style:text-properties style:text-line-through-style="none" style:text-line-through-type="none" officeooo:rsid="3157c4bd"/>
    </style:style>
    <style:style style:name="T528" style:family="text">
      <style:text-properties style:text-line-through-style="none" style:text-line-through-type="none" officeooo:rsid="3159695c"/>
    </style:style>
    <style:style style:name="T529" style:family="text">
      <style:text-properties style:text-line-through-style="none" style:text-line-through-type="none" officeooo:rsid="315a9908"/>
    </style:style>
    <style:style style:name="T530" style:family="text">
      <style:text-properties style:text-line-through-style="none" style:text-line-through-type="none" officeooo:rsid="315b8f5c"/>
    </style:style>
    <style:style style:name="T531" style:family="text">
      <style:text-properties style:text-line-through-style="none" style:text-line-through-type="none" officeooo:rsid="315d05ca"/>
    </style:style>
    <style:style style:name="T532" style:family="text">
      <style:text-properties style:text-line-through-style="none" style:text-line-through-type="none" officeooo:rsid="315dabc1"/>
    </style:style>
    <style:style style:name="T533" style:family="text">
      <style:text-properties style:text-line-through-style="none" style:text-line-through-type="none" officeooo:rsid="315e09ac"/>
    </style:style>
    <style:style style:name="T534" style:family="text">
      <style:text-properties style:text-line-through-style="none" style:text-line-through-type="none" officeooo:rsid="315e4188"/>
    </style:style>
    <style:style style:name="T535" style:family="text">
      <style:text-properties style:text-line-through-style="none" style:text-line-through-type="none" officeooo:rsid="315f49b8"/>
    </style:style>
    <style:style style:name="T536" style:family="text">
      <style:text-properties style:text-line-through-style="none" style:text-line-through-type="none" officeooo:rsid="315f4ada"/>
    </style:style>
    <style:style style:name="T537" style:family="text">
      <style:text-properties style:text-line-through-style="none" style:text-line-through-type="none" fo:font-style="italic" officeooo:rsid="315f4ada" style:font-style-asian="italic" style:font-style-complex="italic"/>
    </style:style>
    <style:style style:name="T538" style:family="text">
      <style:text-properties style:text-line-through-style="none" style:text-line-through-type="none" fo:font-style="italic" officeooo:rsid="39606191" style:font-style-asian="italic" style:font-style-complex="italic"/>
    </style:style>
    <style:style style:name="T539" style:family="text">
      <style:text-properties style:text-line-through-style="none" style:text-line-through-type="none" fo:font-style="italic" officeooo:rsid="396b29f0" style:font-style-asian="italic" style:font-style-complex="italic"/>
    </style:style>
    <style:style style:name="T540" style:family="text">
      <style:text-properties style:text-line-through-style="none" style:text-line-through-type="none" officeooo:rsid="315fcaa3"/>
    </style:style>
    <style:style style:name="T541" style:family="text">
      <style:text-properties style:text-line-through-style="none" style:text-line-through-type="none" officeooo:rsid="0019f43d"/>
    </style:style>
    <style:style style:name="T542" style:family="text">
      <style:text-properties style:text-line-through-style="none" style:text-line-through-type="none" officeooo:rsid="316003e1"/>
    </style:style>
    <style:style style:name="T543" style:family="text">
      <style:text-properties style:text-line-through-style="none" style:text-line-through-type="none" officeooo:rsid="31636b73"/>
    </style:style>
    <style:style style:name="T544" style:family="text">
      <style:text-properties style:text-line-through-style="none" style:text-line-through-type="none" officeooo:rsid="3164db0e"/>
    </style:style>
    <style:style style:name="T545" style:family="text">
      <style:text-properties style:text-line-through-style="none" style:text-line-through-type="none" officeooo:rsid="316533d2"/>
    </style:style>
    <style:style style:name="T546" style:family="text">
      <style:text-properties style:text-line-through-style="none" style:text-line-through-type="none" officeooo:rsid="38da85c3"/>
    </style:style>
    <style:style style:name="T547" style:family="text">
      <style:text-properties style:text-line-through-style="none" style:text-line-through-type="none" officeooo:rsid="39058dbf"/>
    </style:style>
    <style:style style:name="T548" style:family="text">
      <style:text-properties style:text-line-through-style="none" style:text-line-through-type="none" officeooo:rsid="3905e592"/>
    </style:style>
    <style:style style:name="T549" style:family="text">
      <style:text-properties style:text-line-through-style="none" style:text-line-through-type="none" officeooo:rsid="39066ea9"/>
    </style:style>
    <style:style style:name="T550" style:family="text">
      <style:text-properties style:text-line-through-style="none" style:text-line-through-type="none" officeooo:rsid="390846bc"/>
    </style:style>
    <style:style style:name="T551" style:family="text">
      <style:text-properties style:text-line-through-style="none" style:text-line-through-type="none" officeooo:rsid="39094a47"/>
    </style:style>
    <style:style style:name="T552" style:family="text">
      <style:text-properties style:text-line-through-style="none" style:text-line-through-type="none" officeooo:rsid="390a6e25"/>
    </style:style>
    <style:style style:name="T553" style:family="text">
      <style:text-properties style:text-line-through-style="none" style:text-line-through-type="none" officeooo:rsid="390b6067"/>
    </style:style>
    <style:style style:name="T554" style:family="text">
      <style:text-properties style:text-line-through-style="none" style:text-line-through-type="none" officeooo:rsid="390cbc71"/>
    </style:style>
    <style:style style:name="T555" style:family="text">
      <style:text-properties style:text-line-through-style="none" style:text-line-through-type="none" officeooo:rsid="390d0a1e"/>
    </style:style>
    <style:style style:name="T556" style:family="text">
      <style:text-properties style:text-line-through-style="none" style:text-line-through-type="none" officeooo:rsid="390e2117"/>
    </style:style>
    <style:style style:name="T557" style:family="text">
      <style:text-properties style:text-line-through-style="none" style:text-line-through-type="none" officeooo:rsid="390ea981"/>
    </style:style>
    <style:style style:name="T558" style:family="text">
      <style:text-properties style:text-line-through-style="none" style:text-line-through-type="none" officeooo:rsid="39106634"/>
    </style:style>
    <style:style style:name="T559" style:family="text">
      <style:text-properties style:text-line-through-style="none" style:text-line-through-type="none" officeooo:rsid="39121339"/>
    </style:style>
    <style:style style:name="T560" style:family="text">
      <style:text-properties style:text-line-through-style="none" style:text-line-through-type="none" officeooo:rsid="39133677"/>
    </style:style>
    <style:style style:name="T561" style:family="text">
      <style:text-properties style:text-line-through-style="none" style:text-line-through-type="none" officeooo:rsid="39150a27"/>
    </style:style>
    <style:style style:name="T562" style:family="text">
      <style:text-properties style:text-line-through-style="none" style:text-line-through-type="none" officeooo:rsid="39162cea"/>
    </style:style>
    <style:style style:name="T563" style:family="text">
      <style:text-properties style:text-line-through-style="none" style:text-line-through-type="none" officeooo:rsid="3917549c"/>
    </style:style>
    <style:style style:name="T564" style:family="text">
      <style:text-properties style:text-line-through-style="none" style:text-line-through-type="none" officeooo:rsid="39191e27"/>
    </style:style>
    <style:style style:name="T565" style:family="text">
      <style:text-properties style:text-line-through-style="none" style:text-line-through-type="none" officeooo:rsid="391abd49"/>
    </style:style>
    <style:style style:name="T566" style:family="text">
      <style:text-properties style:text-line-through-style="none" style:text-line-through-type="none" officeooo:rsid="391ba60f"/>
    </style:style>
    <style:style style:name="T567" style:family="text">
      <style:text-properties style:text-line-through-style="none" style:text-line-through-type="none" officeooo:rsid="391d0300"/>
    </style:style>
    <style:style style:name="T568" style:family="text">
      <style:text-properties style:text-line-through-style="none" style:text-line-through-type="none" officeooo:rsid="391e3cd1"/>
    </style:style>
    <style:style style:name="T569" style:family="text">
      <style:text-properties style:text-line-through-style="none" style:text-line-through-type="none" officeooo:rsid="391f515f"/>
    </style:style>
    <style:style style:name="T570" style:family="text">
      <style:text-properties style:text-line-through-style="none" style:text-line-through-type="none" officeooo:rsid="391f8b34"/>
    </style:style>
    <style:style style:name="T571" style:family="text">
      <style:text-properties style:text-line-through-style="none" style:text-line-through-type="none" officeooo:rsid="3920f449"/>
    </style:style>
    <style:style style:name="T572" style:family="text">
      <style:text-properties style:text-line-through-style="none" style:text-line-through-type="none" officeooo:rsid="3921257f"/>
    </style:style>
    <style:style style:name="T573" style:family="text">
      <style:text-properties style:text-line-through-style="none" style:text-line-through-type="none" officeooo:rsid="3922b787"/>
    </style:style>
    <style:style style:name="T574" style:family="text">
      <style:text-properties style:text-line-through-style="none" style:text-line-through-type="none" officeooo:rsid="392327f7"/>
    </style:style>
    <style:style style:name="T575" style:family="text">
      <style:text-properties style:text-line-through-style="none" style:text-line-through-type="none" officeooo:rsid="392523fb"/>
    </style:style>
    <style:style style:name="T576" style:family="text">
      <style:text-properties style:text-line-through-style="none" style:text-line-through-type="none" officeooo:rsid="39254f6c"/>
    </style:style>
    <style:style style:name="T577" style:family="text">
      <style:text-properties style:text-line-through-style="none" style:text-line-through-type="none" officeooo:rsid="39260585"/>
    </style:style>
    <style:style style:name="T578" style:family="text">
      <style:text-properties style:text-line-through-style="none" style:text-line-through-type="none" officeooo:rsid="3926b18a"/>
    </style:style>
    <style:style style:name="T579" style:family="text">
      <style:text-properties style:text-line-through-style="none" style:text-line-through-type="none" officeooo:rsid="39289813"/>
    </style:style>
    <style:style style:name="T580" style:family="text">
      <style:text-properties style:text-line-through-style="none" style:text-line-through-type="none" officeooo:rsid="39299575"/>
    </style:style>
    <style:style style:name="T581" style:family="text">
      <style:text-properties style:text-line-through-style="none" style:text-line-through-type="none" officeooo:rsid="3929eed7"/>
    </style:style>
    <style:style style:name="T582" style:family="text">
      <style:text-properties style:text-line-through-style="none" style:text-line-through-type="none" officeooo:rsid="392ae17c"/>
    </style:style>
    <style:style style:name="T583" style:family="text">
      <style:text-properties style:text-line-through-style="none" style:text-line-through-type="none" officeooo:rsid="392be7a1"/>
    </style:style>
    <style:style style:name="T584" style:family="text">
      <style:text-properties style:text-line-through-style="none" style:text-line-through-type="none" officeooo:rsid="392ddc21"/>
    </style:style>
    <style:style style:name="T585" style:family="text">
      <style:text-properties style:text-line-through-style="none" style:text-line-through-type="none" officeooo:rsid="392de8b5"/>
    </style:style>
    <style:style style:name="T586" style:family="text">
      <style:text-properties style:text-line-through-style="none" style:text-line-through-type="none" officeooo:rsid="392f902e"/>
    </style:style>
    <style:style style:name="T587" style:family="text">
      <style:text-properties style:text-line-through-style="none" style:text-line-through-type="none" officeooo:rsid="39303467"/>
    </style:style>
    <style:style style:name="T588" style:family="text">
      <style:text-properties style:text-line-through-style="none" style:text-line-through-type="none" officeooo:rsid="3931d79c"/>
    </style:style>
    <style:style style:name="T589" style:family="text">
      <style:text-properties style:text-line-through-style="none" style:text-line-through-type="none" officeooo:rsid="3932930e"/>
    </style:style>
    <style:style style:name="T590" style:family="text">
      <style:text-properties style:text-line-through-style="none" style:text-line-through-type="none" officeooo:rsid="3934e742"/>
    </style:style>
    <style:style style:name="T591" style:family="text">
      <style:text-properties style:text-line-through-style="none" style:text-line-through-type="none" officeooo:rsid="39360a43"/>
    </style:style>
    <style:style style:name="T592" style:family="text">
      <style:text-properties style:text-line-through-style="none" style:text-line-through-type="none" officeooo:rsid="39374a3a"/>
    </style:style>
    <style:style style:name="T593" style:family="text">
      <style:text-properties style:text-line-through-style="none" style:text-line-through-type="none" officeooo:rsid="3938946f"/>
    </style:style>
    <style:style style:name="T594" style:family="text">
      <style:text-properties style:text-line-through-style="none" style:text-line-through-type="none" officeooo:rsid="3938b1bb"/>
    </style:style>
    <style:style style:name="T595" style:family="text">
      <style:text-properties style:text-line-through-style="none" style:text-line-through-type="none" officeooo:rsid="393a9294"/>
    </style:style>
    <style:style style:name="T596" style:family="text">
      <style:text-properties style:text-line-through-style="none" style:text-line-through-type="none" officeooo:rsid="393a9e1f"/>
    </style:style>
    <style:style style:name="T597" style:family="text">
      <style:text-properties style:text-line-through-style="none" style:text-line-through-type="none" officeooo:rsid="393c4b2d"/>
    </style:style>
    <style:style style:name="T598" style:family="text">
      <style:text-properties style:text-line-through-style="none" style:text-line-through-type="none" officeooo:rsid="393e3dc4"/>
    </style:style>
    <style:style style:name="T599" style:family="text">
      <style:text-properties style:text-line-through-style="none" style:text-line-through-type="none" officeooo:rsid="393eba4a"/>
    </style:style>
    <style:style style:name="T600" style:family="text">
      <style:text-properties style:text-line-through-style="none" style:text-line-through-type="none" officeooo:rsid="393f3d55"/>
    </style:style>
    <style:style style:name="T601" style:family="text">
      <style:text-properties style:text-line-through-style="none" style:text-line-through-type="none" officeooo:rsid="393fd04f"/>
    </style:style>
    <style:style style:name="T602" style:family="text">
      <style:text-properties style:text-line-through-style="none" style:text-line-through-type="none" officeooo:rsid="3941b690"/>
    </style:style>
    <style:style style:name="T603" style:family="text">
      <style:text-properties style:text-line-through-style="none" style:text-line-through-type="none" officeooo:rsid="39423d20"/>
    </style:style>
    <style:style style:name="T604" style:family="text">
      <style:text-properties style:text-line-through-style="none" style:text-line-through-type="none" officeooo:rsid="3942d751"/>
    </style:style>
    <style:style style:name="T605" style:family="text">
      <style:text-properties style:text-line-through-style="none" style:text-line-through-type="none" officeooo:rsid="39449ae3"/>
    </style:style>
    <style:style style:name="T606" style:family="text">
      <style:text-properties style:text-line-through-style="none" style:text-line-through-type="none" officeooo:rsid="3945a9c8"/>
    </style:style>
    <style:style style:name="T607" style:family="text">
      <style:text-properties style:text-line-through-style="none" style:text-line-through-type="none" officeooo:rsid="3948d65c"/>
    </style:style>
    <style:style style:name="T608" style:family="text">
      <style:text-properties style:text-line-through-style="none" style:text-line-through-type="none" officeooo:rsid="3949fc4d"/>
    </style:style>
    <style:style style:name="T609" style:family="text">
      <style:text-properties style:text-line-through-style="none" style:text-line-through-type="none" officeooo:rsid="394a132c"/>
    </style:style>
    <style:style style:name="T610" style:family="text">
      <style:text-properties style:text-line-through-style="none" style:text-line-through-type="none" officeooo:rsid="394c0f61"/>
    </style:style>
    <style:style style:name="T611" style:family="text">
      <style:text-properties style:text-line-through-style="none" style:text-line-through-type="none" officeooo:rsid="394cf033"/>
    </style:style>
    <style:style style:name="T612" style:family="text">
      <style:text-properties style:text-line-through-style="none" style:text-line-through-type="none" officeooo:rsid="394d91c2"/>
    </style:style>
    <style:style style:name="T613" style:family="text">
      <style:text-properties style:text-line-through-style="none" style:text-line-through-type="none" officeooo:rsid="394dc23c"/>
    </style:style>
    <style:style style:name="T614" style:family="text">
      <style:text-properties style:text-line-through-style="none" style:text-line-through-type="none" officeooo:rsid="394e3ecb"/>
    </style:style>
    <style:style style:name="T615" style:family="text">
      <style:text-properties style:text-line-through-style="none" style:text-line-through-type="none" officeooo:rsid="395034df"/>
    </style:style>
    <style:style style:name="T616" style:family="text">
      <style:text-properties style:text-line-through-style="none" style:text-line-through-type="none" officeooo:rsid="3950f0a3"/>
    </style:style>
    <style:style style:name="T617" style:family="text">
      <style:text-properties style:text-line-through-style="none" style:text-line-through-type="none" officeooo:rsid="39522eaf"/>
    </style:style>
    <style:style style:name="T618" style:family="text">
      <style:text-properties style:text-line-through-style="none" style:text-line-through-type="none" officeooo:rsid="39541ae2"/>
    </style:style>
    <style:style style:name="T619" style:family="text">
      <style:text-properties style:text-line-through-style="none" style:text-line-through-type="none" officeooo:rsid="3955907e"/>
    </style:style>
    <style:style style:name="T620" style:family="text">
      <style:text-properties style:text-line-through-style="none" style:text-line-through-type="none" officeooo:rsid="3956774c"/>
    </style:style>
    <style:style style:name="T621" style:family="text">
      <style:text-properties style:text-line-through-style="none" style:text-line-through-type="none" officeooo:rsid="395872cf"/>
    </style:style>
    <style:style style:name="T622" style:family="text">
      <style:text-properties style:text-line-through-style="none" style:text-line-through-type="none" officeooo:rsid="395985d8"/>
    </style:style>
    <style:style style:name="T623" style:family="text">
      <style:text-properties style:text-line-through-style="none" style:text-line-through-type="none" officeooo:rsid="395b399b"/>
    </style:style>
    <style:style style:name="T624" style:family="text">
      <style:text-properties style:text-line-through-style="none" style:text-line-through-type="none" officeooo:rsid="395d2953"/>
    </style:style>
    <style:style style:name="T625" style:family="text">
      <style:text-properties style:text-line-through-style="none" style:text-line-through-type="none" officeooo:rsid="395dd94b"/>
    </style:style>
    <style:style style:name="T626" style:family="text">
      <style:text-properties style:text-line-through-style="none" style:text-line-through-type="none" officeooo:rsid="395fc8ac"/>
    </style:style>
    <style:style style:name="T627" style:family="text">
      <style:text-properties style:text-line-through-style="none" style:text-line-through-type="none" officeooo:rsid="39606191"/>
    </style:style>
    <style:style style:name="T628" style:family="text">
      <style:text-properties style:text-line-through-style="none" style:text-line-through-type="none" officeooo:rsid="396198f5"/>
    </style:style>
    <style:style style:name="T629" style:family="text">
      <style:text-properties style:text-line-through-style="none" style:text-line-through-type="none" officeooo:rsid="3962a0e7"/>
    </style:style>
    <style:style style:name="T630" style:family="text">
      <style:text-properties style:text-line-through-style="none" style:text-line-through-type="none" officeooo:rsid="39634830"/>
    </style:style>
    <style:style style:name="T631" style:family="text">
      <style:text-properties style:text-line-through-style="none" style:text-line-through-type="none" officeooo:rsid="39638e51"/>
    </style:style>
    <style:style style:name="T632" style:family="text">
      <style:text-properties style:text-line-through-style="none" style:text-line-through-type="none" officeooo:rsid="3964c6cc"/>
    </style:style>
    <style:style style:name="T633" style:family="text">
      <style:text-properties style:text-line-through-style="none" style:text-line-through-type="none" officeooo:rsid="3964db72"/>
    </style:style>
    <style:style style:name="T634" style:family="text">
      <style:text-properties style:text-line-through-style="none" style:text-line-through-type="none" officeooo:rsid="39664402"/>
    </style:style>
    <style:style style:name="T635" style:family="text">
      <style:text-properties style:text-line-through-style="none" style:text-line-through-type="none" officeooo:rsid="3967c559"/>
    </style:style>
    <style:style style:name="T636" style:family="text">
      <style:text-properties style:text-line-through-style="none" style:text-line-through-type="none" officeooo:rsid="3968f24b"/>
    </style:style>
    <style:style style:name="T637" style:family="text">
      <style:text-properties style:text-line-through-style="none" style:text-line-through-type="none" officeooo:rsid="396965a9"/>
    </style:style>
    <style:style style:name="T638" style:family="text">
      <style:text-properties style:text-line-through-style="none" style:text-line-through-type="none" officeooo:rsid="396b29f0"/>
    </style:style>
    <style:style style:name="T639" style:family="text">
      <style:text-properties officeooo:rsid="31684f58"/>
    </style:style>
    <style:style style:name="T640" style:family="text">
      <style:text-properties fo:font-size="10.5pt" fo:font-style="italic" style:font-size-asian="10.5pt" style:font-style-asian="italic" style:font-size-complex="10.5pt" style:font-style-complex="italic"/>
    </style:style>
    <style:style style:name="T641" style:family="text">
      <style:text-properties officeooo:rsid="316be8e5"/>
    </style:style>
    <style:style style:name="T642" style:family="text">
      <style:text-properties officeooo:rsid="316bef40"/>
    </style:style>
    <style:style style:name="T643" style:family="text">
      <style:text-properties officeooo:rsid="316f20bc"/>
    </style:style>
    <style:style style:name="T644" style:family="text">
      <style:text-properties officeooo:rsid="318a7cb0"/>
    </style:style>
    <style:style style:name="T645" style:family="text">
      <style:text-properties officeooo:rsid="318bfce1"/>
    </style:style>
    <style:style style:name="T646" style:family="text">
      <style:text-properties officeooo:rsid="318cffb1"/>
    </style:style>
    <style:style style:name="T647" style:family="text">
      <style:text-properties officeooo:rsid="318d4712"/>
    </style:style>
    <style:style style:name="T648" style:family="text">
      <style:text-properties officeooo:rsid="318f2991"/>
    </style:style>
    <style:style style:name="T649" style:family="text">
      <style:text-properties officeooo:rsid="31919df8"/>
    </style:style>
    <style:style style:name="T650" style:family="text">
      <style:text-properties officeooo:rsid="3193c432"/>
    </style:style>
    <style:style style:name="T651" style:family="text">
      <style:text-properties officeooo:rsid="3196c633"/>
    </style:style>
    <style:style style:name="T652" style:family="text">
      <style:text-properties officeooo:rsid="319f36fe"/>
    </style:style>
    <style:style style:name="T653" style:family="text">
      <style:text-properties officeooo:rsid="31af1d90"/>
    </style:style>
    <style:style style:name="T654" style:family="text">
      <style:text-properties officeooo:rsid="31c62558"/>
    </style:style>
    <style:style style:name="T655" style:family="text">
      <style:text-properties officeooo:rsid="31e35f11"/>
    </style:style>
    <style:style style:name="T656" style:family="text">
      <style:text-properties officeooo:rsid="31e60c8c"/>
    </style:style>
    <style:style style:name="T657" style:family="text">
      <style:text-properties officeooo:rsid="31f2fbf5"/>
    </style:style>
    <style:style style:name="T658" style:family="text">
      <style:text-properties officeooo:rsid="31f633d9"/>
    </style:style>
    <style:style style:name="T659" style:family="text">
      <style:text-properties officeooo:rsid="31fa2176"/>
    </style:style>
    <style:style style:name="T660" style:family="text">
      <style:text-properties officeooo:rsid="3201acca"/>
    </style:style>
    <style:style style:name="T661" style:family="text">
      <style:text-properties officeooo:rsid="321332ae"/>
    </style:style>
    <style:style style:name="T662" style:family="text">
      <style:text-properties officeooo:rsid="32137843"/>
    </style:style>
    <style:style style:name="T663" style:family="text">
      <style:text-properties officeooo:rsid="3219d819"/>
    </style:style>
    <style:style style:name="T664" style:family="text">
      <style:text-properties officeooo:rsid="322b7bdf"/>
    </style:style>
    <style:style style:name="T665" style:family="text">
      <style:text-properties officeooo:rsid="32392271"/>
    </style:style>
    <style:style style:name="T666" style:family="text">
      <style:text-properties officeooo:rsid="323f0cb8"/>
    </style:style>
    <style:style style:name="T667" style:family="text">
      <style:text-properties officeooo:rsid="32532f42"/>
    </style:style>
    <style:style style:name="T668" style:family="text">
      <style:text-properties officeooo:rsid="326c4d95"/>
    </style:style>
    <style:style style:name="T669" style:family="text">
      <style:text-properties officeooo:rsid="32873dac"/>
    </style:style>
    <style:style style:name="T670" style:family="text">
      <style:text-properties officeooo:rsid="3290291f"/>
    </style:style>
    <style:style style:name="T671" style:family="text">
      <style:text-properties officeooo:rsid="32ad89da"/>
    </style:style>
    <style:style style:name="T672" style:family="text">
      <style:text-properties officeooo:rsid="32b138b5"/>
    </style:style>
    <style:style style:name="T673" style:family="text">
      <style:text-properties officeooo:rsid="32b818a8"/>
    </style:style>
    <style:style style:name="T674" style:family="text">
      <style:text-properties officeooo:rsid="32bb1b12"/>
    </style:style>
    <style:style style:name="T675" style:family="text">
      <style:text-properties officeooo:rsid="32d282c8"/>
    </style:style>
    <style:style style:name="T676" style:family="text">
      <style:text-properties officeooo:rsid="32da8a41"/>
    </style:style>
    <style:style style:name="T677" style:family="text">
      <style:text-properties officeooo:rsid="32df2c0b"/>
    </style:style>
    <style:style style:name="T678" style:family="text">
      <style:text-properties officeooo:rsid="32e8f122"/>
    </style:style>
    <style:style style:name="T679" style:family="text">
      <style:text-properties officeooo:rsid="32f33149"/>
    </style:style>
    <style:style style:name="T680" style:family="text">
      <style:text-properties officeooo:rsid="32f99283"/>
    </style:style>
    <style:style style:name="T681" style:family="text">
      <style:text-properties officeooo:rsid="3305e7a2"/>
    </style:style>
    <style:style style:name="T682" style:family="text">
      <style:text-properties officeooo:rsid="330786ce"/>
    </style:style>
    <style:style style:name="T683" style:family="text">
      <style:text-properties officeooo:rsid="330ce57e"/>
    </style:style>
    <style:style style:name="T684" style:family="text">
      <style:text-properties officeooo:rsid="330e64d3"/>
    </style:style>
    <style:style style:name="T685" style:family="text">
      <style:text-properties officeooo:rsid="33129b45"/>
    </style:style>
    <style:style style:name="T686" style:family="text">
      <style:text-properties officeooo:rsid="331a6fa5"/>
    </style:style>
    <style:style style:name="T687" style:family="text">
      <style:text-properties officeooo:rsid="332d391b"/>
    </style:style>
    <style:style style:name="T688" style:family="text">
      <style:text-properties officeooo:rsid="33408d59"/>
    </style:style>
    <style:style style:name="T689" style:family="text">
      <style:text-properties officeooo:rsid="33445e4b"/>
    </style:style>
    <style:style style:name="T690" style:family="text">
      <style:text-properties officeooo:rsid="33447c10"/>
    </style:style>
    <style:style style:name="T691" style:family="text">
      <style:text-properties officeooo:rsid="334c8210"/>
    </style:style>
    <style:style style:name="T692" style:family="text">
      <style:text-properties officeooo:rsid="335dd225"/>
    </style:style>
    <style:style style:name="T693" style:family="text">
      <style:text-properties officeooo:rsid="336ba53f"/>
    </style:style>
    <style:style style:name="T694" style:family="text">
      <style:text-properties officeooo:rsid="336fe1de"/>
    </style:style>
    <style:style style:name="T695" style:family="text">
      <style:text-properties officeooo:rsid="3377a5ec"/>
    </style:style>
    <style:style style:name="T696" style:family="text">
      <style:text-properties officeooo:rsid="337d230a"/>
    </style:style>
    <style:style style:name="T697" style:family="text">
      <style:text-properties officeooo:rsid="337f54ca"/>
    </style:style>
    <style:style style:name="T698" style:family="text">
      <style:text-properties officeooo:rsid="3382db1d"/>
    </style:style>
    <style:style style:name="T699" style:family="text">
      <style:text-properties officeooo:rsid="338968f3"/>
    </style:style>
    <style:style style:name="T700" style:family="text">
      <style:text-properties officeooo:rsid="338e811b"/>
    </style:style>
    <style:style style:name="T701" style:family="text">
      <style:text-properties officeooo:rsid="3395f97b"/>
    </style:style>
    <style:style style:name="T702" style:family="text">
      <style:text-properties officeooo:rsid="33974b19"/>
    </style:style>
    <style:style style:name="T703" style:family="text">
      <style:text-properties officeooo:rsid="33994964"/>
    </style:style>
    <style:style style:name="T704" style:family="text">
      <style:text-properties officeooo:rsid="33c26bdb"/>
    </style:style>
    <style:style style:name="T705" style:family="text">
      <style:text-properties officeooo:rsid="33c37b66"/>
    </style:style>
    <style:style style:name="T706" style:family="text">
      <style:text-properties officeooo:rsid="33c7fec4"/>
    </style:style>
    <style:style style:name="T707" style:family="text">
      <style:text-properties officeooo:rsid="33c97aca"/>
    </style:style>
    <style:style style:name="T708" style:family="text">
      <style:text-properties officeooo:rsid="33cbc6dd"/>
    </style:style>
    <style:style style:name="T709" style:family="text">
      <style:text-properties officeooo:rsid="33cde1c6"/>
    </style:style>
    <style:style style:name="T710" style:family="text">
      <style:text-properties officeooo:rsid="33d18c0a"/>
    </style:style>
    <style:style style:name="T711" style:family="text">
      <style:text-properties officeooo:rsid="33d29f51"/>
    </style:style>
    <style:style style:name="T712" style:family="text">
      <style:text-properties officeooo:rsid="33d63939"/>
    </style:style>
    <style:style style:name="T713" style:family="text">
      <style:text-properties officeooo:rsid="33e266e3"/>
    </style:style>
    <style:style style:name="T714" style:family="text">
      <style:text-properties officeooo:rsid="341ae5e7"/>
    </style:style>
    <style:style style:name="T715" style:family="text">
      <style:text-properties officeooo:rsid="3420a903"/>
    </style:style>
    <style:style style:name="T716" style:family="text">
      <style:text-properties officeooo:rsid="342684dc"/>
    </style:style>
    <style:style style:name="T717" style:family="text">
      <style:text-properties officeooo:rsid="342b51a4"/>
    </style:style>
    <style:style style:name="T718" style:family="text">
      <style:text-properties officeooo:rsid="342c9af0"/>
    </style:style>
    <style:style style:name="T719" style:family="text">
      <style:text-properties officeooo:rsid="343870f3"/>
    </style:style>
    <style:style style:name="T720" style:family="text">
      <style:text-properties officeooo:rsid="3439c12f"/>
    </style:style>
    <style:style style:name="T721" style:family="text">
      <style:text-properties officeooo:rsid="343afa02"/>
    </style:style>
    <style:style style:name="T722" style:family="text">
      <style:text-properties officeooo:rsid="343c91bf"/>
    </style:style>
    <style:style style:name="T723" style:family="text">
      <style:text-properties officeooo:rsid="343d8288"/>
    </style:style>
    <style:style style:name="T724" style:family="text">
      <style:text-properties officeooo:rsid="3443f25f"/>
    </style:style>
    <style:style style:name="T725" style:family="text">
      <style:text-properties officeooo:rsid="344b9289"/>
    </style:style>
    <style:style style:name="T726" style:family="text">
      <style:text-properties officeooo:rsid="344c2b88"/>
    </style:style>
    <style:style style:name="T727" style:family="text">
      <style:text-properties officeooo:rsid="344d0219"/>
    </style:style>
    <style:style style:name="T728" style:family="text">
      <style:text-properties officeooo:rsid="344da303"/>
    </style:style>
    <style:style style:name="T729" style:family="text">
      <style:text-properties officeooo:rsid="344f47b4"/>
    </style:style>
    <style:style style:name="T730" style:family="text">
      <style:text-properties officeooo:rsid="34505333"/>
    </style:style>
    <style:style style:name="T731" style:family="text">
      <style:text-properties officeooo:rsid="3450df6a"/>
    </style:style>
    <style:style style:name="T732" style:family="text">
      <style:text-properties officeooo:rsid="34531fab"/>
    </style:style>
    <style:style style:name="T733" style:family="text">
      <style:text-properties officeooo:rsid="3454d2e5"/>
    </style:style>
    <style:style style:name="T734" style:family="text">
      <style:text-properties officeooo:rsid="3454f26d"/>
    </style:style>
    <style:style style:name="T735" style:family="text">
      <style:text-properties officeooo:rsid="3456efcd"/>
    </style:style>
    <style:style style:name="T736" style:family="text">
      <style:text-properties officeooo:rsid="346932a3"/>
    </style:style>
    <style:style style:name="T737" style:family="text">
      <style:text-properties officeooo:rsid="347bdba4"/>
    </style:style>
    <style:style style:name="T738" style:family="text">
      <style:text-properties officeooo:rsid="348515ba"/>
    </style:style>
    <style:style style:name="T739" style:family="text">
      <style:text-properties officeooo:rsid="3487c06f"/>
    </style:style>
    <style:style style:name="T740" style:family="text">
      <style:text-properties officeooo:rsid="348bea1a"/>
    </style:style>
    <style:style style:name="T741" style:family="text">
      <style:text-properties officeooo:rsid="348d576b"/>
    </style:style>
    <style:style style:name="T742" style:family="text">
      <style:text-properties officeooo:rsid="3490a013"/>
    </style:style>
    <style:style style:name="T743" style:family="text">
      <style:text-properties officeooo:rsid="34927660"/>
    </style:style>
    <style:style style:name="T744" style:family="text">
      <style:text-properties officeooo:rsid="3493ffcc"/>
    </style:style>
    <style:style style:name="T745" style:family="text">
      <style:text-properties officeooo:rsid="3494d8ce"/>
    </style:style>
    <style:style style:name="T746" style:family="text">
      <style:text-properties officeooo:rsid="3498ad76"/>
    </style:style>
    <style:style style:name="T747" style:family="text">
      <style:text-properties officeooo:rsid="349aa665"/>
    </style:style>
    <style:style style:name="T748" style:family="text">
      <style:text-properties officeooo:rsid="349d7b60"/>
    </style:style>
    <style:style style:name="T749" style:family="text">
      <style:text-properties officeooo:rsid="34a0b665"/>
    </style:style>
    <style:style style:name="T750" style:family="text">
      <style:text-properties officeooo:rsid="34a3a6c7"/>
    </style:style>
    <style:style style:name="T751" style:family="text">
      <style:text-properties officeooo:rsid="34a43284"/>
    </style:style>
    <style:style style:name="T752" style:family="text">
      <style:text-properties officeooo:rsid="34a67833"/>
    </style:style>
    <style:style style:name="T753" style:family="text">
      <style:text-properties officeooo:rsid="34b05745"/>
    </style:style>
    <style:style style:name="T754" style:family="text">
      <style:text-properties officeooo:rsid="34b2ee59"/>
    </style:style>
    <style:style style:name="T755" style:family="text">
      <style:text-properties officeooo:rsid="34b3eefc"/>
    </style:style>
    <style:style style:name="T756" style:family="text">
      <style:text-properties officeooo:rsid="34b7e30e"/>
    </style:style>
    <style:style style:name="T757" style:family="text">
      <style:text-properties officeooo:rsid="34c2e031"/>
    </style:style>
    <style:style style:name="T758" style:family="text">
      <style:text-properties officeooo:rsid="34c4ccc3"/>
    </style:style>
    <style:style style:name="T759" style:family="text">
      <style:text-properties officeooo:rsid="34c7d667"/>
    </style:style>
    <style:style style:name="T760" style:family="text">
      <style:text-properties officeooo:rsid="34c8e0ab"/>
    </style:style>
    <style:style style:name="T761" style:family="text">
      <style:text-properties officeooo:rsid="34ceda48"/>
    </style:style>
    <style:style style:name="T762" style:family="text">
      <style:text-properties officeooo:rsid="34d04352"/>
    </style:style>
    <style:style style:name="T763" style:family="text">
      <style:text-properties officeooo:rsid="34d3a6cc"/>
    </style:style>
    <style:style style:name="T764" style:family="text">
      <style:text-properties officeooo:rsid="34d49480"/>
    </style:style>
    <style:style style:name="T765" style:family="text">
      <style:text-properties officeooo:rsid="34d4cd3e"/>
    </style:style>
    <style:style style:name="T766" style:family="text">
      <style:text-properties officeooo:rsid="34d67e4a"/>
    </style:style>
    <style:style style:name="T767" style:family="text">
      <style:text-properties officeooo:rsid="34d9ab7b"/>
    </style:style>
    <style:style style:name="T768" style:family="text">
      <style:text-properties officeooo:rsid="34da1123"/>
    </style:style>
    <style:style style:name="T769" style:family="text">
      <style:text-properties officeooo:rsid="34db35fe"/>
    </style:style>
    <style:style style:name="T770" style:family="text">
      <style:text-properties officeooo:rsid="34dc1380"/>
    </style:style>
    <style:style style:name="T771" style:family="text">
      <style:text-properties officeooo:rsid="34ddf7a3"/>
    </style:style>
    <style:style style:name="T772" style:family="text">
      <style:text-properties officeooo:rsid="34e22f9f"/>
    </style:style>
    <style:style style:name="T773" style:family="text">
      <style:text-properties officeooo:rsid="34e42bd4"/>
    </style:style>
    <style:style style:name="T774" style:family="text">
      <style:text-properties officeooo:rsid="34f175c5"/>
    </style:style>
    <style:style style:name="T775" style:family="text">
      <style:text-properties officeooo:rsid="34f73d0f"/>
    </style:style>
    <style:style style:name="T776" style:family="text">
      <style:text-properties officeooo:rsid="34f8cac7"/>
    </style:style>
    <style:style style:name="T777" style:family="text">
      <style:text-properties officeooo:rsid="3500d550"/>
    </style:style>
    <style:style style:name="T778" style:family="text">
      <style:text-properties officeooo:rsid="350be67e"/>
    </style:style>
    <style:style style:name="T779" style:family="text">
      <style:text-properties officeooo:rsid="3534b7f9"/>
    </style:style>
    <style:style style:name="T780" style:family="text">
      <style:text-properties officeooo:rsid="35545717"/>
    </style:style>
    <style:style style:name="T781" style:family="text">
      <style:text-properties officeooo:rsid="3555f10e"/>
    </style:style>
    <style:style style:name="T782" style:family="text">
      <style:text-properties officeooo:rsid="355706a3"/>
    </style:style>
    <style:style style:name="T783" style:family="text">
      <style:text-properties officeooo:rsid="35596259"/>
    </style:style>
    <style:style style:name="T784" style:family="text">
      <style:text-properties officeooo:rsid="3561a991"/>
    </style:style>
    <style:style style:name="T785" style:family="text">
      <style:text-properties officeooo:rsid="35758663"/>
    </style:style>
    <style:style style:name="T786" style:family="text">
      <style:text-properties officeooo:rsid="357942b4"/>
    </style:style>
    <style:style style:name="T787" style:family="text">
      <style:text-properties officeooo:rsid="357cca4f"/>
    </style:style>
    <style:style style:name="T788" style:family="text">
      <style:text-properties officeooo:rsid="357dfef7"/>
    </style:style>
    <style:style style:name="T789" style:family="text">
      <style:text-properties officeooo:rsid="35816725"/>
    </style:style>
    <style:style style:name="T790" style:family="text">
      <style:text-properties officeooo:rsid="358dfb00"/>
    </style:style>
    <style:style style:name="T791" style:family="text">
      <style:text-properties officeooo:rsid="358e1e91"/>
    </style:style>
    <style:style style:name="T792" style:family="text">
      <style:text-properties officeooo:rsid="3590f9dc"/>
    </style:style>
    <style:style style:name="T793" style:family="text">
      <style:text-properties officeooo:rsid="35925c65"/>
    </style:style>
    <style:style style:name="T794" style:family="text">
      <style:text-properties officeooo:rsid="3594f2a4"/>
    </style:style>
    <style:style style:name="T795" style:family="text">
      <style:text-properties officeooo:rsid="359abb53"/>
    </style:style>
    <style:style style:name="T796" style:family="text">
      <style:text-properties officeooo:rsid="359ca215"/>
    </style:style>
    <style:style style:name="T797" style:family="text">
      <style:text-properties officeooo:rsid="359e5369"/>
    </style:style>
    <style:style style:name="T798" style:family="text">
      <style:text-properties officeooo:rsid="35a1837b"/>
    </style:style>
    <style:style style:name="T799" style:family="text">
      <style:text-properties officeooo:rsid="35a254d9"/>
    </style:style>
    <style:style style:name="T800" style:family="text">
      <style:text-properties officeooo:rsid="35a82164"/>
    </style:style>
    <style:style style:name="T801" style:family="text">
      <style:text-properties officeooo:rsid="35bd3a8f"/>
    </style:style>
    <style:style style:name="T802" style:family="text">
      <style:text-properties officeooo:rsid="35beb1de"/>
    </style:style>
    <style:style style:name="T803" style:family="text">
      <style:text-properties officeooo:rsid="35c06f26"/>
    </style:style>
    <style:style style:name="T804" style:family="text">
      <style:text-properties officeooo:rsid="35c34d0a"/>
    </style:style>
    <style:style style:name="T805" style:family="text">
      <style:text-properties officeooo:rsid="35c3f734"/>
    </style:style>
    <style:style style:name="T806" style:family="text">
      <style:text-properties officeooo:rsid="35c62b0b"/>
    </style:style>
    <style:style style:name="T807" style:family="text">
      <style:text-properties officeooo:rsid="35c900a2"/>
    </style:style>
    <style:style style:name="T808" style:family="text">
      <style:text-properties officeooo:rsid="35d48bc3"/>
    </style:style>
    <style:style style:name="T809" style:family="text">
      <style:text-properties officeooo:rsid="35de1e07"/>
    </style:style>
    <style:style style:name="T810" style:family="text">
      <style:text-properties officeooo:rsid="35e26d97"/>
    </style:style>
    <style:style style:name="T811" style:family="text">
      <style:text-properties officeooo:rsid="35f1e869"/>
    </style:style>
    <style:style style:name="T812" style:family="text">
      <style:text-properties officeooo:rsid="36321233"/>
    </style:style>
    <style:style style:name="T813" style:family="text">
      <style:text-properties officeooo:rsid="36322330"/>
    </style:style>
    <style:style style:name="T814" style:family="text">
      <style:text-properties officeooo:rsid="36426a12"/>
    </style:style>
    <style:style style:name="T815" style:family="text">
      <style:text-properties officeooo:rsid="3646cabc"/>
    </style:style>
    <style:style style:name="T816" style:family="text">
      <style:text-properties officeooo:rsid="364c50ee"/>
    </style:style>
    <style:style style:name="T817" style:family="text">
      <style:text-properties officeooo:rsid="364e495a"/>
    </style:style>
    <style:style style:name="T818" style:family="text">
      <style:text-properties officeooo:rsid="365e5f5e"/>
    </style:style>
    <style:style style:name="T819" style:family="text">
      <style:text-properties officeooo:rsid="367317e5"/>
    </style:style>
    <style:style style:name="T820" style:family="text">
      <style:text-properties officeooo:rsid="36b1390e"/>
    </style:style>
    <style:style style:name="T821" style:family="text">
      <style:text-properties officeooo:rsid="36b2cee2"/>
    </style:style>
    <style:style style:name="T822" style:family="text">
      <style:text-properties officeooo:rsid="36ba6b2c"/>
    </style:style>
    <style:style style:name="T823" style:family="text">
      <style:text-properties officeooo:rsid="36bc3491"/>
    </style:style>
    <style:style style:name="T824" style:family="text">
      <style:text-properties officeooo:rsid="36bd4c5c"/>
    </style:style>
    <style:style style:name="T825" style:family="text">
      <style:text-properties officeooo:rsid="36bdef7c"/>
    </style:style>
    <style:style style:name="T826" style:family="text">
      <style:text-properties officeooo:rsid="36be5211"/>
    </style:style>
    <style:style style:name="T827" style:family="text">
      <style:text-properties officeooo:rsid="36c0e81a"/>
    </style:style>
    <style:style style:name="T828" style:family="text">
      <style:text-properties officeooo:rsid="36c209a3"/>
    </style:style>
    <style:style style:name="T829" style:family="text">
      <style:text-properties fo:font-weight="bold" officeooo:rsid="36e4be55" style:font-weight-asian="bold" style:font-weight-complex="bold"/>
    </style:style>
    <style:style style:name="T830" style:family="text">
      <style:text-properties officeooo:rsid="36c379ef"/>
    </style:style>
    <style:style style:name="T831" style:family="text">
      <style:text-properties officeooo:rsid="36c53c1f"/>
    </style:style>
    <style:style style:name="T832" style:family="text">
      <style:text-properties officeooo:rsid="36c8202f"/>
    </style:style>
    <style:style style:name="T833" style:family="text">
      <style:text-properties officeooo:rsid="36c8b091"/>
    </style:style>
    <style:style style:name="T834" style:family="text">
      <style:text-properties officeooo:rsid="36c9a863"/>
    </style:style>
    <style:style style:name="T835" style:family="text">
      <style:text-properties officeooo:rsid="36cb5caf"/>
    </style:style>
    <style:style style:name="T836" style:family="text">
      <style:text-properties officeooo:rsid="36cb5def"/>
    </style:style>
    <style:style style:name="T837" style:family="text">
      <style:text-properties officeooo:rsid="36cbcf1c"/>
    </style:style>
    <style:style style:name="T838" style:family="text">
      <style:text-properties officeooo:rsid="36cc01d2"/>
    </style:style>
    <style:style style:name="T839" style:family="text">
      <style:text-properties officeooo:rsid="36cf862b"/>
    </style:style>
    <style:style style:name="T840" style:family="text">
      <style:text-properties officeooo:rsid="36d0425c"/>
    </style:style>
    <style:style style:name="T841" style:family="text">
      <style:text-properties officeooo:rsid="36d08c64"/>
    </style:style>
    <style:style style:name="T842" style:family="text">
      <style:text-properties officeooo:rsid="36d60322"/>
    </style:style>
    <style:style style:name="T843" style:family="text">
      <style:text-properties officeooo:rsid="36dd24aa"/>
    </style:style>
    <style:style style:name="T844" style:family="text">
      <style:text-properties officeooo:rsid="36ddbdb5"/>
    </style:style>
    <style:style style:name="T845" style:family="text">
      <style:text-properties officeooo:rsid="36de23ac"/>
    </style:style>
    <style:style style:name="T846" style:family="text">
      <style:text-properties officeooo:rsid="36df6a54"/>
    </style:style>
    <style:style style:name="T847" style:family="text">
      <style:text-properties officeooo:rsid="36e11dae"/>
    </style:style>
    <style:style style:name="T848" style:family="text">
      <style:text-properties officeooo:rsid="36e4be55"/>
    </style:style>
    <style:style style:name="T849" style:family="text">
      <style:text-properties officeooo:rsid="36e504ce"/>
    </style:style>
    <style:style style:name="T850" style:family="text">
      <style:text-properties officeooo:rsid="36e7f1b3"/>
    </style:style>
    <style:style style:name="T851" style:family="text">
      <style:text-properties officeooo:rsid="36e8088b"/>
    </style:style>
    <style:style style:name="T852" style:family="text">
      <style:text-properties officeooo:rsid="36ef5e4f"/>
    </style:style>
    <style:style style:name="T853" style:family="text">
      <style:text-properties officeooo:rsid="36efa288"/>
    </style:style>
    <style:style style:name="T854" style:family="text">
      <style:text-properties officeooo:rsid="36f21cd0"/>
    </style:style>
    <style:style style:name="T855" style:family="text">
      <style:text-properties officeooo:rsid="36f45098"/>
    </style:style>
    <style:style style:name="T856" style:family="text">
      <style:text-properties officeooo:rsid="370a5d96"/>
    </style:style>
    <style:style style:name="T857" style:family="text">
      <style:text-properties officeooo:rsid="370d9c41"/>
    </style:style>
    <style:style style:name="T858" style:family="text">
      <style:text-properties officeooo:rsid="370ead04"/>
    </style:style>
    <style:style style:name="T859" style:family="text">
      <style:text-properties officeooo:rsid="370fd4c2"/>
    </style:style>
    <style:style style:name="T860" style:family="text">
      <style:text-properties officeooo:rsid="370fd569"/>
    </style:style>
    <style:style style:name="T861" style:family="text">
      <style:text-properties officeooo:rsid="37122223"/>
    </style:style>
    <style:style style:name="T862" style:family="text">
      <style:text-properties officeooo:rsid="37174b25"/>
    </style:style>
    <style:style style:name="T863" style:family="text">
      <style:text-properties officeooo:rsid="3726030b"/>
    </style:style>
    <style:style style:name="T864" style:family="text">
      <style:text-properties officeooo:rsid="37309eb4"/>
    </style:style>
    <style:style style:name="T865" style:family="text">
      <style:text-properties officeooo:rsid="3736855f"/>
    </style:style>
    <style:style style:name="T866" style:family="text">
      <style:text-properties officeooo:rsid="3744ba90"/>
    </style:style>
    <style:style style:name="T867" style:family="text">
      <style:text-properties officeooo:rsid="374a9871"/>
    </style:style>
    <style:style style:name="T868" style:family="text">
      <style:text-properties officeooo:rsid="3757d87d"/>
    </style:style>
    <style:style style:name="T869" style:family="text">
      <style:text-properties officeooo:rsid="3769883b"/>
    </style:style>
    <style:style style:name="T870" style:family="text">
      <style:text-properties officeooo:rsid="376abf4c"/>
    </style:style>
    <style:style style:name="T871" style:family="text">
      <style:text-properties officeooo:rsid="376ae12b"/>
    </style:style>
    <style:style style:name="T872" style:family="text">
      <style:text-properties officeooo:rsid="376c9632"/>
    </style:style>
    <style:style style:name="T873" style:family="text">
      <style:text-properties officeooo:rsid="376e77e7"/>
    </style:style>
    <style:style style:name="T874" style:family="text">
      <style:text-properties officeooo:rsid="376fc7ea"/>
    </style:style>
    <style:style style:name="T875" style:family="text">
      <style:text-properties officeooo:rsid="3776c908"/>
    </style:style>
    <style:style style:name="T876" style:family="text">
      <style:text-properties officeooo:rsid="3776d9da"/>
    </style:style>
    <style:style style:name="T877" style:family="text">
      <style:text-properties officeooo:rsid="3777b8d9"/>
    </style:style>
    <style:style style:name="T878" style:family="text">
      <style:text-properties officeooo:rsid="37a97766"/>
    </style:style>
    <style:style style:name="T879" style:family="text">
      <style:text-properties officeooo:rsid="37b3529d"/>
    </style:style>
    <style:style style:name="T880" style:family="text">
      <style:text-properties officeooo:rsid="37b42537"/>
    </style:style>
    <style:style style:name="T881" style:family="text">
      <style:text-properties officeooo:rsid="37ba717c"/>
    </style:style>
    <style:style style:name="T882" style:family="text">
      <style:text-properties officeooo:rsid="37be8e37"/>
    </style:style>
    <style:style style:name="T883" style:family="text">
      <style:text-properties officeooo:rsid="37bfd0a5"/>
    </style:style>
    <style:style style:name="T884" style:family="text">
      <style:text-properties officeooo:rsid="37d498a6"/>
    </style:style>
    <style:style style:name="T885" style:family="text">
      <style:text-properties officeooo:rsid="37da0789"/>
    </style:style>
    <style:style style:name="T886" style:family="text">
      <style:text-properties officeooo:rsid="37e665db"/>
    </style:style>
    <style:style style:name="T887" style:family="text">
      <style:text-properties officeooo:rsid="3817132b"/>
    </style:style>
    <style:style style:name="T888" style:family="text">
      <style:text-properties officeooo:rsid="3819d507"/>
    </style:style>
    <style:style style:name="T889" style:family="text">
      <style:text-properties officeooo:rsid="3823c3ce"/>
    </style:style>
    <style:style style:name="T890" style:family="text">
      <style:text-properties officeooo:rsid="3839311e"/>
    </style:style>
    <style:style style:name="T891" style:family="text">
      <style:text-properties officeooo:rsid="3851578b"/>
    </style:style>
    <style:style style:name="T892" style:family="text">
      <style:text-properties officeooo:rsid="386071e4"/>
    </style:style>
    <style:style style:name="T893" style:family="text">
      <style:text-properties officeooo:rsid="38776be4"/>
    </style:style>
    <style:style style:name="T894" style:family="text">
      <style:text-properties officeooo:rsid="387e4148"/>
    </style:style>
    <style:style style:name="T895" style:family="text">
      <style:text-properties officeooo:rsid="38851be1"/>
    </style:style>
    <style:style style:name="T896" style:family="text">
      <style:text-properties officeooo:rsid="38941b20"/>
    </style:style>
    <style:style style:name="T897" style:family="text">
      <style:text-properties officeooo:rsid="38a28049"/>
    </style:style>
    <style:style style:name="T898" style:family="text">
      <style:text-properties officeooo:rsid="38a74a06"/>
    </style:style>
    <style:style style:name="T899" style:family="text">
      <style:text-properties officeooo:rsid="38aae7a2"/>
    </style:style>
    <style:style style:name="T900" style:family="text">
      <style:text-properties officeooo:rsid="38af1df6"/>
    </style:style>
    <style:style style:name="T901" style:family="text">
      <style:text-properties officeooo:rsid="38da85c3"/>
    </style:style>
    <style:style style:name="T902" style:family="text">
      <style:text-properties officeooo:rsid="396f17aa"/>
    </style:style>
    <style:style style:name="T903" style:family="text">
      <style:text-properties officeooo:rsid="399d948e"/>
    </style:style>
    <style:style style:name="T904" style:family="text">
      <style:text-properties officeooo:rsid="399fcf43"/>
    </style:style>
    <style:style style:name="T905" style:family="text">
      <style:text-properties officeooo:rsid="39a26e15"/>
    </style:style>
    <style:style style:name="T906" style:family="text">
      <style:text-properties officeooo:rsid="39a98079"/>
    </style:style>
    <style:style style:name="T907" style:family="text">
      <style:text-properties officeooo:rsid="39abde63"/>
    </style:style>
    <style:style style:name="T908" style:family="text">
      <style:text-properties officeooo:rsid="39acdb24"/>
    </style:style>
    <style:style style:name="T909" style:family="text">
      <style:text-properties officeooo:rsid="39b6acf9"/>
    </style:style>
    <style:style style:name="T910" style:family="text">
      <style:text-properties officeooo:rsid="39be2e29"/>
    </style:style>
    <style:style style:name="T911" style:family="text">
      <style:text-properties officeooo:rsid="39bfa3ff"/>
    </style:style>
    <style:style style:name="T912" style:family="text">
      <style:text-properties officeooo:rsid="39d5663a"/>
    </style:style>
    <style:style style:name="T913" style:family="text">
      <style:text-properties officeooo:rsid="39d7a3b2"/>
    </style:style>
    <style:style style:name="T914" style:family="text">
      <style:text-properties officeooo:rsid="39df5455"/>
    </style:style>
    <style:style style:name="T915" style:family="text">
      <style:text-properties officeooo:rsid="39e1fdba"/>
    </style:style>
    <style:style style:name="T916" style:family="text">
      <style:text-properties officeooo:rsid="39f33e1c"/>
    </style:style>
    <style:style style:name="T917" style:family="text">
      <style:text-properties officeooo:rsid="3a036fa3"/>
    </style:style>
    <style:style style:name="T918" style:family="text">
      <style:text-properties officeooo:rsid="3a0caa52"/>
    </style:style>
    <style:style style:name="T919" style:family="text">
      <style:text-properties officeooo:rsid="3a0f0553"/>
    </style:style>
    <style:style style:name="T920" style:family="text">
      <style:text-properties officeooo:rsid="3a13637d"/>
    </style:style>
    <style:style style:name="T921" style:family="text">
      <style:text-properties officeooo:rsid="3a13bc8f"/>
    </style:style>
    <style:style style:name="T922" style:family="text">
      <style:text-properties officeooo:rsid="3a187711"/>
    </style:style>
    <style:style style:name="T923" style:family="text">
      <style:text-properties officeooo:rsid="3a1b53a9"/>
    </style:style>
    <style:style style:name="T924" style:family="text">
      <style:text-properties officeooo:rsid="3a232a0f"/>
    </style:style>
    <style:style style:name="T925" style:family="text">
      <style:text-properties officeooo:rsid="3a24780a"/>
    </style:style>
    <style:style style:name="T926" style:family="text">
      <style:text-properties officeooo:rsid="3a262f77"/>
    </style:style>
    <style:style style:name="T927" style:family="text">
      <style:text-properties officeooo:rsid="3a279f3c"/>
    </style:style>
    <style:style style:name="T928" style:family="text">
      <style:text-properties officeooo:rsid="3a2a2e1d"/>
    </style:style>
    <style:style style:name="T929" style:family="text">
      <style:text-properties officeooo:rsid="3a2a8cfa"/>
    </style:style>
    <style:style style:name="T930" style:family="text">
      <style:text-properties officeooo:rsid="3a2f394d"/>
    </style:style>
    <style:style style:name="T931" style:family="text">
      <style:text-properties officeooo:rsid="3a309ac4"/>
    </style:style>
    <style:style style:name="T932" style:family="text">
      <style:text-properties officeooo:rsid="3a319db0"/>
    </style:style>
    <style:style style:name="T933" style:family="text">
      <style:text-properties officeooo:rsid="3a34b21d"/>
    </style:style>
    <style:style style:name="T934" style:family="text">
      <style:text-properties officeooo:rsid="3a373912"/>
    </style:style>
    <style:style style:name="T935" style:family="text">
      <style:text-properties officeooo:rsid="3a398c21"/>
    </style:style>
    <style:style style:name="T936" style:family="text">
      <style:text-properties officeooo:rsid="3a445edc"/>
    </style:style>
    <style:style style:name="T937" style:family="text">
      <style:text-properties officeooo:rsid="3a46678d"/>
    </style:style>
    <style:style style:name="T938" style:family="text">
      <style:text-properties officeooo:rsid="3a46857f"/>
    </style:style>
    <style:style style:name="T939" style:family="text">
      <style:text-properties officeooo:rsid="3a47e741"/>
    </style:style>
    <style:style style:name="T940" style:family="text">
      <style:text-properties officeooo:rsid="3a47efcd"/>
    </style:style>
    <style:style style:name="T941" style:family="text">
      <style:text-properties officeooo:rsid="3a4911a5"/>
    </style:style>
    <style:style style:name="T942" style:family="text">
      <style:text-properties officeooo:rsid="3a4afffe"/>
    </style:style>
    <style:style style:name="T943" style:family="text">
      <style:text-properties officeooo:rsid="3a628a69"/>
    </style:style>
    <style:style style:name="T944" style:family="text">
      <style:text-properties officeooo:rsid="3a693caf"/>
    </style:style>
    <style:style style:name="T945" style:family="text">
      <style:text-properties officeooo:rsid="3a6b9387"/>
    </style:style>
    <style:style style:name="T946" style:family="text">
      <style:text-properties officeooo:rsid="3a6e82ee"/>
    </style:style>
    <style:style style:name="T947" style:family="text">
      <style:text-properties officeooo:rsid="3a6f8e5a"/>
    </style:style>
    <style:style style:name="T948" style:family="text">
      <style:text-properties officeooo:rsid="3a712e02"/>
    </style:style>
    <style:style style:name="T949" style:family="text">
      <style:text-properties officeooo:rsid="3a73298b"/>
    </style:style>
    <style:style style:name="T950" style:family="text">
      <style:text-properties officeooo:rsid="3a76b26c"/>
    </style:style>
    <style:style style:name="T951" style:family="text">
      <style:text-properties officeooo:rsid="3a7951e8"/>
    </style:style>
    <style:style style:name="T952" style:family="text">
      <style:text-properties officeooo:rsid="3a7d32ee"/>
    </style:style>
    <style:style style:name="T953" style:family="text">
      <style:text-properties officeooo:rsid="3a7fc10c"/>
    </style:style>
    <style:style style:name="T954" style:family="text">
      <style:text-properties officeooo:rsid="3a806374"/>
    </style:style>
    <style:style style:name="T955" style:family="text">
      <style:text-properties officeooo:rsid="3a98ddbe"/>
    </style:style>
    <style:style style:name="T956" style:family="text">
      <style:text-properties officeooo:rsid="3aa0b1d6"/>
    </style:style>
    <style:style style:name="T957" style:family="text">
      <style:text-properties officeooo:rsid="3aa9dc7d"/>
    </style:style>
    <style:style style:name="T958" style:family="text">
      <style:text-properties officeooo:rsid="3aaa0d28"/>
    </style:style>
    <style:style style:name="T959" style:family="text">
      <style:text-properties officeooo:rsid="3ab6944c"/>
    </style:style>
    <style:style style:name="T960" style:family="text">
      <style:text-properties officeooo:rsid="3acd6c5c"/>
    </style:style>
    <style:style style:name="T961" style:family="text">
      <style:text-properties officeooo:rsid="3ad7ce5b"/>
    </style:style>
    <style:style style:name="T962" style:family="text">
      <style:text-properties officeooo:rsid="3ae024c8"/>
    </style:style>
    <style:style style:name="T963" style:family="text">
      <style:text-properties officeooo:rsid="3aebbcd1"/>
    </style:style>
    <style:style style:name="T964" style:family="text">
      <style:text-properties officeooo:rsid="3aee71a8"/>
    </style:style>
    <style:style style:name="T965" style:family="text">
      <style:text-properties officeooo:rsid="3afe9165"/>
    </style:style>
    <style:style style:name="T966" style:family="text">
      <style:text-properties officeooo:rsid="3aff4084"/>
    </style:style>
    <style:style style:name="T967" style:family="text">
      <style:text-properties officeooo:rsid="3b4ff5a7"/>
    </style:style>
    <style:style style:name="T968" style:family="text">
      <style:text-properties officeooo:rsid="3b5ea860"/>
    </style:style>
    <style:style style:name="T969" style:family="text">
      <style:text-properties officeooo:rsid="3b63f6de"/>
    </style:style>
    <style:style style:name="T970" style:family="text">
      <style:text-properties officeooo:rsid="3b65820d"/>
    </style:style>
    <style:style style:name="T971" style:family="text">
      <style:text-properties officeooo:rsid="3b733304"/>
    </style:style>
    <style:style style:name="T972" style:family="text">
      <style:text-properties officeooo:rsid="3b7516bf"/>
    </style:style>
    <style:style style:name="T973" style:family="text">
      <style:text-properties officeooo:rsid="3b7da46c"/>
    </style:style>
    <style:style style:name="T974" style:family="text">
      <style:text-properties officeooo:rsid="3b7fa2f7"/>
    </style:style>
    <style:style style:name="T975" style:family="text">
      <style:text-properties officeooo:rsid="3b93ed9f"/>
    </style:style>
    <style:style style:name="T976" style:family="text">
      <style:text-properties officeooo:rsid="3ba245ab"/>
    </style:style>
    <style:style style:name="T977" style:family="text">
      <style:text-properties officeooo:rsid="3ba46896"/>
    </style:style>
    <style:style style:name="T978" style:family="text">
      <style:text-properties officeooo:rsid="3ba9efab"/>
    </style:style>
    <style:style style:name="T979" style:family="text">
      <style:text-properties officeooo:rsid="3bac74bd"/>
    </style:style>
    <style:style style:name="T980" style:family="text">
      <style:text-properties officeooo:rsid="3bacfbaa"/>
    </style:style>
    <style:style style:name="T981" style:family="text">
      <style:text-properties officeooo:rsid="3bb09dbb"/>
    </style:style>
    <style:style style:name="T982" style:family="text">
      <style:text-properties officeooo:rsid="3bea0f6b"/>
    </style:style>
    <style:style style:name="T983" style:family="text">
      <style:text-properties officeooo:rsid="3bec06c4"/>
    </style:style>
    <style:style style:name="T984" style:family="text">
      <style:text-properties officeooo:rsid="3bf13138"/>
    </style:style>
    <style:style style:name="T985" style:family="text">
      <style:text-properties officeooo:rsid="3bf4675d"/>
    </style:style>
    <style:style style:name="T986" style:family="text">
      <style:text-properties officeooo:rsid="3bf861b7"/>
    </style:style>
    <style:style style:name="T987" style:family="text">
      <style:text-properties officeooo:rsid="3c0b2cc2"/>
    </style:style>
    <style:style style:name="T988" style:family="text">
      <style:text-properties officeooo:rsid="3c17c497"/>
    </style:style>
    <style:style style:name="T989" style:family="text">
      <style:text-properties officeooo:rsid="3c19b556"/>
    </style:style>
    <style:style style:name="T990" style:family="text">
      <style:text-properties officeooo:rsid="3c3cccb7"/>
    </style:style>
    <style:style style:name="T991" style:family="text">
      <style:text-properties officeooo:rsid="3c439652"/>
    </style:style>
    <style:style style:name="T992" style:family="text">
      <style:text-properties officeooo:rsid="3c4ed2bc"/>
    </style:style>
    <style:style style:name="T993" style:family="text">
      <style:text-properties officeooo:rsid="3c53ce45"/>
    </style:style>
    <style:style style:name="T994" style:family="text">
      <style:text-properties officeooo:rsid="3c54e3d8"/>
    </style:style>
    <style:style style:name="T995" style:family="text">
      <style:text-properties officeooo:rsid="3c5968eb"/>
    </style:style>
    <style:style style:name="T996" style:family="text">
      <style:text-properties officeooo:rsid="3c5d80fa"/>
    </style:style>
    <style:style style:name="T997" style:family="text">
      <style:text-properties officeooo:rsid="3c5f62d4"/>
    </style:style>
    <style:style style:name="T998" style:family="text">
      <style:text-properties officeooo:rsid="3c715a22"/>
    </style:style>
    <style:style style:name="T999" style:family="text">
      <style:text-properties officeooo:rsid="3c85b222"/>
    </style:style>
    <style:style style:name="T1000" style:family="text">
      <style:text-properties officeooo:rsid="3ca31384"/>
    </style:style>
    <style:style style:name="T1001" style:family="text">
      <style:text-properties officeooo:rsid="3cb20e1d"/>
    </style:style>
    <style:style style:name="T1002" style:family="text">
      <style:text-properties officeooo:rsid="3cd24895"/>
    </style:style>
    <style:style style:name="T1003" style:family="text">
      <style:text-properties officeooo:rsid="3cd6a508"/>
    </style:style>
    <style:style style:name="T1004" style:family="text">
      <style:text-properties officeooo:rsid="3cdd4fd0"/>
    </style:style>
    <style:style style:name="T1005" style:family="text">
      <style:text-properties officeooo:rsid="3cdefbbf"/>
    </style:style>
    <style:style style:name="T1006" style:family="text">
      <style:text-properties officeooo:rsid="3cea64cc"/>
    </style:style>
    <style:style style:name="T1007" style:family="text">
      <style:text-properties officeooo:rsid="3cece4c8"/>
    </style:style>
    <style:style style:name="T1008" style:family="text">
      <style:text-properties officeooo:rsid="3d074b93"/>
    </style:style>
    <style:style style:name="T1009" style:family="text">
      <style:text-properties officeooo:rsid="3d2f9d57"/>
    </style:style>
    <style:style style:name="T1010" style:family="text">
      <style:text-properties officeooo:rsid="3d34fcb9"/>
    </style:style>
    <style:style style:name="T1011" style:family="text">
      <style:text-properties officeooo:rsid="3d3e5352"/>
    </style:style>
    <style:style style:name="T1012" style:family="text">
      <style:text-properties officeooo:rsid="3d46aab0"/>
    </style:style>
    <style:style style:name="T1013" style:family="text">
      <style:text-properties officeooo:rsid="3d57045a"/>
    </style:style>
    <style:style style:name="T1014" style:family="text">
      <style:text-properties officeooo:rsid="3d5a539d"/>
    </style:style>
    <style:style style:name="T1015" style:family="text">
      <style:text-properties officeooo:rsid="3d5a5f79"/>
    </style:style>
    <style:style style:name="T1016" style:family="text">
      <style:text-properties officeooo:rsid="3d5c08b4"/>
    </style:style>
    <style:style style:name="T1017" style:family="text">
      <style:text-properties officeooo:rsid="3d5c78bc"/>
    </style:style>
    <style:style style:name="T1018" style:family="text">
      <style:text-properties officeooo:rsid="3d6d5fc9"/>
    </style:style>
    <style:style style:name="T1019" style:family="text">
      <style:text-properties officeooo:rsid="3d862115"/>
    </style:style>
    <style:style style:name="T1020" style:family="text">
      <style:text-properties officeooo:rsid="3d8e10fb"/>
    </style:style>
    <style:style style:name="T1021" style:family="text">
      <style:text-properties officeooo:rsid="3d906dc1"/>
    </style:style>
    <style:style style:name="T1022" style:family="text">
      <style:text-properties officeooo:rsid="3d98d99b"/>
    </style:style>
    <style:style style:name="T1023" style:family="text">
      <style:text-properties officeooo:rsid="3da0f0c1"/>
    </style:style>
    <style:style style:name="T1024" style:family="text">
      <style:text-properties officeooo:rsid="3daa142d"/>
    </style:style>
    <style:style style:name="T1025" style:family="text">
      <style:text-properties officeooo:rsid="3db3a3ea"/>
    </style:style>
    <style:style style:name="T1026" style:family="text">
      <style:text-properties officeooo:rsid="3dcb5371"/>
    </style:style>
    <style:style style:name="T1027" style:family="text">
      <style:text-properties officeooo:rsid="3dde4bb0"/>
    </style:style>
    <style:style style:name="T1028" style:family="text">
      <style:text-properties officeooo:rsid="3df477be"/>
    </style:style>
    <style:style style:name="T1029" style:family="text">
      <style:text-properties officeooo:rsid="3dfd61b6"/>
    </style:style>
    <style:style style:name="T1030" style:family="text">
      <style:text-properties officeooo:rsid="3e04665c"/>
    </style:style>
    <style:style style:name="T1031" style:family="text">
      <style:text-properties officeooo:rsid="3e0b74c0"/>
    </style:style>
    <style:style style:name="T1032" style:family="text">
      <style:text-properties officeooo:rsid="3e10e846"/>
    </style:style>
    <style:style style:name="T1033" style:family="text">
      <style:text-properties officeooo:rsid="3e16a25b"/>
    </style:style>
    <style:style style:name="T1034" style:family="text">
      <style:text-properties officeooo:rsid="3e1f7b5b"/>
    </style:style>
    <style:style style:name="T1035" style:family="text">
      <style:text-properties officeooo:rsid="3e35f999"/>
    </style:style>
    <style:style style:name="T1036" style:family="text">
      <style:text-properties officeooo:rsid="3e3c4e3c"/>
    </style:style>
    <style:style style:name="T1037" style:family="text">
      <style:text-properties officeooo:rsid="3e3c6ace"/>
    </style:style>
    <style:style style:name="T1038" style:family="text">
      <style:text-properties officeooo:rsid="3e430e91"/>
    </style:style>
    <style:style style:name="T1039" style:family="text">
      <style:text-properties officeooo:rsid="3e4c6b68"/>
    </style:style>
    <style:style style:name="T1040" style:family="text">
      <style:text-properties officeooo:rsid="3e4fa2cc"/>
    </style:style>
    <style:style style:name="T1041" style:family="text">
      <style:text-properties officeooo:rsid="3e50ce3f"/>
    </style:style>
    <style:style style:name="T1042" style:family="text">
      <style:text-properties officeooo:rsid="3e5de945"/>
    </style:style>
    <style:style style:name="T1043" style:family="text">
      <style:text-properties officeooo:rsid="3e5e2f4d"/>
    </style:style>
    <style:style style:name="T1044" style:family="text">
      <style:text-properties officeooo:rsid="3e628564"/>
    </style:style>
    <style:style style:name="T1045" style:family="text">
      <style:text-properties officeooo:rsid="3e630a7e"/>
    </style:style>
    <style:style style:name="T1046" style:family="text">
      <style:text-properties officeooo:rsid="3e634d91"/>
    </style:style>
    <style:style style:name="T1047" style:family="text">
      <style:text-properties officeooo:rsid="3e63c36d"/>
    </style:style>
    <style:style style:name="T1048" style:family="text">
      <style:text-properties officeooo:rsid="3e65981a"/>
    </style:style>
    <style:style style:name="T1049" style:family="text">
      <style:text-properties officeooo:rsid="3e678daf"/>
    </style:style>
    <style:style style:name="T1050" style:family="text">
      <style:text-properties officeooo:rsid="3e67d5e4"/>
    </style:style>
    <style:style style:name="T1051" style:family="text">
      <style:text-properties officeooo:rsid="3e6e609e"/>
    </style:style>
    <style:style style:name="T1052" style:family="text">
      <style:text-properties officeooo:rsid="3e790150"/>
    </style:style>
    <style:style style:name="T1053" style:family="text">
      <style:text-properties officeooo:rsid="3e84efbe"/>
    </style:style>
    <style:style style:name="T1054" style:family="text">
      <style:text-properties officeooo:rsid="3e8816af"/>
    </style:style>
    <style:style style:name="T1055" style:family="text">
      <style:text-properties officeooo:rsid="3e9370d7"/>
    </style:style>
    <style:style style:name="T1056" style:family="text">
      <style:text-properties officeooo:rsid="3e9a6184"/>
    </style:style>
    <style:style style:name="T1057" style:family="text">
      <style:text-properties officeooo:rsid="3e9ff73d"/>
    </style:style>
    <style:style style:name="T1058" style:family="text">
      <style:text-properties officeooo:rsid="3ea729b7"/>
    </style:style>
    <style:style style:name="T1059" style:family="text">
      <style:text-properties officeooo:rsid="3eb0a6f0"/>
    </style:style>
    <style:style style:name="T1060" style:family="text">
      <style:text-properties officeooo:rsid="3eb71f73"/>
    </style:style>
    <style:style style:name="T1061" style:family="text">
      <style:text-properties officeooo:rsid="3ec37b17"/>
    </style:style>
    <style:style style:name="T1062" style:family="text">
      <style:text-properties officeooo:rsid="3ec51f68"/>
    </style:style>
    <style:style style:name="T1063" style:family="text">
      <style:text-properties officeooo:rsid="3ec70176"/>
    </style:style>
    <style:style style:name="T1064" style:family="text">
      <style:text-properties officeooo:rsid="3ecfc703"/>
    </style:style>
    <style:style style:name="T1065" style:family="text">
      <style:text-properties officeooo:rsid="3ed12025"/>
    </style:style>
    <style:style style:name="T1066" style:family="text">
      <style:text-properties officeooo:rsid="3ed2e971"/>
    </style:style>
    <style:style style:name="T1067" style:family="text">
      <style:text-properties officeooo:rsid="3ed2f616"/>
    </style:style>
    <style:style style:name="T1068" style:family="text">
      <style:text-properties officeooo:rsid="3ed38965"/>
    </style:style>
    <style:style style:name="T1069" style:family="text">
      <style:text-properties officeooo:rsid="3edb1634"/>
    </style:style>
    <style:style style:name="T1070" style:family="text">
      <style:text-properties officeooo:rsid="3edfd8cd"/>
    </style:style>
    <style:style style:name="T1071" style:family="text">
      <style:text-properties officeooo:rsid="3ee643e5"/>
    </style:style>
    <style:style style:name="T1072" style:family="text">
      <style:text-properties officeooo:rsid="3ef82b7b"/>
    </style:style>
    <style:style style:name="T1073" style:family="text">
      <style:text-properties officeooo:rsid="3efb473e"/>
    </style:style>
    <style:style style:name="T1074" style:family="text">
      <style:text-properties officeooo:rsid="3efbfc3e"/>
    </style:style>
    <style:style style:name="T1075" style:family="text">
      <style:text-properties officeooo:rsid="3f00b5f7"/>
    </style:style>
    <style:style style:name="T1076" style:family="text">
      <style:text-properties officeooo:rsid="3f027ce4"/>
    </style:style>
    <style:style style:name="T1077" style:family="text">
      <style:text-properties officeooo:rsid="3f0589e2"/>
    </style:style>
    <style:style style:name="T1078" style:family="text">
      <style:text-properties officeooo:rsid="3f062ac2"/>
    </style:style>
    <style:style style:name="T1079" style:family="text">
      <style:text-properties officeooo:rsid="3f065641"/>
    </style:style>
    <style:style style:name="T1080" style:family="text">
      <style:text-properties officeooo:rsid="3f122832"/>
    </style:style>
    <style:style style:name="T1081" style:family="text">
      <style:text-properties officeooo:rsid="3f1792c6"/>
    </style:style>
    <style:style style:name="T1082" style:family="text">
      <style:text-properties officeooo:rsid="3f27ca6e"/>
    </style:style>
    <style:style style:name="T1083" style:family="text">
      <style:text-properties officeooo:rsid="3f2dd865"/>
    </style:style>
    <style:style style:name="T1084" style:family="text">
      <style:text-properties officeooo:rsid="3f36441a"/>
    </style:style>
    <style:style style:name="T1085" style:family="text">
      <style:text-properties officeooo:rsid="3f43aad4"/>
    </style:style>
    <style:style style:name="T1086" style:family="text">
      <style:text-properties officeooo:rsid="3f5bb2c1"/>
    </style:style>
    <style:style style:name="T1087" style:family="text">
      <style:text-properties officeooo:rsid="3f5e0d4b"/>
    </style:style>
    <style:style style:name="T1088" style:family="text">
      <style:text-properties officeooo:rsid="3f712ba1"/>
    </style:style>
    <style:style style:name="T1089" style:family="text">
      <style:text-properties officeooo:rsid="3f73a9d8"/>
    </style:style>
    <style:style style:name="T1090" style:family="text">
      <style:text-properties officeooo:rsid="3fa38191"/>
    </style:style>
    <style:style style:name="T1091" style:family="text">
      <style:text-properties officeooo:rsid="3fb731d3"/>
    </style:style>
    <style:style style:name="T1092" style:family="text">
      <style:text-properties officeooo:rsid="3fba65e3"/>
    </style:style>
    <style:style style:name="T1093"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Нежданно-негаданно, эта <text:span text:style-name="T468">страна</text:span> приятн<text:span text:style-name="T468">ой</text:span>, да, когда втянешься, вполне приятная вообще-то. <text:span text:style-name="T466">Даже хотя тут есть есть и негодяй, опасный как смерть. Это типичный для Американского подростка собственный </text:span><text:span text:style-name="T89">Отец</text:span><text:span text:style-name="T466">,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205">Он весёлый и достаточно <text:span text:style-name="T467">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206">Тут это гигантский завод-государство, Город Будущего полный предсказанных в 1930-е покатых фасадов и опоясанных балконами небоскрёбов, <text:span text:style-name="T469">стройных хромовых кариатид в короткой 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207">Далеко внизу тысячи детей бегают по дворам полным ветра <text:span text:style-name="T470">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91">фокусами</text:span><text:span text:style-name="T470">!)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90">это настоящий пистолет</text:span><text:span text:style-name="T470">, это настоящая пуля зинннггг! Неплохая попытка Папаша, но ты не такой резкий как Парень сегодня!</text:span></text:p>
      <text:p text:style-name="P208">Вперед на спасение Светлой Минутки, которого выдернули из суточных 24 коллеги Отца, <text:span text:style-name="T471">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209">Бинг вскакивает пацан в ве<text:span text:style-name="T473">р</text:span>тящейся бини, вручает Слотропу ещё сообщение и уматывает прочь. «<text:span text:style-name="T472">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92">Мар-селя</text:span><text:span text:style-name="T472">,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text:span><text:soft-page-break/><text:span text:style-name="T472">мэн, да’ мне чуток </text:span><text:span text:style-name="T92">кожи</text:span><text:span text:style-name="T472">, мэн!» ну так Марсель не только задолбал его по полной насчёт кожи, кожи во </text:span><text:span text:style-name="T92">всех</text:span><text:span text:style-name="T472"> её смыслах, о нет это лишь поверхностно, </text:span><text:span text:style-name="T92">затем</text:span><text:span text:style-name="T472">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210">Но где внутри Марселя карлик Гроссмейстер, <text:span text:style-name="T474">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93">всех</text:span><text:span text:style-name="T474">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211">Такая вот отличная команда готов<text:span text:style-name="T477">ятся</text:span> выступить за Светлой<text:span text:style-name="T474">—</text:span>что говоришь? какой у Слотропа особый дар и Фатальный Недостаток? О, <text:span text:style-name="T82">д</text:span><text:span text:style-name="T94">’</text:span><text:span text:style-name="T82"> брось</text:span><text:span text:style-name="T474">—</text:span>э, <text:span text:style-name="T476">за Светлой Минуткой, собирают своё снаряжение, Мёртл мечется туда-сюда, материализует то да сё:</text:span></text:p>
      <text:p text:style-name="P212">Мост Золотые Ворота («Ну, как, подойдёт?»<text:span text:style-name="T323">– «</text:span>Э, давай посмотрим тот, опять, а? С теми, знаешь э...»<text:span text:style-name="T323">– «</text:span>Бруклинский?»<text:span text:style-name="T323">– </text:span>что-то вроде старомодного переглядывания,<text:span text:style-name="T323">– «</text:span>Бруклинский Мост?»<text:span text:style-name="T323">– «</text:span>Да, тот самый, с такими торчащими… как там их...»)</text:p>
      <text:p text:style-name="P213">Бруклинский Мост («Понимаешь, для сцены погони, Мёртл, <text:span text:style-name="T478">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214">Пара изысканно элегантных Рол-Ройсов <text:span text:style-name="T479">(«Хватит дурачиться, Мёртл, мы уже договорились, правда же? Никаких автомобилей...»)</text:span></text:p>
      <text:p text:style-name="P215">Пластмассовый самокатик для малышей («О хорошо, я знаю, что ты не уважаешь меня как лидера, но послушай, может будем посерьёзнее...»)</text:p>
      <text:p text:style-name="P216">Чему тут удивляться, что трудно быть уверенным в этих идиотах как они каждый день выходят против Пагубного Папаши? <text:span text:style-name="T480">Тут никакого прямого подчинения, ни линий власти ни сотрудничества. Решения никогда по сути </text:span><text:span text:style-name="T95">не принимаются</text:span><text:span text:style-name="T480">—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text:span><text:soft-page-break/><text:span text:style-name="T480">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95">безудержно вялым</text:span><text:span text:style-name="T480">?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text:span></text:p>
      <text:p text:style-name="P216"/>
      <text:p text:style-name="P545">Как ты приятель, как ты сосед?</text:p>
      <text:p text:style-name="P545">Трудно же<text:span text:style-name="T323">—</text:span>признайся, дай честный ответ<text:span text:style-name="T323">—</text:span></text:p>
      <text:p text:style-name="P545">Жить день-за-днём и молчать</text:p>
      <text:p text:style-name="P545">Ни улыбнуться кому-то, ни слова поддержки сказать?</text:p>
      <text:p text:style-name="P545">Скажу тебе прямо, друг</text:p>
      <text:p text:style-name="P545">Всё может рухнуть вокруг<text:span text:style-name="T323">—</text:span></text:p>
      <text:p text:style-name="P545">Пока мы рядом в пути, </text:p>
      <text:p text:style-name="P545">Поможем друг другу идти</text:p>
      <text:p text:style-name="P546">И может станет светлее!</text:p>
      <text:p text:style-name="P546">Ну, так вс<text:span text:style-name="T475">’</text:span> вместе!</text:p>
      <text:p text:style-name="P193"/>
      <text:p text:style-name="P217">Пока 4 снаряжается, голоса продолжают петь <text:span text:style-name="T481">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218"><text:span text:style-name="T481"><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325">½ </text:span><text:span text:style-name="T326">секунды мерцания старого общительного холодильника, что гундит на Рефрижераторно-Бостонском диалекте, «</text:span><text:span text:style-name="T327">Да-давай, Тайран, заваливай, тута харашо и уютна в маём живате, стока вкусняшак, как та Мавкси али та Бэби Рат….», </text:span><text:span text:style-name="T328">бродит теперь среди головокружительно глубинных полок и продуктовых гор или продуктовых городов Хладолэнда </text:span><text:span text:style-name="T329">(но осторожней, может </text:span><text:span text:style-name="T330">приключиться</text:span><text:span text:style-name="T329"> и </text:span><text:span text:style-name="T330">явно </text:span><text:span text:style-name="T329">Фашистское</text:span><text:span text:style-name="T328"> <text:s/></text:span><text:span text:style-name="T329">тут, </text:span><text:span text:style-name="T330">за расцвечено конфетной массой термодинамический элитизм в своей чистейшей форме</text:span><text:span text:style-name="T331">—</text:span><text:span text:style-name="T332">лампочки могут смениться свечами, а радиоприёмники у</text:span><text:span text:style-name="T333">м</text:span><text:span text:style-name="T332">олкнуть</text:span><text:span text:style-name="T330">, </text:span><text:span text:style-name="T333">но основная футкци Сети в данной Системе холодильничная: замораживать обратно беспорядочные циклы дня, </text:span><text:span text:style-name="T334">чтобы хранить этот мирок без запаха, </text:span><text:span text:style-name="T335">этот куб неизменности), </text:span><text:span text:style-name="T336">взбирается на кряжи петрушки, где стакашки из сыра высятся лоснясь на средней удалённости, </text:span><text:span text:style-name="T337">поскальзывается на блюде с маслом, вжирается в арбуз до кожуры, </text:span><text:span text:style-name="T338">чувствует себя жёлтым и ярким, пока ты чуть не задел бананы, заглядевшись вниз на </text:span><text:span text:style-name="T339">проступившую прозелень плесени </text:span><text:span text:style-name="T340">в покрытой коркой территории старой уже </text:span><text:span text:style-name="T341">больше </text:span><text:span text:style-name="T340">не опозн</text:span><text:span text:style-name="T341">а</text:span><text:span text:style-name="T340">ваемой кастрюли</text:span><text:span text:style-name="T331">—</text:span><text:span text:style-name="T343">бананы</text:span><text:span text:style-name="T341">! </text:span><text:span text:style-name="T342">кт-кто <text:s/>положил бананы</text:span><text:span text:style-name="T331">—</text:span></text:p>
      <text:p text:style-name="P193"/>
      <text:p text:style-name="P547">В-мор о зил-ку!</text:p>
      <text:p text:style-name="P547">О нет-нет-нет, нет-нет-нет!</text:p>
      <text:p text:style-name="P86"/>
      <text:p text:style-name="P87"><text:soft-page-break/>Чиквити Банана грит так нельзя! <text:span text:style-name="T482">Случится что-то страшное! Кто мог это сделать? Не может быть что Мама, и Хоган </text:span><text:span text:style-name="T96">влюблён</text:span><text:span text:style-name="T482">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96"> пока на ней её шляпа</text:span><text:span text:style-name="T482">,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20">– <text:span text:style-name="T483">Хорошо удумал, босс.</text:span></text:p>
      <text:p text:style-name="P20">– <text:span text:style-name="T483">Салют, Мёртл, сам не знаю что случилось…</text:span></text:p>
      <text:p text:style-name="P21">– <text:span text:style-name="T484">А когда ты знал? Хватайся за мою накидку.</text:span></text:p>
      <text:p text:style-name="P88">Вжиик<text:span text:style-name="T323">—</text:span></text:p>
      <text:p text:style-name="P22">– <text:span text:style-name="T485">Уфф. Ладно, грит Слотроп,</text:span>– <text:span text:style-name="T486">э, так мы всё…</text:span></text:p>
      <text:p text:style-name="P23">– <text:span text:style-name="T486">Та Светлая Минутка возможно уже за несколько световых лет отсюда,</text:span>– <text:span text:style-name="T486">грит Мёрт,</text:span>– <text:span text:style-name="T486">а у тебя сопля висит сосулькой </text:span><text:span text:style-name="T9">и́</text:span><text:span text:style-name="T486">з носу.</text:span>– <text:span text:style-name="T487">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488">Блядь!»</text:span>– <text:span text:style-name="T488">вопит Максимилиан <text:s/>Слотропу,</text:span>– «<text:span text:style-name="T488">Медленное Переползание, Загородное </text:span><text:span text:style-name="T97">Напра</text:span><text:span text:style-name="T488">вление! Чё за хуйня, нам </text:span><text:span text:style-name="T97">плыть</text:span><text:span text:style-name="T488"> теперя или блядь как?»</text:span></text:p>
      <text:p text:style-name="P24">– <text:span text:style-name="T489">Ээ, Мёртл,</text:span>– <text:span text:style-name="T489">Слотроп подкатывает к МЧ в её золотом ободке малость заискивающе,</text:span>– <text:span text:style-name="T490">э, как ты считаешь, ты могла бы...</text:span>–<text:span text:style-name="T490">Исусе, у них всякий раз прогон одной и той этой рутины—как же Мёртл охота, чтоб Слотроп заткнул это пустое сюсюканье <text:s/>и был </text:span><text:span text:style-name="T98">мужчиной</text:span><text:span text:style-name="T490"> хоть раз! Она закуривает сигарету, даёт ей свесится из уголка рта, подбоченивается в бедро с другого бока и вздыхает: «Да ясно»,</text:span>– <text:span text:style-name="T491">просто зла уже не хватает с этим мудилой</text:span>—</text:p>
      <text:p text:style-name="P89">И <text:span text:style-name="T82">Los!</text:span> чудо сотворилось, они теперь мчатся по коридоро-улицам Ракетен-Штадта подобно длинношеему морскому чудовищу. <text:span text:style-name="T492">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493">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90">В первый раз сейчас становится ясно, что 4 и Отеческий заговор не полностью заполняют свой мир. <text:span text:style-name="T494">Их борьба не единственная, и даже не окончательная. Действительно, здесь не только много </text:span><text:span text:style-name="T99">других</text:span><text:span text:style-name="T494"> борьб, но здесь имеются также и </text:span><text:span text:style-name="T99">зрители</text:span><text:span text:style-name="T494">, следящие, как и всякие зрители, сотни </text:span><text:soft-page-break/><text:span text:style-name="T494">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10">о́</text:span><text:span text:style-name="T494">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91">Это ещё что? <text:span text:style-name="T495">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100">значительная</text:span><text:span text:style-name="T495"> часть жизни часов тёмной стороны в Ракетен-Штадте. Возможности каких-то парадоксов тут, правда же, меньше, чем вам кажется.</text:span></text:p>
      <text:p text:style-name="P92">Максимилиан далеко внизу на дне оркестровой ямы прикидывается музыкантом на альт-саксафоне, <text:span text:style-name="T496">укомплектован Книгой Интеллектуальной Уборной, </text:span><text:span text:style-name="T101">Мудрость Великих Лётчиков-Камикадзе</text:span><text:span text:style-name="T496">, с иллюстрациями от Волт Дисней—визжащие, волосо-носые, передние зубы белым двуграником, раскосые глаза (продлённой, тщательно </text:span><text:span text:style-name="T101">заокругленной</text:span><text:span text:style-name="T496"> формы), круглые чёрно-лакричные собачьи носы </text:span><text:span text:style-name="T101">Япошек</text:span><text:span text:style-name="T496">,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101">той</text:span><text:span text:style-name="T496"> сучарой и ещё не вздумай козырять пушкой на </text:span><text:span text:style-name="T101">собирушках</text:span><text:span text:style-name="T496">,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93">Ну, в этом-то вся сердцевина: <text:span text:style-name="T497">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93"><text:soft-page-break/></text:p>
      <text:p text:style-name="P430">Прослушка на Низких Частотах</text:p>
      <text:p text:style-name="P94">Германские подводные лодки выходили а связь на волне в 28 000 метров, что округляется примерно в 10 килоциклов. <text:span text:style-name="T498">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95">Смотрителем Антенны служит Свидетель Иеговы по фамилии Рохр. Он только что из лагеря Равенсбрюк, пробыв та с 36-го (или 37-го, он уже не помнит). <text:span text:style-name="T499">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100">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25">– <text:span text:style-name="T500">Прошлой ночью кто-то опять умирал,</text:span>– <text:span text:style-name="T500">рассказывает Рохр Слотропу,</text:span>– <text:span text:style-name="T500">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26">– <text:span text:style-name="T501">Мои старики были конгрегационалисты,</text:span>– <text:span text:style-name="T501">вставляет Слотроп, так думаю.</text:span>– <text:span text:style-name="T502">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26"/>
      <text:p text:style-name="P431">Письмо Мамы Слотропа Послу Кеннеди</text:p>
      <text:p text:style-name="P96">Ну <text:span text:style-name="T82">приветули</text:span> Джо <text:span text:style-name="T503">как ты там. Слушай: Джу-зепе—мы запереживались про нашего младшего опять. Мог бы ты побеспокоить тех старых Лондонских знакомцев просто </text:span><text:span text:style-name="T102">ещё разок</text:span><text:span text:style-name="T503">?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97">О, и Хозей (ой-ой, не обращайте внимание, перо просто поскользнулось, как видите! Капризная Наллин на своём <text:span text:style-name="T82">третьем</text:span> мартини, позволим вам заметить). <text:span text:style-name="T504">Папаня и я слушали твою замечательную речь на заводе ДжЭл на прошлой неделе. Ты в ударе, Мистер К! До чего верно! Мы </text:span><text:span text:style-name="T103">должны</text:span><text:span text:style-name="T504"> модернизировать в Массачусетсе, или будет всё хуже и хуже. У них голосование о забастовке </text:span><text:span text:style-name="T103">тут</text:span><text:span text:style-name="T504"> на следующей неделе. Разве ВКТ создали не затем чтобы </text:span><text:span text:style-name="T103">не допускать</text:span><text:span text:style-name="T504"> такого? Это не начало конца, нет, Джо? Иногда, ты знаешь эти чудные Бостонские Воскресения, когда </text:span><text:soft-page-break/><text:span text:style-name="T504">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103">кажется</text:span><text:span text:style-name="T504">,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103">пока</text:span><text:span text:style-name="T504">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text:span></text:p>
      <text:p text:style-name="P98">О, ладно. Прочь ворчливые старые мысли! Пошли вон! <text:span text:style-name="T505">Мартини Номер Четыре на подходе!</text:span></text:p>
      <text:p text:style-name="P99">Джек, хороший мальчик. <text:span text:style-name="T506">Правда, я люблю Джека как Хогана и Тайрона, просто как сына, моего собственного сына. Я даже люблю его как </text:span><text:span text:style-name="T104">не</text:span><text:span text:style-name="T506"> люблю своих сыновей, ха-ха! (она квохчет) но я ведь нехорошая старая бэби, сам знаешь. Такие как я безнадёжны….</text:span></text:p>
      <text:p text:style-name="P99"/>
      <text:p text:style-name="P432">О Фразе «Назад Жопой»</text:p>
      <text:p text:style-name="P27">– <text:span text:style-name="T507">Кое-что я никогда не понимал в вашем языке, Янки хряк.</text:span>– <text:span text:style-name="T508">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509">зелёный, например, зелень старой статуи в лиственных сумерках.</text:span></text:p>
      <text:p text:style-name="P28">– <text:span text:style-name="T510">Канешша,</text:span>– <text:span text:style-name="T510">отвечает Слотроп,</text:span>– <text:span text:style-name="T510">те ахота учить Аглиски, моя учить тя Аглиски. Спрашуй шо хошь, капустник.</text:span>– <text:span text:style-name="T511">Это в точности тот вид широкого предложения услуг, из-за которого Слотроп вечно попадает впросак.</text:span></text:p>
      <text:p text:style-name="P29">– <text:span text:style-name="T512">Почему вы говорите про какой-нибудь облом</text:span>—<text:span text:style-name="T512">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30">– <text:span text:style-name="T513">Ух,</text:span>– <text:span text:style-name="T513">грит Слотроп.</text:span></text:p>
      <text:p text:style-name="P31">– <text:span text:style-name="T514">Это одна из многих Американских Загадок,</text:span>– <text:span text:style-name="T514">вздыхает Кислота,</text:span>– <text:span text:style-name="T515">я хотел бы, чтоб мне разъяснили. Не ты, как видно.</text:span></text:p>
      <text:p text:style-name="P101">У Кислоты до хрена жёлчи придираться к языку других людей вот так вот. Однажды ночью, ещё когда он был форточником, <text:span text:style-name="T516">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105">Hübsch Räuber! Hübsch Räuber</text:span><text:span text:style-name="T516">!»» что означает «Красавчик грабитель! Красавчик грабитель!» ноона не может выговорить тех умлаутов. Так что получается «</text:span><text:span text:style-name="T105">Hubschrauber! Hubschrauber!</text:span><text:span text:style-name="T516">»,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text:span><text:soft-page-break/><text:span text:style-name="T516">новичка обучающегося сыграть на губной гармошке «</text:span><text:span text:style-name="T105">Deutschland, </text:span><text:span text:style-name="T82">Deutschland Über Alles</text:span>» <text:span text:style-name="T517">вот уже четыре часа кряду, раз за разом пропускает ноты, заёбывается с ритмом, с дыханием…</text:span><text:span text:style-name="T106"> ü . . . berall... es... indie... ie…</text:span><text:span text:style-name="T517"> потом долгаядолгая пауза, ну давай уже падла, найди её, ты можешь—</text:span><text:span text:style-name="T106">Welt</text:span><text:span text:style-name="T517">, фальшиво, ах, сразу поправил… через всё это до него доносится крик </text:span><text:span text:style-name="T106">Hubschrauber</text:span><text:span text:style-name="T517">,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106">мы видим тебя сверху бежать некуда это твой последний закоулок твоё последнее убежище от торнадо</text:span><text:span text:style-name="T107">) </text:span><text:span text:style-name="T518">сидеть у себя и не вмешиваться? Он остаётся у себя и не вмешивается. Впоследствии он станет «Шпёри» из исповеди Ахтфадена перед </text:span><text:span text:style-name="T107">Schwarzkommando</text:span><text:span text:style-name="T518">.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107">Liebchen</text:span><text:span text:style-name="T518">,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32">– «<text:span text:style-name="T519">Жопа» просто для усиления,</text:span>– <text:span text:style-name="T519">предлагает теперь Моряк Бодвайн,</text:span>– <text:span text:style-name="T520">говорят же «пьяный в жопу», «тупой в жопу»—ну, когда что-то очень не так, по аналогии говоришь «назад жопой».</text:span></text:p>
      <text:p text:style-name="P33">– <text:span text:style-name="T521">Но «назад жопой» с усилением становится «назад жопой в жопу»,</text:span>– <text:span text:style-name="T521">возражает Кислота.</text:span></text:p>
      <text:p text:style-name="P34">– <text:span text:style-name="T522">Но зато не делает «жопой наперёд»,</text:span>– <text:span text:style-name="T522">моргает Бодайн с неподдельно дрогнувшим голосом, как будто <text:s/>кто-то хочет его ударить</text:span>—<text:span text:style-name="T523">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102">Кислота тем временем погрузился <text:span text:style-name="T524">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108">просто ещё </text:span><text:span text:style-name="T109">только </text:span><text:span text:style-name="T108">раз</text:span><text:span text:style-name="T524">, пишет он на каждом косяке на сон грядущий, </text:span><text:span text:style-name="T108">и всё я больше не попрошу, буду стараться сдерживаться, ты меня знаешь, не суди слишком строго, пожалуйста…</text:span><text:span text:style-name="T524"> но сколько таких взбрыков может ещё <text:s/>быть? </text:span><text:span text:style-name="T108">Один</text:span><text:span text:style-name="T524"> из них станет последним. <text:s/>Всё так же продолжает он <text:s/>ии-ии-оо-оо-вить с Россини, лучась своим гнусным, тощим, живущим-на </text:span><text:span text:style-name="T526">самом-</text:span><text:span text:style-name="T527">краю улично-долголетием, </text:span><text:span text:style-name="T528">нет он не может похоже остановиться, </text:span><text:span text:style-name="T529">это привычка старика, он ненавидит себя, </text:span><text:span text:style-name="T530">но это просто на него находит, сколько бы не пытался </text:span><text:span text:style-name="T531">уделять</text:span><text:span text:style-name="T530"> внимани</text:span><text:span text:style-name="T531">я этой проблеме, </text:span><text:span text:style-name="T532">он не может не срываться обратно в чарующую каденцию…. </text:span><text:span text:style-name="T533">Моряк Бодвайн понимает, и </text:span><text:span text:style-name="T534">он пытается</text:span><text:span text:style-name="T533"> помочь. </text:span><text:span text:style-name="T535">Для вызывания пригодной помехи он скомпоновал свою собственную </text:span><text:span text:style-name="T537">контр</text:span><text:span text:style-name="T535">-каденцию, </text:span><text:span text:style-name="T536">на манер тех других поп мелодий </text:span><text:span text:style-name="T540">с классически крутыми названиями 1945-го («Моя прелюдия к Поцелую», «Симфония </text:span><text:soft-page-break/><text:span text:style-name="T540">многоэтажки»)</text:span><text:span text:style-name="T541">—</text:span><text:span text:style-name="T540">при каждом удобном случае, Бодвайн станет напевать её еженедельным новосёлам, Лалли только что </text:span><text:span text:style-name="T543">явившийся </text:span><text:span text:style-name="T540">из Любека, </text:span><text:span text:style-name="T542"><text:s/></text:span><text:span text:style-name="T540">Сандра убежавшая с Кляйнбургерштрассе, </text:span><text:span text:style-name="T543">и тут как тут </text:span><text:span text:style-name="T544">негодник </text:span><text:span text:style-name="T543">Бодайн </text:span><text:span text:style-name="T544">со своей гитарой </text:span><text:span text:style-name="T543">выписывает следом вихляя </text:span><text:span text:style-name="T544">тазовою костью</text:span><text:span text:style-name="T543"> </text:span><text:span text:style-name="T545">по коридору </text:span><text:span text:style-name="T543">за </text:span><text:span text:style-name="T544">каждым непослушным уклонистом, </text:span><text:span text:style-name="T545">каждому представлена небольшая сексопреступная фантазия ао плоти, поёт и выдаёт переборы трогательного исполнения каденции:</text:span></text:p>
      <text:p text:style-name="P466"/>
      <text:p text:style-name="P433"><text:span text:style-name="T545">М</text:span><text:span text:style-name="T525">оя Каденция Торчка</text:span></text:p>
      <text:p text:style-name="P103">Если слышишь, что «коробка» звенит,</text:p>
      <text:p text:style-name="P103">Каждая струна о страсти говорит,</text:p>
      <text:p text:style-name="P104">Знай это МОЯ КАДЕНЦИЯ ТОРЧКА-А-А-А-А!</text:p>
      <text:p text:style-name="P104"/>
      <text:p text:style-name="P518">Мелодия крутая такая,</text:p>
      <text:p text:style-name="P518">Откуда берётся, я не знаю</text:p>
      <text:p text:style-name="P518">(х-ха!) Это просто МОЯ КАДЕНЦИЯ ТОРЧКА(А)-А-А-А-А!</text:p>
      <text:p text:style-name="P33"/>
      <table:table table:name="Table1" table:style-name="Table1">
        <table:table-column table:style-name="Table1.A"/>
        <table:table-column table:style-name="Table1.B"/>
        <table:table-row>
          <table:table-cell table:style-name="Table1.A1" office:value-type="string">
            <text:p text:style-name="P562">Это “каденционная” часть</text:p>
          </table:table-cell>
          <table:table-cell table:style-name="Table1.A1" office:value-type="string">
            <text:p text:style-name="P557">Хоть нету в ней изысканности старика Россини</text:p>
            <text:p text:style-name="P558"><text:span text:style-name="T640">[звучит вставка из La Gazza Ladra тут]</text:span><text:span text:style-name="T82">,</text:span> <text:s text:c="19"/></text:p>
            <text:p text:style-name="P557">Не так возвышена как Бах, Брамс и<text:span text:style-name="T642">ль</text:span> Бетховен</text:p>
            <text:p text:style-name="P565">(бу-бу-буб-бу[уу] уу [пропето <text:span text:style-name="T639">на вступление </text:span></text:p>
            <text:p text:style-name="P565"><text:span text:style-name="T639">5-й симфонии Бетховена в исполнении полного оркестра</text:span>]</text:p>
            <text:p text:style-name="P564">Но я отдал бы славу сотни Гарри Джеймс</text:p>
            <text:p text:style-name="P564">...погоди-ка, славу? сотня <text:span text:style-name="T82">Джеймс</text:span>? Джеймсов…</text:p>
            <text:p text:style-name="P564">...э… сотню слав? Хмм...</text:p>
          </table:table-cell>
        </table:table-row>
        <table:table-row>
          <table:table-cell table:style-name="Table1.A1" office:value-type="string">
            <text:p text:style-name="P563">[скерццозо]</text:p>
          </table:table-cell>
          <table:table-cell table:style-name="Table1.A1" office:value-type="string">
            <text:p text:style-name="P559">И-и-и-е сли песен-ка тебя-в-мои объятья приве-дёт</text:p>
            <text:p text:style-name="P560">Дум де дум, д<text:span text:style-name="T641">е</text:span>-<text:span text:style-name="T641">дум де ди,</text:span></text:p>
            <text:p text:style-name="P561">Счастье ждёт нас впереди,</text:p>
            <text:p text:style-name="P561">Тому порукою <text:s/><text:span text:style-name="T251">МОЯ КАДЕНЦИЯ ТОРЧКА</text:span><text:span text:style-name="T250">ААА!</text:span></text:p>
          </table:table-cell>
        </table:table-row>
      </table:table>
      <text:p text:style-name="P86"/>
      <text:p text:style-name="P105">Сейчас этот жилой комплекс называют <text:span text:style-name="T82">Der Platz</text:span>, и он заселён полностью, аж до цен<text:span text:style-name="T643">т</text:span>рального двора, <text:span text:style-name="T643">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346">½</text:span><text:span text:style-name="T425"> </text:span><text:span text:style-name="T426">грана тартрата морфина, тюбики выдавленны</text:span><text:span text:style-name="T427">е</text:span><text:span text:style-name="T426"> насухо, </text:span><text:span text:style-name="T427">разбитые ампулы амилнитрита от комплектов противогазных масок, защитного цвета <text:s/>жестянки из-под бензедрина… </text:span><text:span text:style-name="T428">ведутся работы по сооружению противо-полицейского водного рва вокруг всего комплекса: </text:span><text:span text:style-name="T429">чтобы не привлекать внимания этот ров </text:span><text:span text:style-name="T430">является первым в истории, который копают изнутри наружу, </text:span><text:span text:style-name="T431">пространство непосредственно под Якобиштрассе </text:span><text:span text:style-name="T432">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433">посреди ночи с внутренним освещением под потолком тепловатого цвета как порожний бульон</text:span><text:span text:style-name="T432">, </text:span><text:span text:style-name="T434">меж отдалённых окраинных остановок, </text:span><text:soft-page-break/><text:span text:style-name="T434">долгие проезды вдоль неосвещённого парка или поющих ограждений длинных складов, вдруг словно </text:span><text:span text:style-name="T435">рот раскрытый сказать «ёбтвою» асфальт </text:span><text:span text:style-name="T439">распахивается</text:span><text:span text:style-name="T435"> и ты </text:span><text:span text:style-name="T436">внизу в каком-то протекающем параноидном рву, ночная смена уставились огромно-круглыми глазами </text:span><text:span text:style-name="T437">коренных граждан подзелья, занятые не так </text:span><text:span text:style-name="T423">тобою</text:span><text:span text:style-name="T437">, как жгучей проблемой </text:span><text:span text:style-name="T439">принять </text:span><text:span text:style-name="T438">реш</text:span><text:span text:style-name="T439">ение</text:span><text:span text:style-name="T438"> настоящий ли это автобус, или эти «пассажиры» </text:span><text:span text:style-name="T422">переодетые лягаши</text:span><text:span text:style-name="T438">, </text:span><text:span text:style-name="T439">в общем, это деликатное дело, весьма даже. <text:s/></text:span></text:p>
      <text:p text:style-name="P106"><text:span text:style-name="T420">Где-то в </text:span><text:span text:style-name="T421">Der Platz</text:span><text:span text:style-name="T420"> сейчас, ранним утром, чей-то двухлеток, малыш упитанный как поросёнок-сосунок, только что научился слову </text:span><text:span text:style-name="T421">Sonnenschein</text:span><text:span text:style-name="T420">.</text:span></text:p>
      <text:p text:style-name="P35"><text:span text:style-name="T420">– </text:span><text:span text:style-name="T440">Сонцесвет,</text:span><text:span text:style-name="T420">– </text:span><text:span text:style-name="T440">грит кроха и показывает.</text:span><text:span text:style-name="T420">– </text:span><text:span text:style-name="T424">Сонцесвет</text:span><text:span text:style-name="T441">,</text:span><text:span text:style-name="T420">–</text:span><text:span text:style-name="T441"> </text:span><text:span text:style-name="T442">бежит в соседнюю комнату.</text:span></text:p>
      <text:p text:style-name="P35"><text:span text:style-name="T442">– Сонцесвет,</text:span><text:span text:style-name="T420">– </text:span><text:span text:style-name="T442">каркает спросонья чей-то взрослый голос.</text:span></text:p>
      <text:p text:style-name="P35"><text:span text:style-name="T442">– Сонцесвет!</text:span><text:span text:style-name="T420">– </text:span><text:span text:style-name="T442">кричит малышонок топоча прочь.</text:span></text:p>
      <text:p text:style-name="P35">– <text:span text:style-name="T644">Сонцесвет,</text:span>– <text:span text:style-name="T644">звучит улыбчиво-девичий голос, может его мамы.</text:span></text:p>
      <text:p text:style-name="P36">– <text:span text:style-name="T110">Сонцесвет</text:span><text:span text:style-name="T644">!</text:span>– <text:span text:style-name="T645">ребёнок у окна, показывает ей, показывает любому другому кто посмотрит, </text:span><text:span text:style-name="T111">хорошенько</text:span><text:span text:style-name="T645">.</text:span></text:p>
      <text:p text:style-name="P86"/>
      <text:p text:style-name="P434">S<text:span text:style-name="T646">hit</text:span> ’<text:span text:style-name="T646">n</text:span>’ S<text:span text:style-name="T646">hinola</text:span></text:p>
      <text:p text:style-name="P37">– <text:span text:style-name="T646">Ну-ка,</text:span>– <text:s/><text:span text:style-name="T646">грит Кислота,</text:span>– <text:span text:style-name="T646">вы мне растолкуйте Американское выражение Shit от Shinola.</text:span></text:p>
      <text:p text:style-name="P38">– <text:s/><text:span text:style-name="T647">Это ещё что,</text:span>– <text:s/><text:span text:style-name="T647">орёт Моряк Бодвайн,</text:span>– <text:span text:style-name="T112">задания</text:span><text:span text:style-name="T648"> мне давать надумал? Это какое-то </text:span><text:span text:style-name="T112">Продлённое Изучение</text:span><text:span text:style-name="T648"> Американского Сленга или ещё какой-то </text:span><text:span text:style-name="T112">shit</text:span><text:span text:style-name="T648">? Отвечай мне, старый дурак,</text:span>– <text:span text:style-name="T649">схватив Кислоту за горло и за лацкан трясёт ассиметрично,</text:span>– <text:span text:style-name="T649">ты тоже один из Них, верно? Говори,</text:span>– <text:span text:style-name="T650">старик Тряпичный Энди у него в руках, плохое утро с наплывом подозрений у обычно сдержанного Бодайна. «Стой. Стой,»</text:span>– <text:span text:style-name="T651">хнычет изумлённый Кислота, изумление сменяется, то есть, хнычущим убеждением, что волосатый Американский мореход рехнулся….</text:span></text:p>
      <text:p text:style-name="P107">Ну. Тебе приходилось слышать выражение <text:s/><text:span text:style-name="T646">Shit от Shinola. </text:span>Типа там: «А, да ты не отличишь <text:span text:style-name="T646">Shit от Shinola </text:span>в этом деле». <text:span text:style-name="T652">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113">Scchhit</text:span><text:span text:style-name="T652">!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113">schitt ja! </text:span><text:span text:style-name="T653">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114">Там</text:span><text:span text:style-name="T653"> внизу? Позади нас? </text:span><text:span text:style-name="T114">Посреди воздуха?</text:span><text:span text:style-name="T653"> и когда уже….</text:span></text:p>
      <text:p text:style-name="P108"><text:soft-page-break/>Ну есть таки место где <text:s/><text:span text:style-name="T652">Shit и Shinola </text:span>сходятся вместе <text:span text:style-name="T654">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115">сквозь</text:span><text:span text:style-name="T654">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86"/>
      <text:p text:style-name="P435">Происшествие в Туалете Трансвеститов</text:p>
      <text:p text:style-name="P109">Небольш<text:span text:style-name="T656">ой</text:span> обезьян или орангутанг, <text:span text:style-name="T655">держа что-то за спиной, заходит </text:span>бочком <text:span text:style-name="T655">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86"/>
      <text:p text:style-name="P519">В тот первый миг, <text:span text:style-name="T657">задолго до полёта:</text:span></text:p>
      <text:p text:style-name="P520">Ущелье, динозавр (летающие кони</text:p>
      <text:p text:style-name="P520">И челюсти разбиты вдрызг) шипящий змей,</text:p>
      <text:p text:style-name="P520">Что на тебя напал в твоей пещере,</text:p>
      <text:p text:style-name="P520">Птеродактиль или паденье, нет—пронесло…</text:p>
      <text:p text:style-name="P521">Пока я там висела, ночь с лесом вместе слились,</text:p>
      <text:p text:style-name="P521">И полыхали факелы на стенах,</text:p>
      <text:p text:style-name="P521">Висела в ожидании Явления из ночи,</text:p>
      <text:p text:style-name="P524">Я тогда молилась не за Джека мешкавшего глупо </text:p>
      <text:p text:style-name="P525">На палубе—о, нет. Я думала о Денхаме,</text:p>
      <text:p text:style-name="P525">Лишь он, вооружённый камерой и пистолетом,</text:p>
      <text:p text:style-name="P526">Пробирался с мудростью бродяги</text:p>
      <text:p text:style-name="P526">По Земле Темнейшей, снимая всё подряд,</text:p>
      <text:p text:style-name="P527">То камерой, то из пистолета—</text:p>
      <text:p text:style-name="P528">Карл Денхам, режиссёр мой, мой незабвенный</text:p>
      <text:p text:style-name="P522"><text:span text:style-name="T116">Карл</text:span><text:span text:style-name="T658">…</text:span></text:p>
      <text:p text:style-name="P528"><text:soft-page-break/>Ах, укажи куда смотреть, шепни мне реплику….</text:p>
      <text:p text:style-name="P110"/>
      <text:p text:style-name="P111">Мы видели их под тысячью имён… «<text:span text:style-name="T659">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112">Примат приблизился к Слотропу, передаёт ему в руки <text:span text:style-name="T660">то, что нёс йааггхх это круглый чёрный шар анархистской бомбы, вот это что такое, и бикфордов шнур уже </text:span><text:span text:style-name="T117">горит</text:span><text:span text:style-name="T660">….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стиснулись в пчелиный укус ну-и-что-на-хрен-мне-</text:span><text:span text:style-name="T117">теперь</text:span><text:span text:style-name="T660">-делать? Он не может </text:span><text:span text:style-name="T117">сказать</text:span><text:span text:style-name="T660">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117">слабее</text:span><text:span text:style-name="T660"> себя… но с другой стороны у недоростков рефлексы резче, не забывай—</text:span></text:p>
      <text:p text:style-name="P113">Его <text:span text:style-name="T661">избавил от нерешительности высокий, толстый, несколько Восточного вида, трансвестит,</text:span> <text:span text:style-name="T662">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114">КРАППАЛУУМА <text:span text:style-name="T663">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115"><text:span text:style-name="T323">–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83">мог бы</text:span><text:span text:style-name="T323"> превратить вид Нормы Ширер в корзину для мусора из подвала глазной клиники Гимбела.</text:span></text:p>
      <text:p text:style-name="P116">Тут <text:span text:style-name="T664">они </text:span>все они набросились на <text:span text:style-name="T664">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116"/>
      <text:p text:style-name="P436">Момент Забавы с Такеши и Ичизо, Комичными Камикадзе</text:p>
      <text:p text:style-name="P117">Такеши высокий и толстый (но волосы не заплетает в косы как Маргарет <text:s/><text:span text:style-name="T664">О’Брайен</text:span>), Ичизо невысокий и худой. <text:span text:style-name="T665">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118">шесть месяцев</text:span><text:span text:style-name="T665"> в Токио. Они так же несхожи как арахисовое масло и варенье. Нечестно спрашивать кто из них кто.</text:span></text:p>
      <text:p text:style-name="P118">Их всего лишь двое Камикадзе <text:span text:style-name="T666">на этой авиабазе, которая довольно удалённая на самом деле, на острове, который мало кого, действительно </text:span><text:span text:style-name="T120">заботит</text:span><text:span text:style-name="T666">, уже. Сражения ведутся на Лейте… потом на Айто Джива, продвигаясь к Окинаве, но всегда слишком далеко, чтоб долететь до боя </text:span><text:span text:style-name="T119">отсюда</text:span><text:span text:style-name="T666">.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text:span><text:soft-page-break/><text:span text:style-name="T666">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119">Каждое утро, иногда и вечером, Бесшабашные Друзья-Самоубийцы отправляются к покрытому листьями сарайчику с локатором <text:span text:style-name="T667">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119"/>
      <text:p text:style-name="P523">Любовник прыгает в вулкан!</text:p>
      <text:p text:style-name="P523">Там метра три,</text:p>
      <text:p text:style-name="P523">И он потухший<text:span text:style-name="T323">—</text:span></text:p>
      <text:p text:style-name="P119"/>
      <text:p text:style-name="P120">пока два пилота кривляются, хихикают и скачут вокруг, <text:span text:style-name="T668">стараясь избежать брыканий седого старого лакаторщика—</text:span><text:span text:style-name="T121">что</text:span><text:span text:style-name="T668">? Тебе не понравилось хайку. Прозвучало не слишком </text:span><text:span text:style-name="T121">воздушно</text:span><text:span text:style-name="T668">? Не Японисто вовсе? <text:s/>Фактически, смахивает на что-то </text:span><text:span text:style-name="T121">прямиком из Голливуда</text:span><text:span text:style-name="T668">? Ну, Капитан—да, вы Морской пехоты Капитан Эсберг из Пасадены—в</text:span><text:span text:style-name="T121">ы</text:span><text:span text:style-name="T668"> только что Магически Угадали! (ахи-охи и предварительные аплодисменты) и потому </text:span><text:span text:style-name="T121">вы</text:span><text:span text:style-name="T668">—становитесь нашим </text:span><text:span text:style-name="T121">Параноиком… Дня</text:span><text:span text:style-name="T668">!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121">это</text:span><text:span text:style-name="T668"> кино! Ещё одна комедия положений Второй Мировой Войны и вам повезло узнать каково оно на самом деле, потому что вы—</text:span><text:span text:style-name="T121">выиграли</text:span><text:span text:style-name="T668">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121">Остров</text:span><text:span text:style-name="T668">!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121">горла</text:span><text:span text:style-name="T668">! Напрочь </text:span><text:span text:style-name="T121">слепнуть</text:span><text:span text:style-name="T668">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121">конечно же</text:span><text:span text:style-name="T668">,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120"/>
      <text:p text:style-name="P437"><text:soft-page-break/>Улицы</text:p>
      <text:p text:style-name="P121">Куски изоляции свисают в утреннем тумане, <text:span text:style-name="T669">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121"><text:span text:style-name="T670">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122">вверх</text:span><text:span text:style-name="T670">?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122">Но в каждой из этих улиц какой-то остаток человечности, Земли,непременно бывает. Неважно что было сделано с ней, <text:span text:style-name="T671">неважно для чего использовалась….</text:span></text:p>
      <text:p text:style-name="P123">Были люди, которые назывались «армейскими капелланами». <text:span text:style-name="T672">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673">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124">Даже на улице использованной для такого, иногда случался <text:span text:style-name="T674">один </text:span>раз, <text:span text:style-name="T674">один раскрашенный день</text:span> <text:span text:style-name="T674">(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125">Хотя бы один миг проезда, один, который больно будет потерять, <text:span text:style-name="T675">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126">В одной из этих улиц, <text:span text:style-name="T676">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123"/>
      <text:p text:style-name="P127"><text:soft-page-break/>МБА <text:s text:c="2"/>БРО</text:p>
      <text:p text:style-name="P127">РОСИ</text:p>
      <text:p text:style-name="P128">набраны вверху вместе с лого како<text:span text:style-name="T677">й</text:span>-то оккупационной газеты, <text:span text:style-name="T677">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129">Слотроп сидит на бордюре вглядываясь в него, <text:span text:style-name="T678">и в буквы, и в девушку со стальным хуем что машет привет парень, и туман белеет в утро, <text:s/>в фигуры с тележками, или в собак, или в 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130">В момент, когда это произошло, бледная Дева поднималась а востоке, <text:span text:style-name="T679">голова, плечи, груди, 17</text:span><text:span text:style-name="T347">°</text:span><text:span text:style-name="T443"> 36</text:span><text:span text:style-name="T444">’ </text:span><text:span text:style-name="T445">до её целки на горизонте. </text:span><text:span text:style-name="T446">Несколько </text:span><text:span text:style-name="T447">из о</text:span><text:span text:style-name="T446">бречённых Японцев знали её как Западн</text:span><text:span text:style-name="T447">ое</text:span><text:span text:style-name="T446"> бо</text:span><text:span text:style-name="T447">жество</text:span><text:span text:style-name="T446">. </text:span><text:span text:style-name="T448">Она поднималась в восточном небе, </text:span><text:span text:style-name="T449">глядя вниз на город приносимый в жертву. Солнце находилось у Льва. Испепеляющий взрыв явился ревя и царственно….</text:span></text:p>
      <text:p text:style-name="P219"/>
      <text:p text:style-name="P438"><text:span text:style-name="T449">В</text:span><text:span text:style-name="T420">ыслушивая Унитаз</text:span></text:p>
      <text:p text:style-name="P131">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680">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132">БРЗДЫЫ<text:span text:style-name="T681">Н</text:span>НЬ</text:p>
      <text:p text:style-name="P133">Всё застывает. <text:span text:style-name="T682">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123">вполовину</text:span><text:span text:style-name="T682"> не всё, не дождёшься...» </text:span></text:p>
      <text:p text:style-name="P134">Так что всегда <text:span text:style-name="T683">правильный подход держать</text:span> <text:span text:style-name="T684">унитазный </text:span>клапан чуть надтреснут<text:span text:style-name="T683">ым для создания постоянного стока в унитазе и, когда течение </text:span><text:span text:style-name="T124">останавливается</text:span><text:span text:style-name="T683">,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135">Представьте эту весьма тонкую научную ложь: <text:span text:style-name="T685">что звуки не могут распространяться в открытом пространстве. Ну, а предположим, что </text:span><text:span text:style-name="T125">могут</text:span><text:span text:style-name="T685">.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136">Если не считать что иногда по ночам, в некоторых частях затемнённого полушария, из-за вихрей в Звуконосном Эфире, <text:span text:style-name="T686">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126">замирает</text:span><text:span text:style-name="T686">.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text:span><text:soft-page-break/><text:span text:style-name="T686">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137">И в тот же момент, без предупреждения, <text:span text:style-name="T687">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138"><text:span text:style-name="T689">А вот и</text:span> <text:span text:style-name="T82">не угадал</text:span>, дорогуша—<text:span text:style-name="T688">это всё города расположенные на границе часовых поясов, всего-навсего. Ха, ха! Застукал тебя с рукой запущенной в портки! А ну-ка покажи нам </text:span><text:span text:style-name="T127">всем</text:span><text:span text:style-name="T688"> чем ты там занимался или покинь помещение, нам ни к чему тут такие как ты. Нет ничего отвратней сентиментального сюрреалиста.</text:span></text:p>
      <text:p text:style-name="P39">– <text:span text:style-name="T690">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128">том</text:span><text:span text:style-name="T690"> интерфейсе к Горному...</text:span></text:p>
      <text:p text:style-name="P139">Вот и всё, что наш Сентиментальный Сюрреалист, покидая помещение, <text:s/>успевает разобрать. <text:span text:style-name="T691">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129">всё</text:span><text:span text:style-name="T691">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140">звуко-тень опускается на него,</text:p>
      <text:p text:style-name="P141"><text:span text:style-name="T692">замирает вокруг</text:span> стол<text:span text:style-name="T692">а</text:span> <text:span text:style-name="T692">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130">заходим на позицию два семь градусов два семь минут северной</text:span><text:span text:style-name="T692">, женский крик на каком-то языке с высокими тонами, волны океана в штормовых ветрах, голос декламирующий на Японском</text:span></text:p>
      <text:p text:style-name="P134"/>
      <text:p text:style-name="P529">Hi wa Ri ni katazu,</text:p>
      <text:p text:style-name="P529"><text:tab/>Ri wa Ho ni katazu,</text:p>
      <text:p text:style-name="P530"><text:tab/><text:tab/>Ho wa Ken ni katazu,</text:p>
      <text:p text:style-name="P530"><text:tab/><text:tab/><text:tab/>Ken wa Ten ni katazu,</text:p>
      <text:p text:style-name="P142"><text:soft-page-break/></text:p>
      <text:p text:style-name="P142">что является лозунгом соединения Камикадзе, подразделения Охка<text:span text:style-name="T323">—</text:span>и означает</text:p>
      <text:p text:style-name="P134"/>
      <text:p text:style-name="P531">Несправедливость не в силах одолеть Принцип,</text:p>
      <text:p text:style-name="P531">Принцип не в силах одолеть Закон,</text:p>
      <text:p text:style-name="P531">Закон не в силах одолеть Власть,</text:p>
      <text:p text:style-name="P531">Власть не в силах одолеть Небо,</text:p>
      <text:p text:style-name="P134"/>
      <text:p text:style-name="P134">Hi, Ri, Ho, Ken, Ten <text:span text:style-name="T693">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143">Зайди под сияние лампочки и сядь рядом с ним, с незнакомцем за маленьким общественным столом. <text:span text:style-name="T694">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144">Что если нет никакого Вакуума? <text:span text:style-name="T695">А если и есть—что если Они </text:span><text:span text:style-name="T131">применяют</text:span><text:span text:style-name="T695">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40">– <text:span text:style-name="T696">Отдохнём от него немного,</text:span>– <text:span text:style-name="T696">говорят Они друг другу.</text:span>– <text:span text:style-name="T696">Я только что спровадил его на Тёмную Грёзу.</text:span>– <text:span text:style-name="T697">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132">сам знаешь, </text:span><text:span text:style-name="T133">а</text:span><text:span text:style-name="T698">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11">и́</text:span><text:span text:style-name="T698">х, когда бесконечное умство-игрище застукает коллегу врасплох</text:span>—«<text:span text:style-name="T699">Эге, таки спровадили мы его к Грёзе». </text:span><text:span text:style-name="T134">Сам</text:span><text:span text:style-name="T699"> знаешь, а?</text:span></text:p>
      <text:p text:style-name="P134"/>
      <text:p text:style-name="P439">Остроумная Отповедь</text:p>
      <text:p text:style-name="P145">Ичизо выходит из хижины, видит Такеши в бочке под какими-то пальмовыми листьями принимает ванну и поёт «Ду-ду-ду, <text:span text:style-name="T700">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146">ТАКЕШИ:<text:span text:style-name="T701">Погоди, погоди! Что это всё?</text:span></text:p>
      <text:p text:style-name="P146">ИЧИЗО: <text:span text:style-name="T702">О, это </text:span><text:span text:style-name="T135">ты</text:span><text:span text:style-name="T702">! </text:span><text:span text:style-name="T135">Я</text:span><text:span text:style-name="T702"> <text:s/>думал это Генерал Макартур в своей шлюпке.</text:span></text:p>
      <text:p text:style-name="P147">Интересное оружие, Хочкис этот. Появляется у многих национальностей и умудряется этнически вписываться повсюду. <text:span text:style-name="T703">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text:span><text:soft-page-break/><text:span text:style-name="T703">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147"/>
      <text:p text:style-name="P440"><text:span text:style-name="T704">Начистоту</text:span>, <text:span text:style-name="T704">Мужчина-с-Мужчиной</text:span></text:p>
      <text:p text:style-name="P41">—<text:span text:style-name="T704">Сынок, вот всё думаю про эти, э, <text:s/>«болтики-винтики», что вы, ребятня, так увлеклись. Это типа как, колоться электричеством в голову, ха-ха?</text:span></text:p>
      <text:p text:style-name="P41">—<text:span text:style-name="T136">Волны</text:span><text:span text:style-name="T704">, Пап. Не просто прям </text:span><text:span text:style-name="T136">электричество</text:span><text:span text:style-name="T704">. Оно для тупых.</text:span></text:p>
      <text:p text:style-name="P42">—<text:span text:style-name="T705">Да, э, волны. «Волны с помехами», верно? Ха-ха. А скажи мне, сынок, на что оно похоже? Я был типа как нарокоман ’сю сво’ жизнь, а и</text:span>—</text:p>
      <text:p text:style-name="P14">—<text:span text:style-name="T706">О Пап. Блин. Это не как </text:span><text:span text:style-name="T137">наркотик</text:span><text:span text:style-name="T706"> вовсе!</text:span></text:p>
      <text:p text:style-name="P15">—<text:span text:style-name="T707">Ну мы отправлялись в очень классные «улёты в отпуск» как мы их тогда называли, в здорово «крученные» места они нас доставляли, фактически</text:span>—</text:p>
      <text:p text:style-name="P15">—<text:span text:style-name="T708">Но вы всегда возвращались, нет?</text:span></text:p>
      <text:p text:style-name="P15">—<text:span text:style-name="T708">Что?</text:span></text:p>
      <text:p text:style-name="P15">—<text:span text:style-name="T708">Имею ввиду, всегда знали что это будет тут, когда вернётесь, всё так же, в точности такое же, верно?</text:span></text:p>
      <text:p text:style-name="P16">—<text:span text:style-name="T709">Ну ха-ха угадай почему мы называли их «улёты в отпуск», сынок! Потому что ты всегда прилетал обратно в старый Реалленд, не так ли. <text:s/></text:span></text:p>
      <text:p text:style-name="P17">—<text:span text:style-name="T138">Ты</text:span><text:span text:style-name="T710"> точно </text:span><text:span text:style-name="T138">возвращался</text:span><text:span text:style-name="T710">.</text:span></text:p>
      <text:p text:style-name="P18">—<text:span text:style-name="T711">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19">—<text:span text:style-name="T712">Хо, хо! Хотел бы я! О чём по-твоему каждый электросдвинутый мечтает? Ты такой отсталый! А и кто грит это только мечта, а? А м-может </text:span><text:span text:style-name="T139">она существует</text:span><text:span text:style-name="T712">.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139">могла</text:span><text:span text:style-name="T712"> бы решать кого высосать, а и когда. Наркотик никогда не давал </text:span><text:span text:style-name="T139">тебе</text:span><text:span text:style-name="T712"> бессмертие. </text:span><text:span text:style-name="T139">Ты</text:span><text:span text:style-name="T712"> долж’ был возвращаться, каждый раз, в умирающий кусок вонючего </text:span><text:span text:style-name="T139">мяса</text:span><text:span text:style-name="T712">! Но Мы можем жить всегда в чистом, честном, освобождённом Электромире</text:span>—</text:p>
      <text:p text:style-name="P19">—<text:span text:style-name="T713">Блядь, дождался я сыночка двойную Деву….</text:span></text:p>
      <text:p text:style-name="P19"/>
      <text:p text:style-name="P445">Некоторые Характеристики Imipolex G </text:p>
      <text:p text:style-name="P441">I<text:span text:style-name="T1">mipolex</text:span> G <text:span text:style-name="T14">является первым пластиком <text:s/>действительно </text:span><text:span text:style-name="T15">способным к </text:span><text:span text:style-name="T3">эректильности</text:span><text:span text:style-name="T15">. <text:s/></text:span><text:span text:style-name="T16">При </text:span><text:span text:style-name="T17">с</text:span><text:span text:style-name="T16">оответствующем стимулировании, </text:span><text:span text:style-name="T17">цепочки отращивают перекрёстные связи, </text:span><text:span text:style-name="T18">при которых молекула твердеет </text:span><text:span text:style-name="T19">с повышением межмолекулярного притяжения </text:span><text:span text:style-name="T20">так что этот Особый Полимер </text:span><text:span text:style-name="T21">выходит далеко за фазовые диаграммы, </text:span><text:span text:style-name="T22">от вялой резиновой аморфности до </text:span><text:span text:style-name="T23">удивительно </text:span><text:soft-page-break/><text:span text:style-name="T23">совершенной тесселяции, твёрдости, </text:span><text:span text:style-name="T24">блестящей прозрачности, </text:span><text:span text:style-name="T25">высокой устойчивости </text:span><text:span text:style-name="T26">к изменениям температуры, погоды, </text:span><text:span text:style-name="T27">к </text:span><text:span text:style-name="T26">вакууму, любым сотрясениям</text:span><text:span text:style-name="T25"> </text:span><text:span text:style-name="T27">(медленно мерцает в Пустоте. <text:s/></text:span><text:span text:style-name="T28">Серебро и чернота. </text:span><text:span text:style-name="T29">Искривленные отражения звёзд проплывают поперёк, </text:span><text:span text:style-name="T30">во всю длину, </text:span><text:span text:style-name="T31">круг за кругом по меридианам </text:span><text:span text:style-name="T32">столь же чётким, как меридианы иглоукалывания. </text:span><text:span text:style-name="T33">Да и что такое звёзды, если </text:span><text:span text:style-name="T34">не точки в теле Богу, куда мы вонзаем оздоравливающие иглы </text:span><text:span text:style-name="T35">нашего ужаса и страстного желания? </text:span><text:span text:style-name="T36">Тени костей и протоков создания</text:span><text:span text:style-name="T1">—</text:span><text:span text:style-name="T36">истекающего, раненого, облучённо белого</text:span><text:span text:style-name="T1">—</text:span><text:span text:style-name="T37">примешиваясь со своим. </text:span><text:span text:style-name="T4">Он</text:span><text:span text:style-name="T38"> перемешан с костями и протоками, </text:span><text:span text:style-name="T39">его собственную форму определяет то как Эрекция Пластика должна продолжиться: где-то быстрее, а где-то медленнее, где-то болезненно, а где-то скользко-прохладно… </text:span><text:span text:style-name="T40">следует ли зонам обмениваться характеристиками твёрдости и блистания, следует ли позволить некоторым зонам </text:span><text:span text:style-name="T41">протекать по поверхности с тем, чтобы движение </text:span><text:span text:style-name="T42">было</text:span><text:span text:style-name="T41"> лаской</text:span><text:span text:style-name="T39">, </text:span><text:span text:style-name="T43">а где-то оркестровать неожиданные прерывистости</text:span><text:span text:style-name="T1">—</text:span><text:span text:style-name="T43">удары, выкручивания</text:span><text:span text:style-name="T1">—</text:span><text:span text:style-name="T43">посреди этих более ласкающих моментов).</text:span></text:p>
      <text:p text:style-name="P442"><text:span text:style-name="T44">Очевидно стимулу следует быть электронным. </text:span><text:span text:style-name="T45">Альтернативы подачи сигналов пластиковой поверхности оказались ограниченными:</text:span></text:p>
      <text:p text:style-name="P442"><text:span text:style-name="T45">(а) тонкая матрица проводов, </text:span><text:span text:style-name="T46">образующая довольно плотную систему координат </text:span><text:span text:style-name="T47">на Imipolectic Поверхности, посредством которой </text:span><text:span text:style-name="T48">эрективность и другие команды могутбыть посланы в зоны довольно специфические, скажем </text:span><text:span text:style-name="T49">до </text:span><text:span text:style-name="T50">½</text:span><text:span text:style-name="T51"> см</text:span><text:span text:style-name="T52">2</text:span><text:span text:style-name="T49">;</text:span></text:p>
      <text:p text:style-name="P443"><text:span text:style-name="T49">(b) </text:span><text:span text:style-name="T53">лучевая сканирующая система</text:span><text:span text:style-name="T1">—</text:span><text:span text:style-name="T54">или несколько</text:span><text:span text:style-name="T1">—</text:span><text:span text:style-name="T54">аналогичная хорошо известному видео электронному потоку, </text:span><text:span text:style-name="T55">модулируемая сетками и отклоняющими платами</text:span><text:span text:style-name="T56">расположенными по мере необходимости на Поверхности </text:span><text:span text:style-name="T57">(или даже под внешним слоем Imipolex</text:span><text:span text:style-name="T58">’</text:span><text:span text:style-name="T57">а, и до самого интерфейса с </text:span><text:span text:style-name="T60">т</text:span><text:span text:style-name="T57">ем, </text:span><text:span text:style-name="T60">Ч</text:span><text:span text:style-name="T59">то находитс</text:span><text:span text:style-name="T60">я</text:span><text:span text:style-name="T59"> в самом низу» </text:span><text:span text:style-name="T61">Что было введено </text:span><text:span text:style-name="T62">или Что фактически </text:span><text:span text:style-name="T5">нарастило себе покров из Imipolex G, </text:span><text:span text:style-name="T63">в зависимости какой ереси вы придерживаетесь. </text:span><text:span text:style-name="T64">Нам нет нужды долго останавливаться на Первичной Проблеме, </text:span><text:span text:style-name="T65">а именно что всё под плёнкой пластика <text:s/>пребыва</text:span><text:span text:style-name="T66">ет </text:span><text:span text:style-name="T67">в Области Неопределённости, </text:span><text:span text:style-name="T68">разве что подчеркнуть для начинающих студентов, </text:span><text:span text:style-name="T69">которые могут быть склонны к </text:span><text:span text:style-name="T6">Schwärmerei</text:span><text:span text:style-name="T69">, что термины относящиеся к Под-</text:span><text:span text:style-name="T62">Imipolex</text:span><text:span text:style-name="T69">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444"><text:span text:style-name="T1">(с) </text:span><text:span text:style-name="T70">альтернативно, проекция, на Поверхность, </text:span><text:span text:style-name="T71">какого-то электронного «образа», </text:span><text:span text:style-name="T72">аналогично кинематографии. </text:span><text:span text:style-name="T73">Это потребует как минимум три проектора, а </text:span><text:span text:style-name="T74">в</text:span><text:span text:style-name="T73">озможно больше. </text:span><text:span text:style-name="T74">С точностью сказать как много окутано иным порядком неопределённости: </text:span><text:span text:style-name="T75">так называем</text:span><text:span text:style-name="T76">ое Отношение Недетерминированности</text:span><text:span text:style-name="T75"> </text:span><text:span text:style-name="T76">Отйийумбу </text:span><text:span text:style-name="T74"><text:s/></text:span><text:span text:style-name="T76">(«Вероятное функциональное </text:span><text:span text:style-name="T80">деранжирование</text:span><text:span text:style-name="T76"> γ</text:span><text:span text:style-name="T78">R <text:s/></text:span><text:span text:style-name="T76">производное</text:span><text:span text:style-name="T77"> </text:span><text:span text:style-name="T76">от физической модификации φ</text:span><text:span text:style-name="T78">R</text:span><text:span text:style-name="T76"> (x,y,z) прямо пропорционально наибольшей степени </text:span><text:span text:style-name="T7">p</text:span><text:span text:style-name="T76"> </text:span><text:span text:style-name="T80">от под-imipolectic деранжирования γ</text:span><text:span text:style-name="T79">Б</text:span><text:span text:style-name="T80"> , </text:span><text:span text:style-name="T8">р</text:span><text:span text:style-name="T81"> не обязательно должно является целым числом и определяется эмпирически»), где нижний индекс R стоит за Rakete, и Б за Блисеро.</text:span></text:p>
      <text:p text:style-name="P464"><draw:frame draw:style-name="fr1" draw:name="Image8" text:anchor-type="paragraph" svg:width="6.9252in" svg:height="0.3661in" draw:z-index="0"><draw:image xlink:href="Pictures/1000000000000B720000009B428C9716555D8079.png" xlink:type="simple" xlink:show="embed" xlink:actuate="onLoad" loext:mime-type="image/png"/></draw:frame></text:p>
      <text:p text:style-name="P462">Тем временем, Чичерин счёл нужным бросить доводящую до с<text:span text:style-name="T715">м</text:span>егмы слежку за Аргентинскими анархистами. <text:span text:style-name="T714">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text:span><text:soft-page-break/><text:span text:style-name="T714">Синатра подпирается парой отпетых алкашей. Никто и на минуту не усомниться, <text:s/>что это и </text:span><text:span text:style-name="T140">есть</text:span><text:span text:style-name="T714"> Синатра. Местные знатоки обычно принимают остальных двух за команду комиков. </text:span></text:p>
      <text:p text:style-name="P463">Покуда благородные плачут в своих ночных цепях, оруженосцы распевают. <text:span text:style-name="T716">Ужасная политика Грааля их никогда не касается. Песня волшебная накидка.</text:span></text:p>
      <text:p text:style-name="P148">Чичерин понимает, что теперь он окончательно один. <text:span text:style-name="T717">Что бы его ни ожидало, оно найдёт его один на один. </text:span></text:p>
      <text:p text:style-name="P149">Он чувствует что нужно быть на ходу, но ехать ему некуда. <text:span text:style-name="T718">Теперь, слишкм поздно, воспоминания о Вимпе, давнишнем V-человеке в IG Farben, находят его. Не отстают, 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150">Молодой Чичерин стал тем, кто затронул политические наркотики. Опиум для народа.</text:p>
      <text:p text:style-name="P151">Вимпе улыбнулся в ответ. <text:span text:style-name="T719">Старая-престарая улыбка, способная заморозить огонь даже в ядре Земли: «Марксистская диалектика? Это же </text:span><text:span text:style-name="T141">не</text:span><text:span text:style-name="T719"> опиум, а?»</text:span></text:p>
      <text:p text:style-name="P43">– <text:span text:style-name="T720">Это противоядие</text:span></text:p>
      <text:p text:style-name="P44">– <text:span text:style-name="T721">Нет.</text:span>– <text:span text:style-name="T721">Одно из двух. Торговец наркотиками может знать всё, что случится с Чичериным и решить, что не стоит оно того</text:span>—<text:span text:style-name="T722">или же, в порыве величия, взять и выложить всё молодому дурню.</text:span></text:p>
      <text:p text:style-name="P45">– <text:span text:style-name="T723">Основная проблема,</text:span>–<text:span text:style-name="T723"> предлагает он,</text:span>– <text:span text:style-name="T723">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142">natürlich</text:span><text:span text:style-name="T723">,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724">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143">неизбежны</text:span><text:span text:style-name="T724">, то почему бы </text:span><text:span text:style-name="T143">не</text:span><text:span text:style-name="T724"> умирать? Вацлав? Если всё равно случится, то какая разница?</text:span></text:p>
      <text:p text:style-name="P46">– <text:span text:style-name="T725">Но у тебя никогда не было выбора, так ведь.</text:span></text:p>
      <text:p text:style-name="P47">– <text:span text:style-name="T726">Если б у меня был, то можешь не сомневаться</text:span>—</text:p>
      <text:p text:style-name="P47">–<text:span text:style-name="T726">Этого не знаешь. Пока не там, Вимпе. Не можешь сказать.</text:span></text:p>
      <text:p text:style-name="P48">– <text:span text:style-name="T727">Звучит не слишком по диалектике.</text:span></text:p>
      <text:p text:style-name="P49">– <text:span text:style-name="T728">Не знаю что это такое.</text:span></text:p>
      <text:p text:style-name="P50">– <text:span text:style-name="T729">Тогда, до самого мига решения,</text:span>– <text:span text:style-name="T730">Вимпе любопытен, но осторожен,</text:span>– <text:span text:style-name="T731">человек может быть совершенно чист…</text:span></text:p>
      <text:p text:style-name="P50">– <text:span text:style-name="T731">Он может быть каким угодно. Мне без разницы. Но он настоящ лишь в точках решения. Время в промежутках значения не имеет.</text:span></text:p>
      <text:p text:style-name="P51">– <text:span text:style-name="T732">Настоящий как Марксист.</text:span></text:p>
      <text:p text:style-name="P52">– <text:span text:style-name="T733">Нет. Настоящий перед собой.</text:span></text:p>
      <text:p text:style-name="P152">Вимпе по виду засомневался.</text:p>
      <text:p text:style-name="P53">– <text:span text:style-name="T734">Мне приходилось. Тебе нет.</text:span></text:p>
      <text:p text:style-name="P9"><text:span text:style-name="T242">Тсс, тсс. </text:span><text:span text:style-name="T243">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735">один из способов обойти эту проблему. (Чичерин: «Ты имеешь ввиду </text:span><text:span text:style-name="T144">тио</text:span><text:span text:style-name="T735">фосфат?» Думая, </text:span><text:span text:style-name="T144">означает присутствие серы…</text:span><text:span text:style-name="T735"> Вимпе: «Я имею ввиду </text:span><text:span text:style-name="T144">тео</text:span><text:span text:style-name="T735">фосфат». Думая, </text:span><text:span text:style-name="T144">означает присутствие </text:span><text:span text:style-name="T145">Б</text:span><text:span text:style-name="T144">ога</text:span><text:span text:style-name="T735">.)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144">Патетической</text:span><text:span text:style-name="T735">. Но глаза Чичерина только на игле, её Германская точность, её мелкая </text:span><text:soft-page-break/><text:span text:style-name="T735">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0">15 минут они вдвоём бегают с криками но номеру, спотыкаясь в кругах расположенным по диагоналям комнаты. <text:span text:style-name="T736">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146">Жур. Онейр. Пси. Фарм., XXIII, стр.-стр. 406–453</text:span><text:span text:style-name="T736">).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146">Читательского Дайджеста</text:span><text:span text:style-name="T736">.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1">Что до паранойи часто отмечаемой после препарата, <text:span text:style-name="T737">в ней ничего необычного. Как и у прочих видов паранойи, это ничего менее как начальный натиск, острый клин, открытия что </text:span><text:span text:style-name="T147">всё взаимосвязано</text:span><text:span text:style-name="T737">,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1"/>
      <text:p text:style-name="P461">Чичеринское Посещение</text:p>
      <text:p text:style-name="P153">Тот ли это или нет Николай Рипов: прибывает он именно так, как поговаривают о Рипове: тяжко и неизбежно. <text:span text:style-name="T738">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54">– <text:s/><text:span text:style-name="T739">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148">Сталина</text:span><text:span text:style-name="T739"> они бывают. У всех у нас.</text:span></text:p>
      <text:p text:style-name="P55">– <text:span text:style-name="T740">С этим порядок. Ничего такого, что яне справился бы.</text:span></text:p>
      <text:p text:style-name="P56"><text:soft-page-break/>– <text:span text:style-name="T741">Да вот </text:span><text:span text:style-name="T149">не</text:span><text:span text:style-name="T741"> справляешься, а то бы меня сюда не прислали. Думаешь они не знают, когда у кого-то нужного есть проблемы?</text:span></text:p>
      <text:p text:style-name="P154">Чичерин не хочет спрашивать. <text:span text:style-name="T742">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57">– <text:span text:style-name="T743">Когда, Вацлав?</text:span></text:p>
      <text:p text:style-name="P57">– <text:span text:style-name="T743">На Войне.</text:span></text:p>
      <text:p text:style-name="P57">– <text:span text:style-name="T743">О, Вацлав.</text:span></text:p>
      <text:p text:style-name="P58">– <text:span text:style-name="T744">Ты же спрашивал что меня тревожит.</text:span></text:p>
      <text:p text:style-name="P59">– <text:span text:style-name="T745">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59">– <text:span text:style-name="T746">Я никого не обвиняю… пожалуйста, не начинай… Мне просто нужно знать должен ли я был погибнуть за них.</text:span></text:p>
      <text:p text:style-name="P60">– <text:span text:style-name="T747">Никто не хочет, чтобы ты погиб.</text:span>– <text:span text:style-name="T747">Успокаивает,</text:span>– <text:span text:style-name="T747">С чего ты взял?</text:span></text:p>
      <text:p text:style-name="P155">Так выманиваются из него терпеливым эмиссаром, скулящие, <text:span text:style-name="T748">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61">– <text:span text:style-name="T749">Но в этом и есть самая сердцевина Истории,</text:span>– <text:span text:style-name="T749">мягкий голос говорит сквозь сумерки, ни один из них не поднимался включить свет.</text:span>– <text:span text:style-name="T750">Сердце сердец. Как может всё, что ты знаешь, всё что видел, к чему прикасался в нём, питаться ложью?</text:span></text:p>
      <text:p text:style-name="P62">– <text:span text:style-name="T751">Но жизнь после смерти…</text:span></text:p>
      <text:p text:style-name="P62">– <text:span text:style-name="T751">Нет никакой жизни после смерти.</text:span></text:p>
      <text:p text:style-name="P156">Чичерин имеет ввиду, что ему пришлось биться, чтобы поверить в свою смертность. <text:span text:style-name="T752">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63">– <text:span text:style-name="T753">Американцы говорят: «В окопах не бывает атеистов». Ты никогда не был верующим, Вацлав. Ты обратился на смертном одре, из страха.</text:span></text:p>
      <text:p text:style-name="P64">– <text:span text:style-name="T754">Из-за этого вам теперь надо, чтобы я погиб?</text:span></text:p>
      <text:p text:style-name="P65">– <text:span text:style-name="T755">Не погиб. От мёртвого тебя пользы мало.</text:span>– <text:s/><text:span text:style-name="T755">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159">Радикальная-хоть-и-правдоподобная-ломка-реальности—</text:p>
      <text:p text:style-name="P157">Все трое улыбаются ему теперь.<text:span text:style-name="T82"> Это не ломка.</text:span></text:p>
      <text:p text:style-name="P158">Это вскрик, но он выходит рёвом. <text:span text:style-name="T756">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66">– <text:span text:style-name="T757">Ты пацан, Вацлав. Лишь прикидываешься будто понимаешь идеи , которые тебе не постичь. Придётся ам говорить с тобой проще.</text:span></text:p>
      <text:p text:style-name="P160"><text:soft-page-break/>В Центральной Азии ему рассказывали об обязанностях Мусульманских ангелов. <text:span text:style-name="T758">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161">Показывается ещё одна фигура теперь, на краю комнаты. Она того же возраста, что и Чичерин, одета в форму. <text:span text:style-name="T759">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162">Он не узнаёт её. Впрочем, значения это не имеет. <text:span text:style-name="T760">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67">– <text:span text:style-name="T761">Почему ты охотился за своим чёрным братом?</text:span>– <text:span text:style-name="T761">Рипову удаётся озвучить вопрос вежливо.</text:span></text:p>
      <text:p text:style-name="P163">О. Спасибо что спросил, Рипов. Я <text:span text:style-name="T82">охотился</text:span> в прошедшем времени. «<text:span text:style-name="T762">Когда это началось… уже очень давно—сначала… Я думал, что я наказан. Обойдён. Внил его в этом».</text:span></text:p>
      <text:p text:style-name="P68">– <text:span text:style-name="T763">А теперь?</text:span></text:p>
      <text:p text:style-name="P68">– <text:span text:style-name="T763">Не знаю.</text:span></text:p>
      <text:p text:style-name="P69">– <text:span text:style-name="T764">Что заставляло тебя думать будто он </text:span><text:span text:style-name="T150">твоя</text:span><text:span text:style-name="T764"> мишень?</text:span></text:p>
      <text:p text:style-name="P70">– <text:span text:style-name="T765">А чья же ещё?</text:span></text:p>
      <text:p text:style-name="P71">– <text:span text:style-name="T766">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164">Ладно. Ладно. «<text:span text:style-name="T767">Да. Озможно. Ну и что?»</text:span></text:p>
      <text:p text:style-name="P72">– <text:span text:style-name="T151">Он не твоя мишень</text:span><text:span text:style-name="T768">. Его хотят другие.</text:span></text:p>
      <text:p text:style-name="P73">– <text:span text:style-name="T769">Выходит, вы мне позволяли</text:span>—</text:p>
      <text:p text:style-name="P73">– <text:span text:style-name="T770">До сих пор. Да.</text:span></text:p>
      <text:p text:style-name="P165">Джабаев мог бы тебе растолковать. <text:span text:style-name="T771">Тот непросыхающий Азиат прежде и после всего остаётся рядовым. </text:span><text:span text:style-name="T152">Он</text:span><text:span text:style-name="T771"> знал. Офицеры. Ёбаный офицерский менталитет. Ты выполняешь всю работу, потом приходят они, подгребают, слава достаётся им. </text:span></text:p>
      <text:p text:style-name="P74">– <text:span text:style-name="T772">Вы перехватываете у меня.</text:span></text:p>
      <text:p text:style-name="P74">– <text:span text:style-name="T772">Поедешь домой.</text:span></text:p>
      <text:p text:style-name="P166">Чичерин присматривался к двум остальным. <text:span text:style-name="T773">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167">Чичерин понимает, что по его диалектике, в развитии его жизни, возвращение в Центральную Азию есть, по сути, смертью.</text:p>
      <text:p text:style-name="P167">Они ушли. <text:span text:style-name="T774">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220"><draw:frame draw:style-name="fr1" draw:name="Image9" text:anchor-type="paragraph" svg:width="6.9252in" svg:height="0.3661in" draw:z-index="1"><draw:image xlink:href="Pictures/1000000000000B720000009B428C9716555D8079.png" xlink:type="simple" xlink:show="embed" xlink:actuate="onLoad" loext:mime-type="image/png"/></draw:frame></text:p>
      <text:p text:style-name="P221">Самая родная на<text:span text:style-name="T775">ц</text:span>иональность та, что не <text:span text:style-name="T775">протянет дольше нас с тобой, общее движение по милости смерти и времени: неподготовленное приключение.</text:span></text:p>
      <text:p text:style-name="P566"><text:span text:style-name="T323">—</text:span>Из Резолюций <text:span text:style-name="T779">Здоровенно</text:span> Сосунковой Конференции</text:p>
      <text:p text:style-name="P160"/>
      <text:p text:style-name="P168"><text:soft-page-break/>На север? Каких искателей когда-либо направляли на <text:span text:style-name="T82">север</text:span>? <text:span text:style-name="T776">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169">Маршрут побега <text:span text:style-name="T82">Анубиса</text:span>.</text:p>
      <text:p text:style-name="P169">Кыргызский Свет.</text:p>
      <text:p text:style-name="P170">Страна смерти Иреро.</text:p>
      <text:p text:style-name="P171">Мичман Моритури, Карол Эвентир, Томас Гвендхидви, <text:span text:style-name="T777">и Роджер Мехико сидят за столом на красно-кирпичной террасе Der Grob Säugling,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172">Ракету запускали на юг, запад и восток. <text:span text:style-name="T778">Пускали на юг, по Антверпену, азимут составлял примерно 173</text:span><text:span text:style-name="T348">°</text:span><text:span text:style-name="T450">, </text:span><text:span text:style-name="T451">на восток, во время испытаний в Пенемюнде, </text:span><text:span text:style-name="T452">072</text:span><text:span text:style-name="T348">°. </text:span><text:span text:style-name="T349">Запускали на запад, по Лондону, </text:span><text:span text:style-name="T350">около 260</text:span><text:span text:style-name="T348">°. </text:span><text:span text:style-name="T351">Прикинув с параллельными линейками, недостающ</text:span><text:span text:style-name="T352">ий</text:span><text:span text:style-name="T351"> (или, если хотите, «ис</text:span><text:span text:style-name="T352">к</text:span><text:span text:style-name="T351">ом</text:span><text:span text:style-name="T352">ый</text:span><text:span text:style-name="T351">») </text:span><text:span text:style-name="T352">азимут выхоит где-то 354</text:span><text:span text:style-name="T348">°. </text:span><text:span text:style-name="T353">Это направление выведено из всех прочих, </text:span><text:span text:style-name="T354">пуск-призрак</text:span><text:span text:style-name="T352">, </text:span><text:span text:style-name="T354">который, по логике мандал, </text:span><text:span text:style-name="T355">либо уже состоялся, совершенно секретно, или случится.</text:span></text:p>
      <text:p text:style-name="P173"><text:span text:style-name="T355">Т</text:span><text:span text:style-name="T324">ак что совещающиеся на Конференции в </text:span><text:span text:style-name="T382">Здоровенном</text:span><text:span text:style-name="T324"> Сосунке, как её начнут именовать в последствии, </text:span><text:span text:style-name="T356">сидят вокруг карты со своими инструментами, сигаретами и соображениями. </text:span><text:span text:style-name="T357">Не хмыкайте. Это один из веичайших дедуктивных моментов в послевоенной разведке. </text:span><text:span text:style-name="T358">Мехико придерживается взвешенной системы, </text:span><text:span text:style-name="T359">чтобы сделать длину векторов пропорциональной действительному количеству запусков вдоль каждого из их. </text:span><text:span text:style-name="T360">Томас </text:span><text:span text:style-name="T361">Г</text:span><text:span text:style-name="T360">вендхидви, </text:span><text:span text:style-name="T361">всегда придирчивый к событиям в географическом </text:span><text:span text:style-name="T362">п</text:span><text:span text:style-name="T361">ространстве, </text:span><text:span text:style-name="T362">хочет <text:s/>запуск 1944 в Ближну </text:span><text:span text:style-name="T363">(тоже восточное направление) </text:span><text:span text:style-name="T362"><text:s/>принять в расчёт, </text:span><text:span text:style-name="T364">что сдвинет стрелку с 354</text:span><text:span text:style-name="T348">°—</text:span><text:span text:style-name="T365">и даже ближе к </text:span><text:span text:style-name="T366">истиному северу, если запуски </text:span><text:span text:style-name="T367">на Лондон и Норвич из </text:span><text:span text:style-name="T368">Валхерен и Сталверен </text:span><text:span text:style-name="T369">также учитывать.</text:span></text:p>
      <text:p text:style-name="P174"><text:span text:style-name="T370">Данные и интуиция—</text:span><text:span text:style-name="T371">и возможно осадок нецивилизованного ужаса, что сидит в нас, каждый— указывает</text:span><text:span text:style-name="T366"> </text:span><text:span text:style-name="T372">на 00</text:span><text:span text:style-name="T348">°: </text:span><text:span text:style-name="T372">истинный Север. </text:span><text:span text:style-name="T373">Что может быть лучшим направлением для запуска 00000?</text:span></text:p>
      <text:p text:style-name="P175"><text:span text:style-name="T373">Д</text:span><text:span text:style-name="T324">а вот беда, какой толк в азимуте, </text:span><text:span text:style-name="T374">даже в мифично-симметричном азимуте, </text:span><text:span text:style-name="T375">не зная откуда Ракета запускалась, для начала. </text:span><text:span text:style-name="T376">У тебя </text:span><text:span text:style-name="T377">имеется режущая бритва, </text:span><text:span text:style-name="T378">280 км длиной, </text:span><text:span text:style-name="T379">проносится на восток/запад по исковырянному лицу Зоны, </text:span><text:span text:style-name="T380">бесконечно несётся, как в наваждении, </text:span><text:span text:style-name="T376"><text:s/></text:span><text:span text:style-name="T380">колеблясь, поблескивая, невыносимо, безостановочно….</text:span></text:p>
      <text:p text:style-name="P176"><text:span text:style-name="T380">Н</text:span><text:span text:style-name="T324">у, Под Знаком Здоровенного Сосунка. Покачивающаяся разноцветная картина противно жирного слюнявого мла</text:span><text:span text:style-name="T381">д</text:span><text:span text:style-name="T324">енца. </text:span><text:span text:style-name="T381">В одном пудингоподобном кулаке Здоровенный Сосунок </text:span><text:span text:style-name="T383">стискивает капающую голяшку (простите, свиньи, ничего личного), </text:span><text:span text:style-name="T384">другой рукой тянется к Материнскому Соску, </text:span><text:span text:style-name="T385">который вдвигается в картину от левого края, взгляд его остановился на приближающейся титьке, </text:span><text:span text:style-name="T386">рот раскрыт—радостный вид, </text:span><text:span text:style-name="T387">зубы нацелены и чешутся, </text:span><text:span text:style-name="T388">застывшее выражение ЕДАмняммнячдаковтьммм в его глазах. </text:span><text:span text:style-name="T389">Здоровенный Сосунок 23-я карта </text:span><text:span text:style-name="T390">Козырном Майоре Зоны….</text:span></text:p>
      <text:p text:style-name="P177"><text:span text:style-name="T390">Р</text:span><text:span text:style-name="T324">оджеру нравится представлять это снимком Джереми в детстве. </text:span><text:span text:style-name="T391">Джереми, который Знает Всё, </text:span><text:span text:style-name="T392">простил Джессике её время с Роджером. </text:span><text:span text:style-name="T393">У него у самого был пикничок или два, он может понять, </text:span><text:span text:style-name="T394">у него либеральный склад ума, Война в конце концов сняла определённые барьеры, мож</text:span><text:span text:style-name="T395">ешь </text:span><text:span text:style-name="T394">сказать Викторианизмы </text:span><text:span text:style-name="T395">(побаска от тех же хохмачей, </text:span><text:span text:style-name="T396">которые изобрели знаменитый Поливинил Хлоридный Плащ)… </text:span><text:span text:style-name="T397">и что за дела, Роджер, он хочет </text:span><text:span text:style-name="T344">впечатлить</text:span><text:span text:style-name="T397"> тебя? </text:span><text:span text:style-name="T398">Веки глаз вскинуты, дружелюбными полумесяцами, как склоняется </text:span><text:span text:style-name="T399">вперёд (более мелкий парень, чем Роджер думал) </text:span><text:span text:style-name="T400">стискивая свой бокал, посасывая самую безвкусную Трубку что Роджер вообще вид</text:span><text:span text:style-name="T401">а</text:span><text:span text:style-name="T400">л, </text:span><text:span text:style-name="T403">репродукция в курительной трубке</text:span><text:span text:style-name="T402"> </text:span><text:span text:style-name="T345">головы</text:span><text:span text:style-name="T402"> Винстона Черчиля </text:span><text:span text:style-name="T403">для чаши</text:span><text:span text:style-name="T402">, не упущена <text:s/>ни одна деталь, </text:span><text:span text:style-name="T404">даже сигара во рту головы с просверлённой дырочкой, так что чуточка <text:s/>дыма и впрямь высачивается из конца… </text:span><text:span text:style-name="T405">тут это паб для военнослужащих в Каксэвене, </text:span><text:span text:style-name="T406">где прежде был </text:span><text:soft-page-break/><text:span text:style-name="T406">двор портового склада, так что одинокие солдаты сидят в мечтах и за выпивкой </text:span><text:span text:style-name="T407">среди всего этого морскогоо хлама не на одном уровне, </text:span><text:span text:style-name="T408">как у кого-нибудь в обычном кафе на воздухе, </text:span><text:span text:style-name="T409">нет, кто-то повыше на скошенных настилах к дверям </text:span><text:span text:style-name="T410">и воротам, </text:span><text:span text:style-name="T411">или на подвесках для окраски бортов, </text:span><text:span text:style-name="T412">в бочках </text:span><text:span text:style-name="T413">вперёдсмотрящего</text:span><text:span text:style-name="T412">, сидя над горьким среди </text:span><text:span text:style-name="T413">цепей, </text:span><text:span text:style-name="T414">оснастки, кабелей, арматуры чёрного железа. </text:span><text:span text:style-name="T415">Уже ночь. Фонари вынесены на столы. </text:span><text:span text:style-name="T416">Мягкие мелкие ночные волны </text:span><text:span text:style-name="T417">стихают</text:span><text:span text:style-name="T416"> по гальке. </text:span><text:span text:style-name="T418">Запоздалая водоплавающая птица кричит над озером.</text:span></text:p>
      <text:p text:style-name="P222">– <text:span text:style-name="T780">Но не достанет ли это нас, Джереми, <text:s text:c="2"/>меня и тебя, вот <text:s/>чём вопрос….</text:span>– <text:s/><text:span text:style-name="T780">Мехико произносит эти свои ораульские</text:span>—<text:span text:style-name="T780">часто, как сегодня в Клубе за ланчем, такая неловкость</text:span>—<text:span text:style-name="T780">фразы с тех пор как появился.</text:span></text:p>
      <text:p text:style-name="P222">– <text:span text:style-name="T780">Э, </text:span><text:span text:style-name="T153">что</text:span><text:span text:style-name="T780"> достанет меня, дружище?</text:span>– <text:span text:style-name="T780">Сегодня весь ень «дружище».</text:span></text:p>
      <text:p text:style-name="P223">– <text:span text:style-name="T781">Ни’гда не чу’ст’ал, будто что-то хочет </text:span><text:span text:style-name="T154">достать</text:span><text:span text:style-name="T781"> тебя, Джереми?</text:span></text:p>
      <text:p text:style-name="P224">– <text:span text:style-name="T782">Достать меня.</text:span>– <text:s/><text:span text:style-name="T782">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284">Ага, <text:span text:style-name="T82">но,</text:span> раз в месяц Джереми, даже Джереми видит сны: <text:span text:style-name="T783">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285">Хорошо, хорошо. <text:span text:style-name="T784">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291">Похоже людям можно напомнить о Титанах и Отцах будут смеяться. Не такая умора как тортом в морду, но по крайней мере настолько же чисто.</text:p>
      <text:p text:style-name="P292">Да, гигантские резиновые хуи по-прежнему часть арсенала….</text:p>
      <text:p text:style-name="P293">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286">И сразу же не осталось ничего кроме его жопы между Гравитацией и Роджером. «<text:span text:style-name="T785">Мне всё равно. Роай его ребёнка. Я буду любить вас обоих—только идём со мной, Джессика. Ты нужна мне….</text:span></text:p>
      <text:p text:style-name="P287">Она щёлкает красным рычажком на своём интер<text:span text:style-name="T786">к</text:span>оме. <text:span text:style-name="T786">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225">– <text:span text:style-name="T787">Джес</text:span>— <text:span text:style-name="T788">блядь, он хочет расплакаться? Чувствует как подкатывает, словно оргазм</text:span>—</text:p>
      <text:p text:style-name="P288">И кто же его спас<text:span text:style-name="T789">ает (прерывает оргазм)? Надо же</text:span>, Джереми <text:span text:style-name="T789">собственной персоной. Старый Бобёр появляется и кивком отсылает держиморд, угрюмо блеснувших клыками, назад мастурбировать в комиксы </text:span><text:span text:style-name="T155">Преступления не Окупаются</text:span><text:span text:style-name="T789">,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155">ланч</text:span><text:span text:style-name="T789"> в </text:span><text:span text:style-name="T155">Клубе</text:span><text:span text:style-name="T789">. Совместный </text:span><text:span text:style-name="T155">ланч</text:span><text:span text:style-name="T789">?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text:span><text:soft-page-break/><text:span text:style-name="T789">Огонь, которая есть Британской программой собрать какие-никакие А4 и выпустить их по Северному морю. А о чём ещё им разговаривать?</text:span></text:p>
      <text:p text:style-name="P226">– <text:span text:style-name="T790">Зачем?</text:span>– <text:span text:style-name="T790">не перестаёт спрашивать Роджер, чтобы разозлить Джереми.</text:span>– <text:span text:style-name="T790">Зачем вы хотите собрать их и запустить?</text:span></text:p>
      <text:p text:style-name="P227">– <text:span text:style-name="T791">Мы же их захватили, не так ли? Что ещё </text:span><text:span text:style-name="T156">делать</text:span><text:span text:style-name="T791"> с ракетой?</text:span></text:p>
      <text:p text:style-name="P228">– <text:span text:style-name="T792">Но зачем?</text:span></text:p>
      <text:p text:style-name="P229">– <text:span text:style-name="T793">Зачем? Чёрт, </text:span><text:span text:style-name="T157">посмотреть</text:span><text:span text:style-name="T793">, ясное дело. Джесика говорит ты—э—</text:span><text:span text:style-name="T157">по части математики</text:span><text:span text:style-name="T793">?</text:span></text:p>
      <text:p text:style-name="P230">– <text:span text:style-name="T794">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231">– <text:span text:style-name="T795">Боже милостивый.</text:span>– <text:span text:style-name="T795">Смеётся: оглядывает комнату.</text:span></text:p>
      <text:p text:style-name="P232">– <text:span text:style-name="T796">Это старинная поговорка среди таких как я.</text:span></text:p>
      <text:p text:style-name="P289">Джереми знает как разобраться с <text:span text:style-name="T82">этим</text:span>. <text:span text:style-name="T797">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158">ты</text:span><text:span text:style-name="T797"> запросто—</text:span></text:p>
      <text:p text:style-name="P233">– <text:span text:style-name="T798">Неформальный значит в костюме свободного кроя,</text:span>– <text:span text:style-name="T799">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159">на самом деле</text:span><text:span text:style-name="T799">!</text:span></text:p>
      <text:p text:style-name="P290">И он приводит таки гостя: Моряка Бодвайна, который по своим связям заказал передать ему из зоны Панамского Канала <text:span text:style-name="T800">(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160">закреплять вешалками-плечиками</text:span><text:span text:style-name="T800">,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160"><text:s/>пятикратно-разделённый</text:span><text:span text:style-name="T800">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160">нитрокрасочно</text:span><text:span text:style-name="T800">-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234">– <text:span text:style-name="T801">Только ты и я, кореш?</text:span>– <text:span text:style-name="T801">грит Бодайн.</text:span>– <text:span text:style-name="T801">Чё так типа стеснительно?</text:span></text:p>
      <text:p text:style-name="P235">– <text:span text:style-name="T801">Послушай,</text:span>– <text:span text:style-name="T801">Роджер издаёт нездоровый смешок на то, что только что пришло ему в голову,</text:span>– <text:span text:style-name="T802">мы даже не можем прихватить с собой те большие резиновые хуи. Сёдня придётся полагаться на нашу </text:span><text:span text:style-name="T161">смекалку</text:span><text:span text:style-name="T802">!</text:span></text:p>
      <text:p text:style-name="P236">– <text:span text:style-name="T803">Тогда так, пошлю мотоцикл к Пуци пригнать нам взвод клоунов и</text:span>—</text:p>
      <text:p text:style-name="P236">– <text:span text:style-name="T803">Знаешь что? Ты утратил свой дух любителя приключений. Ага. Раньше ты таким не был, знаешь ли.</text:span></text:p>
      <text:p text:style-name="P237">– <text:span text:style-name="T804">Слышь, братиш,</text:span>– <text:span text:style-name="T805">произнося на Флотском Диалекте: брат</text:span><text:span text:style-name="T162">иишь</text:span><text:span text:style-name="T805">,</text:span>– <text:span text:style-name="T805">брось, брат</text:span><text:span text:style-name="T162">иишь.</text:span><text:span text:style-name="T805"> Поставь себя на моё место.</text:span></text:p>
      <text:p text:style-name="P237">– <text:span text:style-name="T805">Я б и не против, но… утону ж в таком-то.</text:span></text:p>
      <text:p text:style-name="P238">– <text:span text:style-name="T806">Простой скромный парень,</text:span>– <text:span text:style-name="T806">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807">простой веснушчатый пацан из Альберт Ли, Миннесота, там на шоссе 69, где ограничение </text:span><text:soft-page-break/><text:span text:style-name="T807">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163">иишь</text:span><text:span text:style-name="T807">. Радуйся, что ты всё ещё так охуенно наивен, Родж, подожди как увидишь первую разборку Европейского гангстера, они любят делать три контрольных: в голову, желудок и сердце. Ты врубился, что </text:span><text:span text:style-name="T163">желудок</text:span><text:span text:style-name="T807">? В этих краях желудок не считается вторым классом и это хорошая осенняя мысля помозговать на досуге.</text:span></text:p>
      <text:p text:style-name="P239">– <text:s/><text:span text:style-name="T808">Бодайн, разве ты не дезертировал? Но за это смертная казнь, правда?</text:span></text:p>
      <text:p text:style-name="P240">– <text:s/><text:span text:style-name="T808">Блядь, </text:span><text:span text:style-name="T164">это</text:span><text:span text:style-name="T808">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809">Так что Роджер потащил его с собой, с его монологом, в его зут костюме, на Круппное увеселение.</text:span></text:p>
      <text:p text:style-name="P294">Ещё в дверях, первое, что отмечает Бодан, так это тот струнный квартет <text:span text:style-name="T810">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165">тебя</text:span><text:span text:style-name="T810">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165">Largo, cantabile e mesto, </text:span><text:span text:style-name="T811">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166">Доктор Джекил и Мистер Хайд</text:span><text:span text:style-name="T811">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166">Гайдн</text:span><text:span text:style-name="T811">, Mutti! Лица от ICI и GE сгибают шеи пытаясь прочитать в свете свечей программку с любовью выписанную от руки спутником Утгарталоки по жизни, </text:span><text:span text:style-name="T166">Frau <text:s/></text:span><text:span text:style-name="T811">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text:span><text:soft-page-break/><text:span text:style-name="T811">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166">догола</text:span><text:span text:style-name="T811">.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166">Записки Международного Общества Сознавшихся в Энтузиазме к Носологии Альбатросов</text:span><text:span text:style-name="T811">, Зима 1936, великолепный небольшой журнал, они даже послали корреспондента в </text:span><text:span text:style-name="T166">Испанию</text:span><text:span text:style-name="T811">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295">В общем, если бы участники П<text:span text:style-name="T812">р</text:span>отиводействия лучше знали что стоит за этими категориями, <text:span text:style-name="T813">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296">Роджеру должно быть примерещились тут на минуту <text:span text:style-name="T814">вспотевшие</text:span> вечера Термидора: <text:span text:style-name="T814">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297">Они воспользуются нами. <text:span text:style-name="T815">Мы поможем им узакониться, хотя Им не так уж это и нужно, для Них это ещё один дивидент, однако не решающий….</text:span></text:p>
      <text:p text:style-name="P298">О да, разве не <text:span text:style-name="T82">в точности</text:span> <text:span text:style-name="T816">так</text:span> Они и сделают. <text:span text:style-name="T817">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167">уй</text:span><text:span text:style-name="T817">-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299">Виолончель призрачна, смазанно-коричнева, прозрачна, вздыхает туда-сюда средь прочих Голосов. <text:span text:style-name="T818">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text:span><text:soft-page-break/><text:span text:style-name="T818">между ртутных краёв—так же и тишина вытанцовывает в этом квартете. А и подожди пока вступят те </text:span><text:span text:style-name="T168">казу</text:span><text:span text:style-name="T818">!</text:span></text:p>
      <text:p text:style-name="P12"><text:span text:style-name="T252">Это музыкальный фон к тому, что готовится произойти. </text:span><text:span text:style-name="T253">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819">Что это тут за </text:span><text:span text:style-name="T254">‘</text:span><text:span text:style-name="T245">Überraschungbraten</text:span><text:span text:style-name="T254">’?»</text:span><text:span text:style-name="T241">– </text:span><text:span text:style-name="T244">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2"><text:span text:style-name="T244">– </text:span><text:span text:style-name="T255">Да просто </text:span><text:span text:style-name="T257">так и значит</text:span><text:span text:style-name="T255">, Матросик,</text:span><text:span text:style-name="T240">– </text:span><text:span text:style-name="T255">отвечает «Конни Командос»,</text:span><text:span text:style-name="T240">– </text:span><text:span text:style-name="T255">на Немецком </text:span><text:span text:style-name="T257">это</text:span><text:span text:style-name="T255"> «</text:span><text:span text:style-name="T256">сюрпризное жаркое».</text:span></text:p>
      <text:p text:style-name="P3"><text:span text:style-name="T293">– </text:span><text:span text:style-name="T258">По моей части, грит Бодайн. </text:span><text:span text:style-name="T259">Она же</text:span><text:span text:style-name="T240">—</text:span><text:span text:style-name="T259">возможно ненароком</text:span><text:span text:style-name="T240">—</text:span><text:span text:style-name="T259">просигналила глазами</text:span><text:span text:style-name="T240">—</text:span><text:span text:style-name="T260">вероятно, Пойнтсмен, существует такая вещь как рефлекс доброты </text:span><text:span text:style-name="T261">(сколько молодых мужчин навидалась она </text:span><text:span text:style-name="T262">приконченными с </text:span><text:span text:style-name="T254">’</text:span><text:span text:style-name="T262">42?) который кое-где, также и вне Зоны, уцелел от вымирания…. </text:span><text:span text:style-name="T263">Бодайн смотрит вдоль стола, мимо корпоративных зубов и полированных ногтей, </text:span><text:span text:style-name="T264">мимо инструментов для еды с увесистыми монограммами, </text:span><text:span text:style-name="T265">и в первый раз замечает облицованн</text:span><text:span text:style-name="T271">ое</text:span><text:span text:style-name="T265"> камнем уг</text:span><text:span text:style-name="T271">лубление</text:span><text:span text:style-name="T265"> для барбекю с двумя вертелами чёрного железа для прокрутки вручную. </text:span><text:span text:style-name="T266">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267">и </text:span><text:span text:style-name="T266">уголь, </text:span><text:span text:style-name="T267">соблазнительные, с кулак, вороньего крыла куски, из тех что когда-то оставляли трупы </text:span><text:span text:style-name="T268">вдоль берегов каналов, когда-то, в Инфляцию, </text:span><text:span text:style-name="T269">когда </text:span><text:span text:style-name="T270">его действительно удерживали </text:span><text:span text:style-name="T269"><text:s/>настолько смертельно дорогим, </text:span><text:span text:style-name="T270">представьте… </text:span><text:span text:style-name="T272">На краю углубления, где Юстус уже зажигает свечу, </text:span><text:span text:style-name="T273">пок</text:span><text:span text:style-name="T272">а Гретхен </text:span><text:span text:style-name="T274">обрызгивает топливо войсковым растворителем, из доков в порту, </text:span><text:span text:style-name="T275">М</text:span><text:span text:style-name="T274">оряк Бодвайн узрел голову Роджера, </text:span><text:span text:style-name="T275">которую две или три пары рук удерживают кверх</text:span><text:span text:style-name="T274"> </text:span><text:span text:style-name="T275">ногами, </text:span><text:span text:style-name="T276">губы отодраны от зубов и обнажённые дёсна </text:span><text:span text:style-name="T277">уже обесчвеченно</text:span><text:span text:style-name="T276"> белеют словно череп, </text:span><text:span text:style-name="T277">покуда одна из служанок, классическая атлас-с-кружевом, вредная, полапатьбыбельная девка, </text:span><text:span text:style-name="T278">чистит зубы Американской зубной пастой, </text:span><text:span text:style-name="T279">старательно соскабливая никотинные пятна и винный камень. </text:span><text:span text:style-name="T246">Глаза у Роджера такие обиженные и умоляющие</text:span><text:span text:style-name="T280">…. </text:span><text:span text:style-name="T281">Со всех сторон, гости перешёптываются. « </text:span><text:span text:style-name="T282">Как </text:span><text:span text:style-name="T283">эксцентрично, </text:span><text:span text:style-name="T284">Стефен придумал даже голову сыра!»</text:span><text:span text:style-name="T240">–</text:span><text:span text:style-name="T284"> «</text:span><text:span text:style-name="T285">Нет уж, </text:span><text:span text:style-name="T247">я </text:span><text:span text:style-name="T285">дождусь </text:span><text:span text:style-name="T247">другую часть</text:span><text:span text:style-name="T285">, чтоб откусить...»</text:span><text:span text:style-name="T240">– </text:span><text:span text:style-name="T286">хиханьки, возбуждённое дыхание, </text:span><text:span text:style-name="T287">а что это за очень синие штаны такие </text:span><text:span text:style-name="T288">все в складках… </text:span><text:span text:style-name="T289">и чем измазан пиджак, </text:span><text:span text:style-name="T290">а что на вертеле, краснее до хрусткой жирной корочки, </text:span><text:span text:style-name="T291">поворачивается, </text:span><text:span text:style-name="T292">чьё лицо сейчас обернётся, ба! так это же</text:span><text:span text:style-name="T240">—</text:span></text:p>
      <text:p text:style-name="P4"><text:span text:style-name="T240">– </text:span><text:span text:style-name="T294">Кетчупа нет, кетчупа нет,</text:span><text:span text:style-name="T240">– </text:span><text:span text:style-name="T295">мохнач </text:span><text:span text:style-name="T296">синепиджачный резко роется среди уксусниц и </text:span><text:span text:style-name="T297">подносов,</text:span><text:span text:style-name="T240">– </text:span><text:span text:style-name="T298">похоже </text:span><text:span text:style-name="T314">вовсе</text:span><text:span text:style-name="T298"> нет… </text:span><text:span text:style-name="T299">что за ёбанная тут забегаловка, Родж,</text:span><text:span text:style-name="T240">– </text:span><text:span text:style-name="T299"><text:s/></text:span><text:span text:style-name="T300">кричит</text:span><text:span text:style-name="T299"> </text:span><text:span text:style-name="T301">вдоль стола наискосок через семь вражеских лиц,</text:span><text:span text:style-name="T240">– <text:s/></text:span><text:span text:style-name="T302">эй, брат</text:span><text:span text:style-name="T248">иишь</text:span><text:span text:style-name="T302">, возле тебя там кетчупа не видать?</text:span></text:p>
      <text:p text:style-name="P7"><text:span text:style-name="T302">К</text:span><text:span text:style-name="T240">етчуп сигнальное слово, </text:span><text:span text:style-name="T314">ясное дело</text:span><text:span text:style-name="T303">—</text:span></text:p>
      <text:p text:style-name="P5"><text:span text:style-name="T240">– </text:span><text:span text:style-name="T304">Странно,</text:span><text:span text:style-name="T240">– </text:span><text:span text:style-name="T304">отвечает Роджер, который явно видел точно ту же картину в углублении,</text:span><text:span text:style-name="T240">– </text:span><text:span text:style-name="T305">я как раз собирался спросить <text:s/>у </text:span><text:span text:style-name="T249">тебя</text:span><text:span text:style-name="T305"> то же самое</text:span><text:span text:style-name="T304">!</text:span></text:p>
      <text:p text:style-name="P8"><text:span text:style-name="T240">Они ухмыляются друг другу как два клоуна. </text:span><text:span text:style-name="T306">Ауры обоих, для протокола, зелёные. Не пиздю. Ни разу с зимы </text:span><text:span text:style-name="T254">’</text:span><text:span text:style-name="T306">42 в морск</text:span><text:span text:style-name="T308">о</text:span><text:span text:style-name="T306">м караване посреди шторма в Северной Атлантике, </text:span><text:span text:style-name="T307">с оборвавшимися тоннами 5-дюймовых боеприпасов, что катались по всему судну, </text:span><text:span text:style-name="T308">Германская волчья стая невидимо из-под воды сшибает соседние корабли направо и налево, </text:span><text:span text:style-name="T309">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310">задыхались от хохота—</text:span><text:span text:style-name="T311">ни разу с того дня </text:span><text:span text:style-name="T312">Моряк Бодайн не чув</text:span><text:span text:style-name="T313">с</text:span><text:span text:style-name="T312">твовал такого кайфа </text:span><text:span text:style-name="T313">при хороших шансах погибнуть</text:span><text:span text:style-name="T315">.</text:span></text:p>
      <text:p text:style-name="P75">– <text:span text:style-name="T820">Ничего себе сервировка, а?</text:span>– <text:span text:style-name="T820">восклицает он.</text:span>– <text:span text:style-name="T821">Еда называется!</text:span>– <text:span text:style-name="T821">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text:span><text:soft-page-break/><text:span text:style-name="T821">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76">– <text:span text:style-name="T822">Даже не знаю,</text:span>– <text:s/><text:span text:style-name="T822">Роджер тщательно небрежен,</text:span>– <text:span text:style-name="T822">я как-то не нахожу </text:span><text:span text:style-name="T169">суп из соплей</text:span><text:span text:style-name="T822"> в меню.</text:span></text:p>
      <text:p text:style-name="P77">– <text:span text:style-name="T823">Ага, и я бы сам не отказался от </text:span><text:span text:style-name="T170">гнойного пудинга</text:span><text:span text:style-name="T823">. Думаешь у них найдётся?</text:span></text:p>
      <text:p text:style-name="P78">– <text:span text:style-name="T824">Нет, но может оказаться суфле с молофьёй!</text:span>– <text:span text:style-name="T825">вскрикивает Роджер,</text:span>– <text:span text:style-name="T826">с добавкой из </text:span><text:span text:style-name="T171">менструального мармелада</text:span><text:span text:style-name="T826">!</text:span></text:p>
      <text:p text:style-name="P79">– <text:span text:style-name="T827">А ещё бы не прочь от наваристого жаркого со смегмой!</text:span>–<text:span text:style-name="T827"> предлагает Бодайн,</text:span>– <text:span text:style-name="T828">или как начёт </text:span><text:span text:style-name="T172">кастрюльки тромбов</text:span><text:span text:style-name="T828">?</text:span></text:p>
      <text:p text:style-name="P80">– <text:span text:style-name="T830">Мы бы составили обед получше этого,</text:span>– <text:span text:style-name="T830">Роджер помахивает меню в руке.</text:span>– <text:span text:style-name="T831">Для начала плацентные аппетитные закуски, возможно какие-то </text:span><text:span text:style-name="T173">сэндвичи со струпьями</text:span><text:span text:style-name="T831">, хорошо расчёсанными, конечно… и или </text:span><text:span text:style-name="T173">к</text:span><text:span text:style-name="T175">литор</text:span><text:span text:style-name="T173">ные клёцки</text:span><text:span text:style-name="T831">! Ммм, объеденье, сдобренные </text:span><text:span text:style-name="T173">майонезом из мукуса.</text:span></text:p>
      <text:p text:style-name="P81">– <text:span text:style-name="T832">О, мне дошло,</text:span>– <text:span text:style-name="T832">грит Конни Командос,</text:span>– <text:span text:style-name="T833">тут должна быть аллитерация. Как насчёт… э… </text:span><text:span text:style-name="T174">пожёванных пельмешков</text:span><text:span text:style-name="T833">?</text:span></text:p>
      <text:p text:style-name="P82">– <text:span text:style-name="T834">Мы составляем суповые блюда, крошка,</text:span>– <text:span text:style-name="T835">грит с прохладцей <text:s/>Моряк Бодвайн,</text:span>– <text:span text:style-name="T836">так что позволь мне просто предложить козявочное консоме, или заблёванный бульон.</text:span></text:p>
      <text:p text:style-name="P83">– <text:span text:style-name="T837">Рвотный рататуй,</text:span>– <text:span text:style-name="T838">грит Конни.</text:span></text:p>
      <text:p text:style-name="P83">– <text:span text:style-name="T838">Ты врубилась.</text:span></text:p>
      <text:p text:style-name="P84">– <text:span text:style-name="T840">Салат из салями с глистами,</text:span>– <text:s/><text:span text:style-name="T839">продолжает Роджер.</text:span>– <text:span text:style-name="T840">с нарезкой из абортированных абрикосов и присыпкой перхоти.</text:span></text:p>
      <text:p text:style-name="P178">Раздаётся звук благовоспитанного сдерживания, <text:span text:style-name="T841">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179">Так и шло, <text:span text:style-name="T842">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180">Одно из казу прекращает играть. «Затруханная запеканка!»<text:span text:style-name="T323">– </text:span>верезжит Густав</text:p>
      <text:p text:style-name="P85">– <text:span text:style-name="T843">Обосанные оладьи, с сычужным сиропом,</text:span>– <text:span text:style-name="T844">добавляет Андрэ Омнопон, когда Густав возобновляет игру, Внешние Голоса тем временем сбились в замешательстве.</text:span></text:p>
      <text:p text:style-name="P85">– <text:span text:style-name="T845">И посыпаны эксттратом экскрементов,</text:span>– <text:span text:style-name="T845">бормочет виолончелист, который не ставит себя выше невинных забав.</text:span></text:p>
      <text:p text:style-name="P85">– <text:span text:style-name="T845">Геморроидные гренки,</text:span>– <text:span text:style-name="T845">Конни с восторгом лупит ложкой,</text:span>– <text:span text:style-name="T176">поносные пирожки</text:span><text:span text:style-name="T846">!</text:span></text:p>
      <text:p text:style-name="P300">Фрау Утгарталоки вскакивает на ноги, <text:span text:style-name="T847">перевернув поднос болячек бламанже—</text:span><text:span text:style-name="T177">иззвиняюсь</text:span><text:span text:style-name="T847">,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241">– <text:span text:style-name="T848">Отборный</text:span><text:span text:style-name="T829"> </text:span><text:span text:style-name="T848">гангренозный гуляш, или восхитительная кремово-белая <text:s/>порция проказы,</text:span>–<text:span text:style-name="T849">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242">– <text:span text:style-name="T850">Фунгусное фрикасе!</text:span>– <text:span text:style-name="T851">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text:span><text:soft-page-break/><text:span text:style-name="T851">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243">– <text:span text:style-name="T852">Карбункульные котлеты!</text:span></text:p>
      <text:p text:style-name="P244">– <text:span text:style-name="T853">С </text:span><text:span text:style-name="T178">паховой подливой</text:span><text:span text:style-name="T853">!</text:span></text:p>
      <text:p text:style-name="P245">– <text:span text:style-name="T854">Корейка с кольцевывми червями!</text:span></text:p>
      <text:p text:style-name="P301"><text:span text:style-name="T854">У </text:span>леди Мнемосин Глуб какой-то припадок, настолько сильный, что ожерелье её рвётся и жемчужины раскатываются по шёлку скатерти. <text:span text:style-name="T855">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310">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301"/>
      <text:p text:style-name="P548">У, дайте отех прыщиков à-la-улю,</text:p>
      <text:p text:style-name="P548">Налопаюся до усрачки!</text:p>
      <text:p text:style-name="P548">Скажи, брат<text:span text:style-name="T82">иишь</text:span>, как ты глядишь</text:p>
      <text:p text:style-name="P548">На тему Палубных Десертов после качки?</text:p>
      <text:p text:style-name="P302"/>
      <text:p text:style-name="P246">– <text:span text:style-name="T856">Я должен вам признаться,</text:span>– <text:span text:style-name="T856">торопливо шепчет Густав.</text:span>– <text:span text:style-name="T856">Мне ужасно неловко, но наверное вам не нужны такие как я. Понимаете… Я был Штурмовиком. Очень давно. Знаете, как Хорст Вессель.</text:span></text:p>
      <text:p text:style-name="P247">– <text:span text:style-name="T857">Ну и что?</text:span>– <text:span text:style-name="T857">смеётся Бодайн,</text:span>– <text:span text:style-name="T858">может я был стрелком у Мелвина Пёрвиса.</text:span></text:p>
      <text:p text:style-name="P248">– <text:span text:style-name="T859">Кем?</text:span></text:p>
      <text:p text:style-name="P248">– <text:span text:style-name="T859">За Пост Тостис.</text:span></text:p>
      <text:p text:style-name="P249">– <text:span text:style-name="T859">За кого?</text:span>– <text:span text:style-name="T860">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303">Последний чёрный дворецкий отпирет последнюю дверь наружу, <text:span text:style-name="T861">и к побегу. Сбегите сегодня. «Тифозный торт с коклюшным кремом, джентльмены,– кивает он. И с той стороны рассвета можешь различить улыбку. </text:span></text:p>
      <text:p text:style-name="P303"><draw:frame draw:style-name="fr1" draw:name="Image10" text:anchor-type="paragraph" svg:width="6.9252in" svg:height="0.3661in" draw:z-index="2"><draw:image xlink:href="Pictures/1000000000000B720000009B428C9716555D8079.png" xlink:type="simple" xlink:show="embed" xlink:actuate="onLoad" loext:mime-type="image/png"/></draw:frame></text:p>
      <text:p text:style-name="P304">В своём рюкзаке Гели Трипинг несёт несколько ногтевых обрезков с пальцев ног Чичерина, <text:span text:style-name="T862">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305">В полдень она приходит <text:span text:style-name="T863">в деревенский дом с полом из синих и белых плиток на кухне, изысканный китайский фарфор в старинных тарелках развешанных как картиры на стенах, и </text:span><text:soft-page-break/><text:span text:style-name="T863">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311">– Иногда я могу вызывать его лицо в чашке с чаем. Но травы надо собирать очень внимательно. Я ещё не очень хороша в этом.</text:p>
      <text:p text:style-name="P312">– Но ты влюблена. Технические приёмы всего лишь подмена этому когда стареешь.</text:p>
      <text:p text:style-name="P313">– Зачем не оставаться влюблённой всегда?</text:p>
      <text:p text:style-name="P306">Две женщины наблюдают друг друга через солнечную кухню. <text:span text:style-name="T864">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307">В ночь, когда чёрные выступили в свой великий переход, <text:span text:style-name="T865">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308">Позади, подталкивая её, <text:span text:style-name="T867">дремотность</text:span> города, <text:span text:style-name="T866">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179">практикующих</text:span><text:span text:style-name="T866">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309"><text:span text:style-name="T868">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180">Schwarzkommando</text:span><text:span text:style-name="T868">. Если чувствует, что можно, она даже спросит про Чичерина. Разнообразие слухов изумляет её. </text:span><text:span text:style-name="T180">Я не единственная кто его любит</text:span><text:span text:style-name="T868">… хотя </text:span><text:span text:style-name="T180">их</text:span><text:span text:style-name="T868">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314">Брехня, Чичерин давно мёрт<text:span text:style-name="T869">в</text:span>, <text:span text:style-name="T869">ты что не слышал, уже несколько месяцев как убит…</text:span></text:p>
      <text:p text:style-name="P314">…<text:span text:style-name="T870">его кем-то подменили пока арестуют остальных из его Блока…</text:span></text:p>
      <text:p text:style-name="P314">...<text:span text:style-name="T871">нет, он приезжал в Люнеберг неделю назад, мой приятель его раньше видел, точно он…</text:span></text:p>
      <text:p text:style-name="P314">...<text:span text:style-name="T872">он здорово похудел и выходит только с усиленной охраной. Не меньше двенадцати. В основном Азиаты…</text:span></text:p>
      <text:p text:style-name="P314">...<text:span text:style-name="T872">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250">– <text:span text:style-name="T873">По какому краю?</text:span>– <text:span text:style-name="T874">Они трясутся в кузове 2</text:span><text:span text:style-name="T419">½-тонного</text:span><text:span text:style-name="T874">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251">– <text:span text:style-name="T875">Ну, </text:span><text:span text:style-name="T181">ты</text:span><text:span text:style-name="T875"> знаешь какое у него задание.</text:span></text:p>
      <text:p text:style-name="P251">– <text:span text:style-name="T875">Ракеты?</text:span></text:p>
      <text:p text:style-name="P252"><text:soft-page-break/>– <text:span text:style-name="T876">Не хотел бы я оказаться на его месте, вот и всё.</text:span></text:p>
      <text:p text:style-name="P315">На гребне холма геодезическая партия восстанавливают разбитую дорогу. <text:span text:style-name="T877">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наблюдает это небольшое действо: оно благочестиво, грациозно, и она </text:span><text:span text:style-name="T182">чувствует крест</text:span><text:span text:style-name="T877">,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182">этого</text:span><text:span text:style-name="T877">?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182">потребовалось</text:span><text:span text:style-name="T877">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182">Наша миссия в том, чтоб поддерживать смерть</text:span><text:span text:style-name="T877">.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316">Только лишь почти, из-за уровня дезертирства. <text:span text:style-name="T878">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317"><text:span text:style-name="T880">Среди</text:span> эх<text:span text:style-name="T880">а</text:span> с колкими краями, Титан ворочается <text:span text:style-name="T879">глубоко </text:span>внизу. <text:span text:style-name="T880">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голоса за спиной в сумерках на краю города и двигаться в постоянно расстёгнутом плаще своей ночной прогулки пока</text:span></text:p>
      <text:p text:style-name="P318">Вдруг Пан<text:span text:style-name="T323">—</text:span>прыжком<text:span text:style-name="T323">—</text:span>с лицом невыносимой красоты, <text:span text:style-name="T881">прекрасный Змий, кольца его сплетают радугу небес—в несомненные кости страха—</text:span></text:p>
      <text:p text:style-name="P319">Не иди домой средь ночи по пуст<text:span text:style-name="T882">ы</text:span>м пол<text:span text:style-name="T882">ям</text:span>. <text:span text:style-name="T883">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text:span><text:soft-page-break/><text:span text:style-name="T883">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320">Это вопрос нескольких недель, <text:span text:style-name="T884">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321">Умрёт ли Блисеро,<text:span text:style-name="T82"> нет пожалуйста не дай ему умереть</text:span>…. <text:span text:style-name="T885">(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322">Это ещё какая-то игра, <text:s/>наверное, ещё один повод для порки? <text:span text:style-name="T886">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183">посвящены</text:span><text:span text:style-name="T886">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323">Со своим приближением к этому, взятый внутрь снова и снова, Готфрид может лишь держаться открытым, расслабить сфинктер своей души….</text:p>
      <text:p text:style-name="P324"><text:span text:style-name="T323">– </text:span>А иногда я мечтаю об открытии края Света. Обнаружить что край <text:span text:style-name="T82">есть</text:span>. <text:span text:style-name="T887">Моя горная горечавка знала всегда. Но мне это обошлось так дорого.</text:span></text:p>
      <text:p text:style-name="P325">Америка <text:span text:style-name="T82">была</text:span> краем свет<text:span text:style-name="T888">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326"><text:soft-page-break/>В Азию, Африку, Америндию, Океанию Европа явилась Европа и установила <text:span text:style-name="T889">свою </text:span>власть <text:span text:style-name="T889">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184">одна лишь</text:span><text:span text:style-name="T889">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184">единой с</text:span><text:span text:style-name="T889">….</text:span></text:p>
      <text:p text:style-name="P327">Закончился ли один цикл и теперь готов начаться новый? <text:span text:style-name="T890">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185">постоянный риск упасть</text:span><text:span text:style-name="T890">.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328">Хотел бы я обрести всё это. <text:span text:style-name="T891">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329">Связи на которые они рассчитывали <text:span text:style-name="T892">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186"> глупую чистоту</text:span><text:span text:style-name="T892"> в твоих глазах…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text:span></text:p>
      <text:p text:style-name="P253">– <text:span text:style-name="T893">Твоей любви,</text:span>– <text:span text:style-name="T893">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254">– <text:span text:style-name="T894">Я хочу вырваться</text:span>—<text:span text:style-name="T894">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330"><text:soft-page-break/>Готфрид стоит на коленях, немо, в ожидании. <text:span text:style-name="T187">Блисеро смотрит на него</text:span><text:span text:style-name="T895">.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Блисеро всегда принимал решения. </text:span><text:span text:style-name="T187">Почему он вдруг спрашивает</text:span><text:span text:style-name="T895">….</text:span></text:p>
      <text:p text:style-name="P331">На этом-то всё и держится. Коридоры рутины, <text:span text:style-name="T896">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331"><draw:frame draw:style-name="fr1" draw:name="Image11" text:anchor-type="paragraph" svg:width="6.9252in" svg:height="0.3661in" draw:z-index="3"><draw:image xlink:href="Pictures/1000000000000B720000009B428C9716555D8079.png" xlink:type="simple" xlink:show="embed" xlink:actuate="onLoad" loext:mime-type="image/png"/></draw:frame></text:p>
      <text:p text:style-name="P332">Вот <text:span text:style-name="T900">он</text:span> Енцин, гонит свою новенькую ракету сквозь ночь. <text:span text:style-name="T897">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333">Это 00001, <text:span text:style-name="T898">вторая в своей серии.</text:span></text:p>
      <text:p text:style-name="P335">Русские репродукторы через Эльбу обращались к тебе. <text:span text:style-name="T899">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338">Но молодые люди все постарели и мало осталось цвета в этой сцене… <text:span text:style-name="T901">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text:span><text:soft-page-break/><text:span text:style-name="T901">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546">перемены с Ракето-</text:span><text:span text:style-name="T547">модификациями: </text:span><text:span text:style-name="T548">не более чем производные, вообще-то, </text:span><text:span text:style-name="T549">от приёмов, с помощью которых </text:span><text:span text:style-name="T550">Констанс Бабингтон-Смит и </text:span><text:span text:style-name="T551">её коллега Р.А.Ф. Медменхэм </text:span><text:span text:style-name="T552">раскрыли Ракету по развед-аэроснимкам <text:s/>1943-</text:span><text:span text:style-name="T553">го над Пенемюнде. </text:span></text:p>
      <text:p text:style-name="P339"><text:span text:style-name="T553">Н</text:span><text:span text:style-name="T525">о вспомни, любили </text:span><text:span text:style-name="T554">ли вы </text:span><text:span text:style-name="T525">это. </text:span><text:span text:style-name="T554">Если да, </text:span><text:span text:style-name="T555">то </text:span><text:span text:style-name="T554">как вы это любили. </text:span><text:span text:style-name="T555">И насколько—</text:span><text:span text:style-name="T556">ведь вы привыкли спрашивать «насколько», </text:span><text:span text:style-name="T557">привыкли измерять, сравнивать замеры, </text:span><text:span text:style-name="T558">вставлять их в формулы для определения <text:s/>сколько бол</text:span><text:span text:style-name="T559">ь</text:span><text:span text:style-name="T558">ше</text:span><text:span text:style-name="T556">, <text:s/></text:span><text:span text:style-name="T559">сколько чего, сколько когда… </text:span><text:span text:style-name="T560">а здесь в вашем общем движении к морю </text:span><text:span text:style-name="T561">чувствуй сколько хочешь </text:span><text:span text:style-name="T562">ту тёмную двусмысленную любовь, которая ещё и стыд, </text:span><text:span text:style-name="T563">бравада, инженерская геополитика—«</text:span><text:span text:style-name="T564">сферы влияния» св</text:span><text:span text:style-name="T565">е</text:span><text:span text:style-name="T564">дённые к </text:span><text:span text:style-name="T565">торусам радиуса действия Ракеты, </text:span><text:span text:style-name="T566">что параболичны в сечении…</text:span></text:p>
      <text:p text:style-name="P340"><text:span text:style-name="T567">...не, как могло бы нам представляться, ограничены снизу линией Земли «</text:span><text:span text:style-name="T568">с которой поднимается» и Земли «в которую ударяет» </text:span><text:span text:style-name="T569">Но Ведь Ты В Самом Деле Не Думал Что Так Правда Же </text:span><text:span text:style-name="T570">Конечно Она Начинается Неизмеримо Под Землёй </text:span><text:span text:style-name="T571">И Уходит Неизмеримо Обратно В Землю </text:span><text:span text:style-name="T572">нам позволено видеть всего лишь пик, отрыв от </text:span><text:span text:style-name="T573">поверхности, из другого молчащего мира, </text:span><text:span text:style-name="T574">резко (реактивный самолёт срывающийся в сверхзвуковую скорость, через сколько-то лет космический крпаль срывающийся в сверхсветовую) </text:span><text:span text:style-name="T575">Помни Пароль В Зоне На Этой Неделе </text:span><text:span text:style-name="T576">Б</text:span><text:span text:style-name="T575">ЫСТРЕЕ</text:span><text:span text:style-name="T541">—</text:span><text:span text:style-name="T576">Ч</text:span><text:span text:style-name="T575">ЕМ </text:span><text:span text:style-name="T576">С</text:span><text:span text:style-name="T575">ВЕРХСВЕТОВАЯ По Ходу Голос Ускоряется В Разы</text:span><text:span text:style-name="T541">—</text:span><text:span text:style-name="T576">Линейные Исключения Лишь Для Случаев Жалоб На Верхние Дыхательные, </text:span><text:span text:style-name="T577">на каждом из «концов», пойми, </text:span><text:span text:style-name="T578">огромная передача энергии: </text:span><text:span text:style-name="T579">прорыв вверх в этот мир, </text:span><text:span text:style-name="T580">в контролируемое горение</text:span><text:span text:style-name="T541">—</text:span><text:span text:style-name="T581">прорыв вниз снова, </text:span><text:span text:style-name="T582">неконтролируемый взрыв… </text:span><text:span text:style-name="T583">это отсутствие симметрии ведё</text:span><text:span text:style-name="T586">т</text:span><text:span text:style-name="T583"> к предположению </text:span><text:span text:style-name="T584">о наличии, подобно Эфиру, </text:span><text:span text:style-name="T585">потоков во времени, подобных потокам Эфира в прост</text:span><text:span text:style-name="T586">р</text:span><text:span text:style-name="T585">анстве. </text:span><text:span text:style-name="T587">Предположение Вакуума во времени вело к обособлению нас друг от друга. </text:span><text:span text:style-name="T588">Но море Эфира несущее нас из-мира-в-мир может вернуть нас к неразрывности, </text:span><text:span text:style-name="T589">открыть нам более благоприятную вселенную, более вольную….</text:span></text:p>
      <text:p text:style-name="P341"><text:span text:style-name="T589">Т</text:span><text:span text:style-name="T525">ак что да да, тут покатила схоластика, космология состояний Ракеты… </text:span><text:span text:style-name="T590">это Ракета уводит на такой путь</text:span><text:span text:style-name="T541">—</text:span><text:span text:style-name="T591">из всех прочих</text:span><text:span text:style-name="T541">—</text:span><text:span text:style-name="T592">мимо этих видимых извивов змея, что </text:span><text:span text:style-name="T593">всхлёстываются </text:span><text:span text:style-name="T594">над поверхностью Земли радужным светом, </text:span><text:span text:style-name="T595">в стальных судорогах… </text:span><text:span text:style-name="T596">эти шторма, это всё в недрах Земли о чём нам никогда не говорилось… </text:span><text:span text:style-name="T597">мимо них, через стремительность, </text:span><text:span text:style-name="T598">в исчисляемый космос, </text:span><text:span text:style-name="T599">причудливый обшитый панелями коричневого дерева, Викторианский </text:span><text:span text:style-name="T600">вид Войны Мозгов, как между кватернионами и векторным анализом в 1880-е</text:span><text:span text:style-name="T541">—</text:span><text:span text:style-name="T601">ностальгия по Эфиру, серебряным, маятниковым, </text:span><text:span text:style-name="T592"><text:s/></text:span><text:span text:style-name="T602">камне-основанным, </text:span><text:span text:style-name="T603">исчечено-латунным, филигранным, элегантно функциональным </text:span><text:span text:style-name="T604">формам наших дедушек. </text:span><text:span text:style-name="T605">Со всеми оттенками сепии, разумеется. </text:span><text:span text:style-name="T606">Но Ракета должна быть множеством всего, </text:span><text:span text:style-name="T607">должна </text:span><text:span text:style-name="T608">с</text:span><text:span text:style-name="T607">оответствовать </text:span><text:span text:style-name="T608">всевозможным формам в снах тех, кто входил в контакт с нею</text:span><text:span text:style-name="T541">—</text:span><text:span text:style-name="T609">в бою, в туннеле, на бумаге</text:span><text:span text:style-name="T541">—</text:span><text:span text:style-name="T610">она должна выстоять перед ересями сияющей, не сбиваемой с толку… </text:span><text:span text:style-name="T611">а еретики непременно будут: </text:span><text:span text:style-name="T612">Гностики </text:span><text:span text:style-name="T613">притянутые порывом ветра и огня в палаты Ракето-трона… </text:span><text:span text:style-name="T614">Каббалисты, что изучают Ракету словно Тору, </text:span><text:span text:style-name="T615">букву за </text:span><text:soft-page-break/><text:span text:style-name="T615">буквой</text:span><text:span text:style-name="T541">—</text:span><text:span text:style-name="T616">заклёпк</text:span><text:span text:style-name="T617">и</text:span><text:span text:style-name="T616">, чаша горел</text:span><text:span text:style-name="T617">ки и латунная роза</text:span><text:span text:style-name="T616">, </text:span><text:span text:style-name="T618">её текст для их перестановок и изыскания новых откровений, </text:span><text:span text:style-name="T619">непрестанно раскрывающихся всё дальше и дальше… </text:span><text:span text:style-name="T620">Манихейцы, различающие две Ракеты, добра и зла, </text:span><text:span text:style-name="T621">что говорят вместе священной идиолалией</text:span><text:span text:style-name="T616"> </text:span><text:span text:style-name="T621">Первобытных Близнецов </text:span><text:span text:style-name="T622">(некоторые утверждают что их имена Енцин и Блисеро) </text:span><text:span text:style-name="T623">про добрую Ракету, что </text:span><text:span text:style-name="T624">понесёт</text:span><text:span text:style-name="T623"> нас </text:span><text:span text:style-name="T624">к звёздам, и про злую Ракету для самоубийства Мира, </text:span><text:span text:style-name="T625">обе в вечной борьбе.</text:span></text:p>
      <text:p text:style-name="P342"><text:span text:style-name="T625">Н</text:span><text:span text:style-name="T525">о еретики эти будут отыскиваться и </text:span><text:span text:style-name="T626">владычество молчания расти с падением каждого из них… </text:span><text:span text:style-name="T627">их </text:span><text:span text:style-name="T538">всех</text:span><text:span text:style-name="T627"> отыщут. </text:span><text:span text:style-name="T628">Для каждого будет его персональная Ракета. </text:span><text:span text:style-name="T629">В её программу отыскания цели буд</text:span><text:span text:style-name="T630">у</text:span><text:span text:style-name="T629">т загружен</text:span><text:span text:style-name="T630">ы</text:span><text:span text:style-name="T629"> его </text:span><text:span text:style-name="T630">ЭЭГ, </text:span><text:span text:style-name="T631">всплески и шумы его </text:span><text:span text:style-name="T632">пульса, призрачные </text:span><text:span text:style-name="T633">цветы личного инфракрасного, </text:span><text:span text:style-name="T634">каждая Ракета будет знать своего предназначенного и охотиться за ним, </text:span><text:span text:style-name="T635">преследовать его зелёно-лакированная и молчаливая охотничья собака, </text:span><text:span text:style-name="T636">по нашему Миру, </text:span><text:span text:style-name="T637">блестящая и заострённая в небе за его спиной, </text:span><text:span text:style-name="T638">его хранитель-палач мчащий следом, мчащий </text:span><text:span text:style-name="T539">всё ближе….</text:span></text:p>
      <text:p text:style-name="P467">Задачи таковы. <text:span text:style-name="T902">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468">00001 перевозится разобранной, <text:s/>секциям<text:span text:style-name="T903">и—боеголовка, управление, баки горючего и окислителя, хвостовая секция. Если смогут доставить к месту пуска, придётся собирать там. </text:span></text:p>
      <text:p text:style-name="P469">– <text:span text:style-name="T904">Покажи мне общество, что ни разу не говорило «я создано среди людей»,</text:span>– <text:s/><text:span text:style-name="T904">Кристиан шагает с Енциным в полях повыше привала,</text:span>– «<text:span text:style-name="T904">чтобы защитить каждого из вас от насилия, дать убежище в час катастрофы», но Енцин, какая там защита? Что может защитить нас от этого?</text:span>– <text:span text:style-name="T905">указывает в долину на жёлто-серые сети маскировки, рентгеноглазые для единственно этого путешествия, видят насквозь….</text:span></text:p>
      <text:p text:style-name="P496">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470">– <text:span text:style-name="T906">Это приходит как Откровение. Показывает, что никакое общество не может защитить, никогда не могло</text:span>—<text:span text:style-name="T907">такая же глупость как щиты из бумаги….</text:span>— <text:span text:style-name="T908">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text:span><text:soft-page-break/><text:span text:style-name="T908">когда-нибудь Они дали нам взамен веры, любви</text:span>—<text:span text:style-name="T909">Они лишь говорят «любовь»</text:span>—<text:span text:style-name="T909">и за это мы должники Их? Разве могут Они уберечь нас хотя бы от простуды? От вшей, от одиночества? Хот от </text:span><text:span text:style-name="T188">чего-нибудь</text:span><text:span text:style-name="T909">?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471">– <text:span text:style-name="T910">Сходится,</text:span>–<text:span text:style-name="T910"> кивает Кристиан.</text:span>– <text:span text:style-name="T910">Это про нас.</text:span>– <text:span text:style-name="T910">Он не взглядывает на Енцина для подтверждения, при этом.</text:span></text:p>
      <text:p text:style-name="P471">– <text:span text:style-name="T910">Да.</text:span></text:p>
      <text:p text:style-name="P471">– <text:span text:style-name="T910">Тогда… в отсутствие веры…</text:span></text:p>
      <text:p text:style-name="P493">В одну из ночей, под дождём, их лагерь-корраль остановился на ночёвку в брошенном исследовательском центре, <text:span text:style-name="T911">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472">– <text:span text:style-name="T912">Кто станет воевать за пустыню?</text:span>– <text:span text:style-name="T912">хочет знать Катье. На ней зелёный дождевик с капюшоном, по виду был бы велик даже Енцину.</text:span></text:p>
      <text:p text:style-name="P494">Кристиан сидит на корточках глядя вверх на <text:span text:style-name="T913">бледную дугу рефлектора, у основания которого они собрались, в дождь, курят вместе, на минуту отделившись от перехода,– «не за. Он говорит ‘в’»</text:span></text:p>
      <text:p text:style-name="P495">Впоследствие меньше хлопот, если исправляешь Тексты <text:span text:style-name="T914">как только они <text:s/>произнесены. «Спасибо»,– <text:s/>грит Оберст Енцин.</text:span></text:p>
      <text:p text:style-name="P497">Метров за сто дальше, ссутулившись в другом параболоиде, за ними наблюдает <text:span text:style-name="T915">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калачиком в доходном грехе. Ожидать чего-то большего, или меньшего, от Зоны, значит переть против условий Сотворения.</text:span></text:p>
      <text:p text:style-name="P498">Когда Енцин <text:span text:style-name="T916">едет </text:span>в передней машине <text:span text:style-name="T916">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text:span><text:soft-page-break/><text:span text:style-name="T916">никогда не понимает порученного как надо, как в старинной истории Иреро. Так вымирает почтительность. </text:span></text:p>
      <text:p text:style-name="P499"><text:span text:style-name="T917">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pan text:style-name="T189">изморось облепляет чёрное лицо крупными каплищами, </text:span><text:span text:style-name="T918">так вода пристаёт к чёрному гриму, но не <text:s/>к Иреро коже—</text:span></text:p>
      <text:p text:style-name="P473">– <text:span text:style-name="T919">Получится тут развернуться?</text:span>– <text:span text:style-name="T919">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474">– <text:span text:style-name="T920">Блядь,</text:span>– <text:span text:style-name="T921">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475">– <text:span text:style-name="T922">Тут.</text:span>– <text:span text:style-name="T922">Возле дороги тело навзничь. Это Мечислав Омузире с тяжёлым ранением головы.</text:span>– <text:span text:style-name="T923">Заберём его, давай.</text:span>– <text:span text:style-name="T923">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476">– <text:span text:style-name="T924">Там так и ехать туда </text:span><text:span text:style-name="T190">задом</text:span><text:span text:style-name="T924">?</text:span></text:p>
      <text:p text:style-name="P477">– <text:span text:style-name="T925">Миномётный огонь был?</text:span></text:p>
      <text:p text:style-name="P477">– <text:s/><text:span text:style-name="T925">После стрельбы? Нет.</text:span></text:p>
      <text:p text:style-name="P478">– <text:span text:style-name="T926">Андреас, значит справился.</text:span></text:p>
      <text:p text:style-name="P479">– <text:s/><text:span text:style-name="T927">О, с ними всё будет в порядке, Нгуарореруе. Я беспокоюсь про </text:span><text:span text:style-name="T191">нас</text:span><text:span text:style-name="T927">.</text:span></text:p>
      <text:p text:style-name="P500">Орут<text:span text:style-name="T945">й</text:span>ене убит. Окандио, Екори, Омузире ранены, <text:span text:style-name="T930">состояние Екори критическое. Нападали белые.</text:span></text:p>
      <text:p text:style-name="P480">– <text:span text:style-name="T928">Сколько.</text:span></text:p>
      <text:p text:style-name="P481">– <text:span text:style-name="T929">С дюжину, наверное.</text:span></text:p>
      <text:p text:style-name="P482">– <text:span text:style-name="T930">Мы не можем рассчитывать на безопасный периметр,</text:span>– <text:span text:style-name="T931">сине-белый фонарик разливает эллипс-в-параболу по вздрагивающей карте,</text:span>– <text:span text:style-name="T932">до Брауншвига. Если он ещё там.</text:span>– Дождь<text:span text:style-name="T933"> бьёт по карте громкими шлепками.</text:span></text:p>
      <text:p text:style-name="P483">– <text:span text:style-name="T934">Где железная дорога?</text:span>– <text:span text:style-name="T934">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501">Люди подходят свалить свои пожитки рядом с тягачом-подъёмником ракеты. <text:span text:style-name="T935">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501"><text:span text:style-name="T936">Андреас сидит болтая ногами и бьёт в задний борт </text:span><text:span text:style-name="T192">бам… бам</text:span><text:span text:style-name="T936">… сигнал к выступлению. Енцин вопросительно смотрит вверх. Андреас хочет сказать что-то. Наконец: «Кристиан идёт с тобой, значит?»</text:span></text:p>
      <text:p text:style-name="P484">– <text:span text:style-name="T937">И что?</text:span>– <text:span text:style-name="T937">Помаргивает из-под бровей в капельках дождя.</text:span>– <text:span text:style-name="T937">О, ради Бога, Андреас.</text:span></text:p>
      <text:p text:style-name="P484">– <text:span text:style-name="T937">А? Отводящим тоже ведь надо прорваться, верно?</text:span></text:p>
      <text:p text:style-name="P485">– <text:span text:style-name="T938">Слушай, бери его с собой, если хочешь.</text:span></text:p>
      <text:p text:style-name="P486">– <text:span text:style-name="T939">Я просто хотел узнать,</text:span>– <text:span text:style-name="T939">Андреас пожимает плечами,</text:span>– <text:span text:style-name="T940">на чём остановились.</text:span></text:p>
      <text:p text:style-name="P487">– <text:span text:style-name="T941">Мог бы меня спросить. Ни на чём не «останавливались».</text:span></text:p>
      <text:p text:style-name="P502"><text:soft-page-break/>Енцин опускается на колени и начинает поднимать увесистое железо заднего борта. <text:span text:style-name="T942">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503">Чвак, чвак, ммм, добрый вечер дамы, красиво получилось это плетение Любика, как голова Мечислава, <text:span text:style-name="T943">могу поспорить они ошалели, как увидали, что пули </text:span><text:span text:style-name="T194">рекошет</text:span><text:span text:style-name="T195">ят</text:span><text:span text:style-name="T194"> </text:span><text:span text:style-name="T193">от неё</text:span><text:span text:style-name="T943">!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193">это</text:span><text:span text:style-name="T943"> тут кто— </text:span></text:p>
      <text:p text:style-name="P504">Это Джозеф Омбигди, вот кто, <text:span text:style-name="T944">предводитель Пустых. Но пока он перестал улыбаться, целых пару секунд, Енцин думал это дух Орутйене. «Говорят ребёнок Окандио тоже убит».</text:span></text:p>
      <text:p text:style-name="P488">– <text:span text:style-name="T946">Зря говорят.</text:span>– <text:span text:style-name="T946">Чвак.</text:span></text:p>
      <text:p text:style-name="P488">– <text:span text:style-name="T946">Она была моей первой попыткой не допустить рождения.</text:span></text:p>
      <text:p text:style-name="P489">– <text:span text:style-name="T946">Тогда ты до смерти заинтересованное лицо,</text:span>– <text:span text:style-name="T947">чвак, чввак. О знает, что это не так, но <text:s/>этот человек его раздражает.</text:span></text:p>
      <text:p text:style-name="P490">– <text:span text:style-name="T948">Самоубийство это свобода доступная даже самым приниженным. Но ты отказал бы в этой свободе людям.</text:span></text:p>
      <text:p text:style-name="P491">– <text:span text:style-name="T949">Хватит идеологии. Скажи-ка лучше, когда твой друг Оуруру собирается выкатить генератор ЖК. Или меня ждёт милый сюрприз в Гамбурге.</text:span></text:p>
      <text:p text:style-name="P492">– <text:span text:style-name="T950">Хорошо, хватит идеологии. Ты бы отказал своему народу в свободе, которая <text:s/></text:span><text:span text:style-name="T196">тебя</text:span><text:span text:style-name="T950"> даже есть, Оберст Нгуарореруе.</text:span>– <text:span text:style-name="T951">Опять улыбается как призрак человека погибшего этой ночью. Выискивает место, прощупывает что? Что? Хочет сказать этим </text:span><text:span text:style-name="T197">что,</text:span><text:span text:style-name="T951"> Оберст? Пока не видит усталость в лице Енцина и понимает, что это не подвох. </text:span>– <text:span text:style-name="T952">Свобода, которую ты скоро можешь получить. Я слышу как душа твоя говорит во сне. Я знаю тебя как никто.</text:span></text:p>
      <text:p text:style-name="P505">Чвак, чвак, о я должен дать ему список <text:span text:style-name="T953">вахт</text:span>, не так ли. <text:span text:style-name="T954">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198">передаётся</text:span><text:span text:style-name="T954">, когда на вахте люди Омбинди… связь на частоте командования переходом ведётся морзянкой, точками и тире—не выдать и одного голоса. Но </text:span><text:soft-page-break/><text:span text:style-name="T954">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506">Остальные, кто всю дорогу думали <text:span text:style-name="T955">пойдёт ли Енцин </text:span><text:span text:style-name="T199">вообще</text:span><text:span text:style-name="T955">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507">Толстый малыш Людвиг белый светлячок в тумане. <text:span text:style-name="T956">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507"><draw:frame draw:style-name="fr1" draw:name="Image12" text:anchor-type="paragraph" svg:width="6.9252in" svg:height="0.3661in" draw:z-index="4"><draw:image xlink:href="Pictures/1000000000000B720000009B428C9716555D8079.png" xlink:type="simple" xlink:show="embed" xlink:actuate="onLoad" loext:mime-type="image/png"/></draw:frame></text:p>
      <text:p text:style-name="P508">Это мост над потоком. Очень редко кто-нибудь проезжает <text:span text:style-name="T957">над головой</text:span>. <text:span text:style-name="T958">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200">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959">.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201">Хороший рисунок! Закончи!</text:span><text:span text:style-name="T959"> А под этим, другим почерком, </text:span><text:span text:style-name="T201">Он ЗАКОНЧЕН, ты, придурок. И ты тоже.</text:span><text:span text:style-name="T959"> Рядом, на Немецком, </text:span><text:span text:style-name="T201">Я любил тебя Лизель всем своим сердцем</text:span><text:span text:style-name="T959">—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201">RAT</text:span><text:span text:style-name="T959">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509">Он сидит над потоком, не удручённый, не упокоенный, просто ждёт. <text:span text:style-name="T960">Пассивный соленоид в ожидании подключения. На её шаг, олова его подымается и он видит её. Она первое существо с 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202">его</text:span><text:span text:style-name="T960"> глаза, Восточные и плывучие, хотя они были всего лишь прочерчены по глине её длинным ногтем, было таким:</text:span></text:p>
      <text:p text:style-name="P510">Пусть он будет слеп теперь ко всем кроме меня. <text:span text:style-name="T961">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511">Секрет в сосредоточенности. <text:span text:style-name="T962">Она отрешает всё прочее: луну, ветер в можжевельниках, диких псов, что бродят посреди ночи. Она прикипает к воспоминанию Чичерина и его уклончивым </text:span><text:soft-page-break/><text:span text:style-name="T962">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512">Позже она разламывает кусок волшебного хлеба пополам и съедает одну часть. Другая для Чичерина. </text:p>
      <text:p text:style-name="P513">Он принимает сейчас этот хлеб. Поток течёт. <text:span text:style-name="T963">Щ</text:span>ебеч<text:span text:style-name="T963">е</text:span>т <text:span text:style-name="T963">птица</text:span>. <text:s/></text:p>
      <text:p text:style-name="P514">Ближе к ночи , <text:span text:style-name="T964">л</text:span>юбовники лежат голыми <text:span text:style-name="T964">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515">Это магия. <text:span text:style-name="T965">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515"><draw:frame draw:style-name="fr1" draw:name="Image13" text:anchor-type="paragraph" svg:width="6.9252in" svg:height="0.3661in" draw:z-index="5"><draw:image xlink:href="Pictures/1000000000000B720000009B428C9716555D8079.png" xlink:type="simple" xlink:show="embed" xlink:actuate="onLoad" loext:mime-type="image/png"/></draw:frame></text:p>
      <text:p text:style-name="P516">Нынче ород до того вырос в высоту, что лифты оснащены для долгого пути, <text:span text:style-name="T966">с залами внутри: набивные кресла и скамьи, бары лёгкой закуски, газетные киоски, где моешь пролистать целый номер журнала </text:span><text:span text:style-name="T203">Life</text:span><text:span text:style-name="T966">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203">аххх</text:span><text:span text:style-name="T966">!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203">форма</text:span><text:span text:style-name="T966"> другая?» «Ага, и после как пройдём </text:span><text:soft-page-break/><text:span text:style-name="T966">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203">занятых</text:span><text:span text:style-name="T966">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дамочки запрятали чертежи SG-1 . . . что значит </text:span><text:span text:style-name="T203">Полевая Служба</text:span><text:span text:style-name="T966">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203">Der Veld</text:span><text:span text:style-name="T966">).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517"/>
      <text:p text:style-name="P556">Но горше, чем Мамины слёзы,</text:p>
      <text:p text:style-name="P556">Порка от Мамки моей...</text:p>
      <text:p text:style-name="P334"/>
      <text:p text:style-name="P343">с прекрасно скоординированным покручиванием затем каждой парой половинок зада <text:span text:style-name="T967">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255">– <text:span text:style-name="T968">Невозможно разве,</text:span>– <text:span text:style-name="T968">шепчет Танац,</text:span>– <text:span text:style-name="T968">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344">Людвиг отводит свой довольно жирный зад под рукой Танаца. У обоих имеются периметры, которые им не положено пересекать. <text:span text:style-name="T969">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256">– <text:span text:style-name="T970">Кто это сказал?</text:span></text:p>
      <text:p text:style-name="P257">– <text:span text:style-name="T970">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204">такого</text:span><text:span text:style-name="T970">?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204">любого</text:span><text:span text:style-name="T970"> вида. Ей 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345">Это Садо-анархизм, <text:span text:style-name="T971">и Танац его ведущий теоретик в Зоне в наши дни. </text:span></text:p>
      <text:p text:style-name="P346">Вот и Люнебург Хит, наконец. <text:span text:style-name="T972">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text:span><text:soft-page-break/><text:span text:style-name="T972">предварительном просмотре гравитационного обвала, Месианского сбора среди рассыпанных искр….</text:span></text:p>
      <text:p text:style-name="P347">Помнишь историю про малыша, который терпеть не мо<text:span text:style-name="T973">жет</text:span> креплах? <text:span text:style-name="T974">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205">готовите</text:span><text:span text:style-name="T974"> креплах, чтоб перестал бояться». Дома, к Матери на кухню «Сейчас»,– грит Мать, «приготовлю 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205">креплах</text:span><text:span text:style-name="T974">!»</text:span></text:p>
      <text:p text:style-name="P348">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975">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206">на сборке его времени</text:span><text:span text:style-name="T975">—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258">– <text:span text:style-name="T976">Никогда не было никакого Д-ра Джамфа,</text:span>– <text:span text:style-name="T976">выразил своё мнение всемирно известный аналитик Мики Вакстри-Вакстри,</text:span>– <text:span text:style-name="T977">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259">– <text:span text:style-name="T978">Эти ранние Американцы, по своему, были захватывающей комбинацией незрелого поэта и психического калеки….</text:span></text:p>
      <text:p text:style-name="P260">– <text:span text:style-name="T979">Нас никогда не интересовал Слотроп </text:span><text:span text:style-name="T207">qua</text:span><text:span text:style-name="T979"> Слотроп,</text:span>– <text:span text:style-name="T980">представитель Противодействия признал едавно в интервью для </text:span><text:span text:style-name="T208">Журнал Уолл-Стрит</text:span><text:span text:style-name="T980">.</text:span></text:p>
      <text:p text:style-name="P349">Интервьюер: Вы имеете ввиду, стало быть, что он был скорее точкой объединения.</text:p>
      <text:p text:style-name="P350">Представитель: Нет, даже и не это. <text:span text:style-name="T981">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text:span><text:soft-page-break/><text:span text:style-name="T981">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209">в точности</text:span><text:span text:style-name="T981">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209">тогда</text:span><text:span text:style-name="T981">—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360">Мы пили кровь наших врагов. Кровь наших друзей мы лелеяли.]</text:p>
      <text:p text:style-name="P350"/>
      <text:p text:style-name="P549">Экспонат Т-1706.31, Фрагмент Нижней Рубахи, Принадлежность Флота США, <text:span text:style-name="T982">с коричневым пятном, предположительно крови, от низа слева к верху справа.</text:span></text:p>
      <text:p text:style-name="P334"/>
      <text:p text:style-name="P351">Не включён в Книгу Памятных Вещей в данном примечании. Кусок ткани был дан Слотропу Моряком Бодвайном, однажды ночью в Баре Чикаго. <text:span text:style-name="T983">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351"/>
      <text:p text:style-name="P550">На прошлой неделе я бросил тортом в чью-то Маму,</text:p>
      <text:p text:style-name="P550">На прошлой недели устроил гулянку себе по уму,</text:p>
      <text:p text:style-name="P550">Последнее, что помню, <text:span text:style-name="T984">6:02 верезжал над моей головой,</text:span></text:p>
      <text:p text:style-name="P551">А мож<text:span text:style-name="T475">’ </text:span>то был<text:span text:style-name="T475">’ </text:span>уж<text:span text:style-name="T475">’ </text:span>11:59…</text:p>
      <text:p text:style-name="P551"/>
      <text:p text:style-name="P552">[Припев]:</text:p>
      <text:p text:style-name="P552"/>
      <text:p text:style-name="P552">Слишком много закрытых на цепь оград вечерами,</text:p>
      <text:p text:style-name="P552">Слишком много людей дрожат по<text:span text:style-name="T985">д</text:span> дождём,</text:p>
      <text:p text:style-name="P553">Мне сказали, ты всё же заводишь ребёнка,</text:p>
      <text:p text:style-name="P554">И вряд ли когда я останусь с тобою вдвоём.</text:p>
      <text:p text:style-name="P554">Иногда мне охота обратно на север,</text:p>
      <text:p text:style-name="P554"><text:soft-page-break/>Иногда на восток мне охота проведать родню…</text:p>
      <text:p text:style-name="P555">Порой я уверен, что мог бы почти быть счастливым</text:p>
      <text:p text:style-name="P555">Если б знал, ты меня вспоминаешь, хоть раз на дню….</text:p>
      <text:p text:style-name="P334"/>
      <text:p text:style-name="P352">У Бодвайна есть пищик-сирена, типа тех ради которых ребятишки отправляют крышки от коробок с кашей, ловко вставленный в его жопу, <text:span text:style-name="T986">так что он может запускать его всякий раз пёрднув с определённой магнитудой. Он здорово наловчился перемежать свою музыку этими 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353">Уличные пострелята заняты Рутиной Работящего Эльфа, <text:span text:style-name="T987">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210">Но кто-то же должен держать, не может же это случиться со всеми нами—нет, это было бы уже чересчур...Ракетмэн, Ракетмэн. Бедный ты долбоёб.</text:span></text:p>
      <text:p text:style-name="P261">– <text:span text:style-name="T988">Слушай сюда. Я хочу чтоб ты взял это. Понимаешь? Это тебе.</text:span></text:p>
      <text:p text:style-name="P354">А он вообще может слышать? Может видеть эту тряпку, это пятно?</text:p>
      <text:p text:style-name="P262">– <text:span text:style-name="T989">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211">все</text:span><text:span text:style-name="T989">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211">что-то ещё</text:span><text:span text:style-name="T989">. Что-то <text:s/>должно быть мне нужное… поэтому я отдаю это тебе. Окей? Это кровь Дилинджера тут. Была ещё тёплой когда я собирал. 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211">думал</text:span><text:span text:style-name="T989">, раз это ему не мешало? А и не важно почему мы это делаем, тоже. Роки? Да не нужны нам резонные основания, а просто лишь та </text:span><text:span text:style-name="T211">милость</text:span><text:span text:style-name="T989">. Физическая милость чтоб всё срабатывало. Храбрость, мозги, конечно, Окей, но без той милости? Забудь и думать. Ты когда-нибудь</text:span>—<text:span text:style-name="T990">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355"><text:soft-page-break/>Это не стало последней их встречей, но впоследствии рядом всегда <text:span text:style-name="T991">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text:s/>пыль аспирина с завода Байер. Люди вдыхают её и становятся <text:s/>присмиревшими.</text:span></text:p>
      <text:p text:style-name="P356">Они оба чувствуют её отсутствие. <text:span text:style-name="T992">Бодайн вскоре обнаруживает, что его характерно наглый смех, </text:span><text:span text:style-name="T212">хйех, хйех,</text:span><text:span text:style-name="T992"> стал более Немецким, </text:span><text:span text:style-name="T212">тйахц, тйахц</text:span><text:span text:style-name="T992">.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357">Свет в небе натянутый и чистый, в точности ириска после двух первых вытяжек. </text:p>
      <text:p text:style-name="P263">– <text:span text:style-name="T993">Умереть странной смертью,</text:span>– <text:span text:style-name="T994">Гость Слотропа мог к тому времени нацарапать строки углём на стене, голосами в трубе, людскими созданиями на дороге,</text:span>– <text:span text:style-name="T995">цель жизни в том, чтобы умереть странной смертью. Сделать так, что </text:span><text:span text:style-name="T213">как бы она ни нашла тебя</text:span><text:span text:style-name="T995">, нашла бы тебя при очень странных обстоятельствах. Такою жить жизнью….</text:span></text:p>
      <text:p text:style-name="P334"/>
      <text:p text:style-name="P358">Экспонат Т-1729.06, Бутылка содержащая 7 кс Майского вина. Анализ <text:span text:style-name="T996">показывает наличие сушёного ясменника, лимонной и апельсиновой кожуры.</text:span></text:p>
      <text:p text:style-name="P358"/>
      <text:p text:style-name="P359">Веточки ясменника, известного также как Хозяин Лесов, носили ранние воины Тевтоны. Он даёт успех в битве. <text:span text:style-name="T997">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361">Теперь тут только лишь <text:span text:style-name="T998">раскосый кошачий глаз заката <text:s/></text:span>остался <text:span text:style-name="T998">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214">Maitrinke</text:span><text:span text:style-name="T998">,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362"><text:soft-page-break/>Пусть шеренга <text:span text:style-name="T999">х</text:span>ора выступит героически: <text:span text:style-name="T999">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text:span text:style-name="T215">вино</text:span><text:span text:style-name="T999">.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426"><text:span text:style-name="T319">Винная поспешность: винная поспешность смеётся над притяжением, оказываешься под потолком лифта, </text:span><text:span text:style-name="T320">что взмывает </text:span><text:span text:style-name="T238">вверх</text:span><text:span text:style-name="T320"> и уже никак не опуститься. </text:span><text:span text:style-name="T321">Ты разделяешься надвое, на Двух основных, и каждому «я» известно про друго</text:span><text:span text:style-name="T322">е.</text:span></text:p>
      <text:p text:style-name="P371"/>
      <text:p text:style-name="P448"><text:span text:style-name="T322">О</text:span><text:span text:style-name="T318">ккупация Мингборо</text:span></text:p>
      <text:p text:style-name="P363">Грузовики катят подгору, где шоссе Штата сужается, примерно в три часа дня. <text:span text:style-name="T1000">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школьные чернильницы Хоганом-младшим. Всё так и будет, оккупация там или нет, с или без дяди Тайрона.</text:span></text:p>
      <text:p text:style-name="P364">Дождя в воздухе прибывает. <text:span text:style-name="T1001">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text:span><text:soft-page-break/><text:span text:style-name="T1001">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365">Но тут оккупация. Возможно уже запретили детям <text:span text:style-name="T1002">срезать напрямик, как и передвижения взрослых. Может уже слишком поздно идти домой.</text:span></text:p>
      <text:p text:style-name="P365"/>
      <text:p text:style-name="P449">Опять в Der Platz</text:p>
      <text:p text:style-name="P366">Густав и Андрэ вернулись из Коксэвена, свинтили мембранодержатель и мембрану из казу <text:span text:style-name="T1003">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216">казу</text:span><text:span text:style-name="T1003">!</text:span></text:p>
      <text:p text:style-name="P368">Ага, ещё одна странная вещь у казу: поворотная резьба над мембраной в точности такая же как у <text:span text:style-name="T1004">патрона </text:span>электролампочки. <text:span text:style-name="T1005">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217">казу</text:span><text:span text:style-name="T1005">. Ха! Ха! Ха! </text:span><text:span text:style-name="T217">Schadenfreude</text:span><text:span text:style-name="T1005">, хуже чем затяжной луковый пердёж, заполоняет комнату.</text:span></text:p>
      <text:p text:style-name="P369">Но <text:s/>лампочка Густава<text:span text:style-name="T323">—</text:span>никто иной как наш друг Байрон<text:span text:style-name="T323">—</text:span>хочет сказать нет, <text:span text:style-name="T1006">это вовсе не так, это Казу провозглашает братство со всеми пойманными и угнетёнными электролампами…. </text:span></text:p>
      <text:p text:style-name="P367"><text:s/><text:span text:style-name="T1007">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218">Новый Наркотик</text:span><text:span text:style-name="T1007">,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218">тебя</text:span><text:span text:style-name="T1007">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367"/>
      <text:p text:style-name="P370">ГЕРХАРДТ ФОН ГЁЛЬ АМИТАЛ-НАТРИЕВЫЙ МУДАК!</text:p>
      <text:p text:style-name="P366"/>
      <text:p text:style-name="P372">А вот он и сам, <text:span text:style-name="T1008">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text:span><text:soft-page-break/><text:span text:style-name="T1008">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372"/>
      <text:p text:style-name="P450">Таро Вайсмана</text:p>
      <text:p text:style-name="P373">Таро Вайсмана лучше, чем у Слотропа. <text:span text:style-name="T1009">Вот настоящие карты, в точной последовательности как они вышли.</text:span></text:p>
      <text:p text:style-name="P374">Сигнификатор: <text:s/>Рыцарь Мечей</text:p>
      <text:p text:style-name="P374">Покрыт: Башней</text:p>
      <text:p text:style-name="P374">Прекрещен: Королевой Мечей</text:p>
      <text:p text:style-name="P374">Венчание: Король Кубков</text:p>
      <text:p text:style-name="P374">Под: Тузом Мечей</text:p>
      <text:p text:style-name="P374">Впереди: 4 Мечей</text:p>
      <text:p text:style-name="P374">Позади: 4 Пентаклов</text:p>
      <text:p text:style-name="P374">Сам: Паж Пентаклов</text:p>
      <text:p text:style-name="P375">Дом: 8 Кубков</text:p>
      <text:p text:style-name="P375">Надежды и Страхи: 2 Мечей</text:p>
      <text:p text:style-name="P376">Что Выйдет: Весь Мир</text:p>
      <text:p text:style-name="P377">Он является сперва в сапогах и знаках различия верхом на чёрной лошади в скачке, что ни он ни конь не могут контролировать, <text:span text:style-name="T1010">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378">Он отец, которого тебе никогда не удастся убить до конца. <text:span text:style-name="T1011">Эдипова ситуация в Зоне нынче просто ужасна. Никакого благородства. Матери омужичились до состояния старых потёртых 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219">они </text:span><text:span text:style-name="T1012">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text:span><text:soft-page-break/><text:span text:style-name="T1012">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425">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ереси: система, которая, по своей природе, должна рано или поздно пасть. Теперь мы знает также что это ещё и Ракета.</text:p>
      <text:p text:style-name="P379">Члены Ордена Золот<text:span text:style-name="T1015">ист</text:span>ого Рассвета считают, <text:span text:style-name="T1013">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380">На Древе Жизни каббалистов, <text:span text:style-name="T1014">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381">Но каждая из Сфирот преследуется соответствующим ей <text:span text:style-name="T1016">демоном или </text:span>Клипотом. <text:span text:style-name="T1017">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220">лучше</text:span><text:span text:style-name="T1017"> задумайтесь </text:span><text:span text:style-name="T220">по второму разу</text:span><text:span text:style-name="T1017">!). Вороны Смерти отведали теперь Отравы Господа… но в дозах достаточно малых, чтобы не окачурится а поиметь, как от </text:span><text:span text:style-name="T220">Amanita muscaria</text:span><text:span text:style-name="T1017">, весьма необычное состояние ума…. Они не имеют официального наименования, но именно они демоны покровители Ракеты.</text:span></text:p>
      <text:p text:style-name="P382">Вайсман перекрещён Королевой его масти. <text:span text:style-name="T1018">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383">Сам же, каким Мир его видит: обучающийся наукам юный Паж <text:span text:style-name="T1019">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text:span><text:soft-page-break/><text:span text:style-name="T1019">наверняка Енцин в молодости. А Вайсман может наконец, таким ограниченным способом доски объявлений, стал тем, что он любил сперва. </text:span></text:p>
      <text:p text:style-name="P384">Король Кубков, венчающий его надежды, <text:span text:style-name="T1020">светловолосый король-интеллектуал.</text:span></text:p>
      <text:p text:style-name="P385">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1021">Он почти наверняка там и будет. <text:s/>Ищите повыше, а не внизу. Его будущая карта, карта о том, что будет, это Мир.</text:span></text:p>
      <text:p text:style-name="P385"/>
      <text:p text:style-name="P455">Последняя зелень с Лиловым</text:p>
      <text:p text:style-name="P398">Хит зарастает зелёным с лиловым во всех направлениях, земля и вереск, во <text:s/>всех направлениях, старятсяtoken intellectuals</text:p>
      <text:p text:style-name="P398">Нет. То было весной.</text:p>
      <text:p text:style-name="P398"/>
      <text:p text:style-name="P456">Конь</text:p>
      <text:p text:style-name="P386">В поле, вне поляны и деревьев, последний конь стоит, потускнелый до серебряно-серо<text:span text:style-name="T1022">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387">Теперь та жертва стала политическим актом, <text:span text:style-name="T1023">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387"/>
      <text:p text:style-name="P451">Исаак</text:p>
      <text:p text:style-name="P388">В одной из Агадских легенд из 4-го примерно столетия <text:span text:style-name="T1024">говорится, что </text:span>Исаак, <text:span text:style-name="T1024">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389">Другой путь тёмен и женственен, пассивный, <text:span text:style-name="T1025">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389"><text:soft-page-break/></text:p>
      <text:p text:style-name="P452">Пред-Старт</text:p>
      <text:p text:style-name="P390">Гигантская белая муха: <text:span text:style-name="T1026">стоячий член жужжит в белом кружеве, в свернувшейся кров</text:span><text:span text:style-name="T13">и́</text:span><text:span text:style-name="T1026"> или сперме. Его гладкие ступни, связаны вместе, в белых атласных тапочках с белыми бантиками. Его красные соск</text:span><text:span text:style-name="T13">и́</text:span><text:span text:style-name="T1026">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391"><text:span text:style-name="T1027">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221">Liebchen</text:span><text:span text:style-name="T1027">.</text:span></text:p>
      <text:p text:style-name="P334"/>
      <text:p text:style-name="P453">Конструкция</text:p>
      <text:p text:style-name="P392">Ему уделили оконце искусственного сапфира <text:span text:style-name="T1028">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393">Часть испаряемого кислорода направлена через Imipolex саван Готфрида. <text:span text:style-name="T1029">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393"/>
      <text:p text:style-name="P454">Музыка Погони</text:p>
      <text:p text:style-name="P394">И наконец-то, после выдающейся карьеры восклицаний, «Боже мой, мы опоздали!», <text:span text:style-name="T1030">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222">слишком</text:span><text:span text:style-name="T1030"> поздно.</text:span></text:p>
      <text:p text:style-name="P395">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1031">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396"><text:soft-page-break/>Субмаринер и его многоязычная банда напорятся на неполадки с батареей. <text:span text:style-name="T1032">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397">«<text:span text:style-name="T1033">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223">Daily Planet</text:span><text:span text:style-name="T1033">. </text:span><text:span text:style-name="T223">Да Джимми, должно быть </text:span><text:span text:style-name="T224">в</text:span><text:span text:style-name="T223"> тот день как я столкнулся с той непонятностью, те пара секунд абсолютной загадки… ты знаешь, Джимми, время—время странная штука</text:span><text:span text:style-name="T1033">….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399">В эти дни он понимает, что ему просто не хватает собак. <text:span text:style-name="T1034">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400">Да, что ж, он экс-учёный теперь, <text:s/><text:span text:style-name="T1035">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400"/>
      <text:p text:style-name="P457">Обратный Отсчёт</text:p>
      <text:p text:style-name="P401">Обратный отсчёт каким мы его знаем, 10-9-8-u.s.w., был изобретён Фрицем Лангом в 1929 для Ufa фильма <text:span text:style-name="T82">Die Frau im Mond</text:span>. <text:span text:style-name="T1036">Он вставил его в сцену пуска для нагнетания напряжённости. «Это ещё один из моих чёртовых ‘туше’»,– сказал Фриц Ланг. </text:span></text:p>
      <text:p text:style-name="P264">– <text:span text:style-name="T1037">В момент Творения,</text:span>– <text:span text:style-name="T1037">поясняет представитель Каббалистов Стив Эдельман,</text:span>– <text:span text:style-name="T1037">Бог послал пульс энергии в пустоту. Тот вскоре разделился и рассортировался в десять различных сфер или 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265">– <text:span text:style-name="T1038">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266"><text:soft-page-break/>– <text:span text:style-name="T1039">Некоторые Сефироты активны, или мужские, другие пассивны, или женские, но само Древо является единством коренящимся точно в </text:span><text:span text:style-name="T225">Bodenplatte</text:span><text:span text:style-name="T1039">. Это ось определённой Земли, нового рапределения, призванного к жизни Великим Пламенем.</text:span></text:p>
      <text:p text:style-name="P267">– <text:span text:style-name="T1040">Но с новой осью, с Землёй крутящейся по-новому,</text:span>– <text:s/><text:span text:style-name="T1040">доходит посетителю,</text:span>– <text:span text:style-name="T1040">что происходит с астрологией?</text:span></text:p>
      <text:p text:style-name="P268">– <text:span text:style-name="T1041">Знаки меняются, идиот,</text:span>– <text:span text:style-name="T1041">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1042">сирена на улице, реактивный самолёт рокочет на холостом ходу</text:span>—<text:span text:style-name="T1043">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269">– <text:span text:style-name="T1044">Вот,</text:span>– <text:span text:style-name="T1044">вскидывает увесистую проксеренную кипу,</text:span>– <text:span text:style-name="T1045">Эфемерис. Основано на новой ротации.</text:span></text:p>
      <text:p text:style-name="P270">– <text:span text:style-name="T1046">Вы имеете ввиду кто-то действительно нашёл </text:span><text:span text:style-name="T226">Bodenplatte</text:span><text:span text:style-name="T1046">? Полюс?</text:span></text:p>
      <text:p text:style-name="P271">– <text:span text:style-name="T1047">Сама дельта-т. Это публиковалось, естественно. Находка «экспедиции Кайзербарт».</text:span></text:p>
      <text:p text:style-name="P402">Псевдоним по всей видимости, всем известно, что Кайзер брил бороду.</text:p>
      <text:p text:style-name="P402"/>
      <text:p text:style-name="P458">Настро<text:span text:style-name="T1048">йка</text:span> в Апполонскую Мечту...</text:p>
      <text:p text:style-name="P403">Когда что-то реальное <text:span text:style-name="T1050">в</text:span>от-вот произойдёт с тобой, <text:span text:style-name="T1049">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403"/>
      <text:p text:style-name="P404">Тут в хвостовой секции 00000, <text:span text:style-name="T1051">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text:span></text:p>
      <text:p text:style-name="P405">День снаружи холоден, <text:span text:style-name="T1052">а</text:span> жертв<text:span text:style-name="T1052">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406">Микрофонные переговоры бубнят в его подключённое ухо. <text:span text:style-name="T1053">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407">Мягкий запах Imipolex<text:span text:style-name="T475">’</text:span>а, окутывающего его полностью, знаком ему. Его не пугает этот запах. <text:span text:style-name="T1054">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407"/>
      <text:p text:style-name="P459">Орфей Опускает Арфу</text:p>
      <text:p text:style-name="P408">Лос-Анжелос (ПНС)<text:span text:style-name="T323">—Ричард М. Жлаб, ночной менедер Театра Орфей на Мельроуз, выступил против того, что он называет «безответсвенным употреблением гармоники». Или, собственно, </text:span><text:soft-page-break/><text:span text:style-name="T323">«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409"><text:span text:style-name="T323">– </text:span>Это продолжается с нашего Фестиваля Фильмов Бенгта Экерота / Марии Сазарес,<text:span text:style-name="T323">– </text:span>жалуется Жлаб, <text:span text:style-name="T1055">которому под пятьдесят, жировые складки под лицом в постоянной пятичасовой щетине (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274">–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410">Менеджер Жлаб слегка морщится: «<text:span text:style-name="T1056">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411">Упомянутый им случай всё ещё слушается. Стив Эдельман, бизнесмен из Голливуда, <text:span text:style-name="T1057">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272">– <text:span text:style-name="T1058">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273"><text:span text:style-name="T1059">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1060">Но трудно всё внимание целиком удерживать на Менеджере Жлабе. <text:s/>Автострада Санта Моника традиционно является сценой всех форм немыслимых 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227">казу</text:span><text:span text:style-name="T1060">, в полном неуважении к Запретам.</text:span></text:p>
      <text:p text:style-name="P275">– <text:span text:style-name="T1061">Расслабься,</text:span>– <text:span text:style-name="T1061">в глазах Менеджера характерный блеск,</text:span>– <text:span text:style-name="T1061">найдётся хорошо охраняемый дом для им всем, в </text:span><text:span text:style-name="T12">О́</text:span><text:span text:style-name="T1061">круге Орандж. Как раз возле Диснейленда,</text:span>– <text:span text:style-name="T1062">тут делает паузу, в точности как комик в ночном клубе, совсем один в своём дегтярном круге, белом как мел ужасе.</text:span></text:p>
      <text:p text:style-name="P276"><text:span text:style-name="T1063">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1064">у, да ладно</text:span>—<text:span text:style-name="T1065">БОРЬБА С ОГНЁМ (ОБЫЧНЫМ), БОРЬБА С ОГНЁМ (ЯДЕРНЫМ), БОРЬБА С ОГНЁМ (ВЕЖЛИВО), СОБОРНАЯ АКУСТИКА….</text:span></text:p>
      <text:p text:style-name="P277"><text:soft-page-break/>– <text:span text:style-name="T1066">Нам приходится в общении пользоваться </text:span><text:span text:style-name="T228">определённым</text:span><text:span text:style-name="T1066"> кодом,</text:span>– <text:span text:style-name="T1067">продолжает Менедер.</text:span>– <text:span text:style-name="T1068">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229">какой-то</text:span><text:span text:style-name="T1068"> шанс. Не можем же мы отнимать у них надежду, верно?</text:span></text:p>
      <text:p text:style-name="P412">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1069">На кажом ветровом стекле и заднем окне светящаяся оранжевая полоса, что прочитывается как ПОХОРОНЫ.</text:span></text:p>
      <text:p text:style-name="P413">Менеджер сейчас сопит. «<text:span text:style-name="T1070">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278">– <text:span text:style-name="T1071">У меня есть фантазия о том, как я умру. Думаю, что </text:span><text:span text:style-name="T230">они</text:span><text:span text:style-name="T1071">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414">Мчась по Голливуд Автостраде, между таинственным прицепом под брезентом и цистерной жидкого водорода гладкой как торпеда, <text:span text:style-name="T1072">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415">Обшитые жестью грузовики общественн<text:span text:style-name="T1074">ых</text:span> питания крест-накрест после полудня. <text:span text:style-name="T1073">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416">Звук сирен застаёт тебя врасплох. <text:span text:style-name="T1075">Жлаб смотрит резко в своё зеркало: «Ты не выдерживаешь, нет?»</text:span></text:p>
      <text:p text:style-name="P417">Но звук мощнее, чем у полиции. <text:span text:style-name="T1076">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279">– <text:span text:style-name="T1077">Не думаю, что это полицейская сирена.</text:span>– <text:span text:style-name="T1077">Твоё нутро схватило спазмой, ты тянешься к ручке настройки АМ радио.</text:span>– <text:span text:style-name="T231">Я</text:span><text:span text:style-name="T1078"> </text:span><text:span text:style-name="T231">не думаю</text:span>—</text:p>
      <text:p text:style-name="P408"/>
      <text:p text:style-name="P460">Поляна</text:p>
      <text:p text:style-name="P280">– Räumen,– <text:span text:style-name="T1079">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что всё как надо. Затем он поворачивается и шагает, с размеренной скоростью, к машине управления пуском. </text:span></text:p>
      <text:p text:style-name="P336"><text:span text:style-name="T323">– </text:span><text:span text:style-name="T82">Steuerung klar</text:span>?<text:span text:style-name="T323">– спрашивает он парня за панелью направления.</text:span></text:p>
      <text:p text:style-name="P281">– <text:span text:style-name="T82">Ist klar</text:span>.– <text:span text:style-name="T1080">в огоньках от панели лицо Макса твёрдое, упрямое золото.</text:span></text:p>
      <text:p text:style-name="P282">– <text:span text:style-name="T82">Treibwerk klar?</text:span></text:p>
      <text:p text:style-name="P337"><text:span text:style-name="T323">– </text:span><text:span text:style-name="T82">Ist klar</text:span>,<text:span text:style-name="T323">– от Морица от панели двигателя ракеты. В микрофон висящий у него на шее, он передаёт в <text:s/>Комнату Управления,– </text:span><text:span text:style-name="T83"><text:s/>Luftlage klar</text:span><text:span text:style-name="T323">.</text:span></text:p>
      <text:p text:style-name="P337"><text:soft-page-break/><text:span text:style-name="T323">– </text:span><text:span text:style-name="T82">Schlüssel auf</text:span><text:span text:style-name="T317"> schiessen</text:span>,<text:span text:style-name="T323">– приказывает Блисеро.</text:span></text:p>
      <text:p text:style-name="P418">Мориц поворачивает главный ключ на ПУСК: «<text:span text:style-name="T82">Schlüssel steht auf </text:span><text:span text:style-name="T317">schiessen</text:span><text:span text:style-name="T316">».</text:span> </text:p>
      <text:p text:style-name="P427">Klar.</text:p>
      <text:p text:style-name="P419">Здесь полагаются затяжные драматические паузы. <text:span text:style-name="T1081">Голова Вайсмана должна переполняться последними картинами сливочных ягодиц стиснутых страхом (не обосрался, </text:span><text:span text:style-name="T232">Liebchen</text:span><text:span text:style-name="T1081">?)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420"><text:span text:style-name="T323">– </text:span><text:span text:style-name="T82">Durchschalten</text:span>.<text:span text:style-name="T323">– голос Блисеро спокоен и ровен.</text:span></text:p>
      <text:p text:style-name="P283">– <text:span text:style-name="T82">Luftlage klar</text:span>,– <text:span text:style-name="T1082">откликается Макс от панели направления.</text:span></text:p>
      <text:p text:style-name="P421">Мориц нажимает кнопку с пометкой <text:span text:style-name="T317">vorstufe</text:span><text:span text:style-name="T316">: «</text:span><text:span text:style-name="T2">Ist durchgeschaltet</text:span><text:span text:style-name="T316">».</text:span></text:p>
      <text:p text:style-name="P465">Пауза в 15 секунд пока кислородный бак набирает давление. </text:p>
      <text:p text:style-name="P465"><text:span text:style-name="T1083">Свет вспыхивает на панели Морица.</text:span> </text:p>
      <text:p text:style-name="P427">Entlüftung. «Beluftung klar».</text:p>
      <text:p text:style-name="P428"><text:span text:style-name="T239">Загорается лампа зажигания: </text:span>Zundung. “Zundung klar. </text:p>
      <text:p text:style-name="P422">Затем, <text:span text:style-name="T82">«Vorstufe klar.» Vorstufe</text:span> <text:span text:style-name="T1084">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233">Hauptstufe</text:span><text:span text:style-name="T1084">.</text:span></text:p>
      <text:p text:style-name="P423">Блисеро мастер. Он с самого начала научился впадать в транс, ожидая миг <text:span text:style-name="T1085">озарения, который всегда приходит. Он никогд не говорил об этом вслух. </text:span></text:p>
      <text:p text:style-name="P429"><text:span text:style-name="T323">– </text:span>Hauptstufe.</text:p>
      <text:p text:style-name="P424"><text:span text:style-name="T83">– </text:span><text:span text:style-name="T82">Hauptstufe ist gegeben</text:span>.</text:p>
      <text:p text:style-name="P181">Панель задвинута насовсем.</text:p>
      <text:p text:style-name="P182">Два огонька заморгали. «Stecker 1 und 2 gefallen»,<text:span text:style-name="T323">–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182"/>
      <text:p text:style-name="P446">Взлёт</text:p>
      <text:p text:style-name="P183">Этот взлёт будет выдан Гравитации. <text:span text:style-name="T1086">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184">Двигаясь теперь к такому свету где наконец яблоко будет цвета яблока. Нож прорезает яблоко, как нож разрезающий яблоко. <text:span text:style-name="T1087">Всё там где оно есть, ничуть не яснее обычного, но конечно более здесь. Так много должно быть оставлено позади теперь, так быстро. Придавленный вниз-и-к-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234">это сделано </text:span><text:span text:style-name="T235">из</text:span><text:span text:style-name="T234"> пощад</text:span><text:span text:style-name="T235">ы</text:span><text:span text:style-name="T234">, Блисеро хотел, чтобы мне было легче, он знал, что я попытаюсь хвататься—держаться за каждый голос, шум или треск</text:span><text:span text:style-name="T1087">—</text:span></text:p>
      <text:p text:style-name="P185"><text:soft-page-break/>Он думает про их любовь в иллюстрациях для детей в <text:span text:style-name="T1088">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1089">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236">последний раз…</text:span><text:span text:style-name="T1089"> <text:s/>ХВАТАЙСЯ когда уже остановится рёв? </text:span><text:span text:style-name="T236">Brennschluss</text:span><text:span text:style-name="T1089">, когда бывал </text:span><text:span text:style-name="T236">Brennschluss</text:span><text:span text:style-name="T1089">, </text:span><text:span text:style-name="T236">не может чтобы так быстро…</text:span><text:span text:style-name="T1089">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236">Streckefuss</text:span><text:span text:style-name="T1089">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236">бело что</text:span><text:span text:style-name="T1089"> <text:s/>ХВАТАЙСЯ тот пёс был рыжим сеттером, голова последней собаки, добрая псина пришла проводить его </text:span><text:span text:style-name="T236">не могу вспомнить что значит красный</text:span><text:span text:style-name="T1089">, голубь за которым он гонялся был шиферно-сизым, но они оба белые теперь рядом с каналом в ту ночь запах деревьев </text:span><text:span text:style-name="T236">о, я не хочу терять ту ночь</text:span><text:span text:style-name="T1089">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186">Помни всегда.</text:p>
      <text:p text:style-name="P187">Первая звезда висит у него меж ступней.</text:p>
      <text:p text:style-name="P192">Пора<text:span text:style-name="T323">—</text:span></text:p>
      <text:p text:style-name="P86"/>
      <text:p text:style-name="P447">Спуск</text:p>
      <text:p text:style-name="P188">Ритмичное прихлопыванье отдаётся между этих стен, <text:span text:style-name="T1090">которые тверды и блестящи как уголь: Да-</text:span><text:span text:style-name="T237">вай</text:span><text:span text:style-name="T1090">! Начи-</text:span><text:span text:style-name="T237">най</text:span><text:span text:style-name="T1090">! Да-</text:span><text:span text:style-name="T237">вай</text:span><text:span text:style-name="T1090">! Начи-</text:span><text:span text:style-name="T237">най</text:span><text:span text:style-name="T1090">!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237">не звезда</text:span><text:span text:style-name="T1090">,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189">И оно прямо здесь, прямо в этом тёмном и немом кадре, <text:span text:style-name="T1091">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190">Остаётся время, если ищете утешения, приконутьс к сидящему рядом, или дотянуться между своих похолоделых ног.. <text:span text:style-name="T1092">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190"><text:soft-page-break/></text:p>
      <text:p text:style-name="P532">Есть Рука перевернуть время,</text:p>
      <text:p text:style-name="P533"><text:span text:style-name="T1093">Что</text:span> в Стекле <text:span text:style-name="T1093">течёт сегодня,</text:span></text:p>
      <text:p text:style-name="P534">Покуда свет сравнявший Башни</text:p>
      <text:p text:style-name="P535">Найдёт Отринутых всех до одного…</text:p>
      <text:p text:style-name="P536">Пока Всадники спять у каждой из дорог,</text:p>
      <text:p text:style-name="P536">По всей нашей изувеченной Зоне,</text:p>
      <text:p text:style-name="P536">С лицом на каждом горном склоне</text:p>
      <text:p text:style-name="P536">И с Душою в каждом камешке….</text:p>
      <text:p text:style-name="P191">И теперь вместе<text:span text:style-name="T323">—</text:span></text:p>
      <text:p text:style-name="P86"><draw:frame draw:style-name="fr1" draw:name="Image14" text:anchor-type="paragraph" svg:width="6.9252in" svg:height="0.3661in" draw:z-index="6"><draw:image xlink:href="Pictures/1000000000000B720000009B428C9716555D8079.png" xlink:type="simple" xlink:show="embed" xlink:actuate="onLoad" loext:mime-type="image/png"/></draw:frame></text:p>
      <text:p text:style-name="P86"/>
      <text:p text:style-name="P86"/>
      <text:p text:style-name="P86"/>
      <text:p text:style-name="P6">– </text:p>
      <text:p text:style-name="P1">—</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8-03T09:27:02.038303057</dc:date>
    <meta:editing-duration>P30DT6H24M58S</meta:editing-duration>
    <meta:editing-cycles>16057</meta:editing-cycles>
    <meta:generator>LibreOffice/6.1.5.2$Linux_X86_64 LibreOffice_project/10$Build-2</meta:generator>
    <meta:document-statistic meta:table-count="1" meta:image-count="7" meta:object-count="0" meta:page-count="61" meta:paragraph-count="638" meta:word-count="32197" meta:character-count="219476" meta:non-whitespace-character-count="187638"/>
  </office:meta>
</office:document-meta>
</file>